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ans-serif" svg:font-family="Arial, sans-serif" style:font-family-generic="roman" svg:panose-1="0 0 0 0 0 0 0 0 0 0"/>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Times New Roman" fo:font-size="10pt" style:font-size-asian="10pt"/>
    </style:style>
    <style:style style:name="T3" style:parent-style-name="Policepardéfaut" style:family="text">
      <style:text-properties style:font-name="Times New Roman" fo:font-size="10pt" style:font-size-asian="10pt"/>
    </style:style>
    <style:style style:name="T4" style:parent-style-name="Policepardéfaut" style:family="text">
      <style:text-properties style:font-name="Times New Roman" fo:font-size="10pt" style:font-size-asian="10pt"/>
    </style:style>
    <style:style style:name="T5" style:parent-style-name="Policepardéfaut" style:family="text">
      <style:text-properties style:font-name="Times New Roman" fo:font-size="10pt" style:font-size-asian="10pt"/>
    </style:style>
    <style:style style:name="T6" style:parent-style-name="Policepardéfaut" style:family="text">
      <style:text-properties style:font-name="Times New Roman" fo:font-size="10pt" style:font-size-asian="10pt"/>
    </style:style>
    <style:style style:name="T7" style:parent-style-name="Policepardéfaut" style:family="text">
      <style:text-properties style:font-name="Times New Roman" fo:font-size="10pt" style:font-size-asian="10pt"/>
    </style:style>
    <style:style style:name="T8" style:parent-style-name="Policepardéfaut" style:family="text">
      <style:text-properties style:font-name="Times New Roman" fo:font-style="italic" style:font-style-asian="italic" style:font-style-complex="italic" fo:font-size="10pt" style:font-size-asian="10pt"/>
    </style:style>
    <style:style style:name="T9" style:parent-style-name="Policepardéfaut" style:family="text">
      <style:text-properties style:font-name="Times New Roman" fo:font-size="10pt" style:font-size-asian="10pt"/>
    </style:style>
    <style:style style:name="T10" style:parent-style-name="Policepardéfaut" style:family="text">
      <style:text-properties style:font-name="Times New Roman" fo:font-size="10pt" style:font-size-asian="10pt"/>
    </style:style>
    <style:style style:name="T11" style:parent-style-name="Policepardéfaut" style:family="text">
      <style:text-properties style:font-name="Times New Roman" fo:font-size="10pt" style:font-size-asian="10pt"/>
    </style:style>
    <style:style style:name="T12" style:parent-style-name="Policepardéfaut" style:family="text">
      <style:text-properties style:font-name="Times New Roman" fo:font-size="10pt" style:font-size-asian="10pt"/>
    </style:style>
    <style:style style:name="P13" style:parent-style-name="Normal" style:family="paragraph">
      <style:text-properties style:font-name="Times New Roman" fo:font-size="10pt" style:font-size-asian="10pt"/>
    </style:style>
    <style:style style:name="P14" style:parent-style-name="Normal" style:family="paragraph">
      <style:text-properties style:font-name="Times New Roman" fo:font-size="10pt" style:font-size-asian="10pt"/>
    </style:style>
    <style:style style:name="P15" style:parent-style-name="Normal" style:family="paragraph">
      <style:text-properties style:font-name="Times New Roman" fo:font-size="10pt" style:font-size-asian="10pt"/>
    </style:style>
    <style:style style:name="P16" style:parent-style-name="Normal" style:family="paragraph">
      <style:text-properties fo:font-size="11pt" style:font-size-asian="11pt" style:font-size-complex="11pt"/>
    </style:style>
    <style:style style:name="P17" style:parent-style-name="Normal" style:family="paragraph">
      <style:text-properties fo:font-size="11pt" style:font-size-asian="11pt" style:font-size-complex="11pt"/>
    </style:style>
    <style:style style:name="P18" style:parent-style-name="Normal" style:family="paragraph">
      <style:text-properties fo:font-size="11pt" style:font-size-asian="11pt" style:font-size-complex="11pt"/>
    </style:style>
    <style:style style:name="P19" style:parent-style-name="Normal" style:family="paragraph">
      <style:text-properties fo:font-size="11pt" style:font-size-asian="11pt" style:font-size-complex="11pt"/>
    </style:style>
    <style:style style:name="P20" style:parent-style-name="Normal" style:family="paragraph">
      <style:text-properties fo:font-size="11pt" style:font-size-asian="11pt" style:font-size-complex="11pt"/>
    </style:style>
    <style:style style:name="P21" style:parent-style-name="Normal" style:family="paragraph">
      <style:text-properties fo:font-size="11pt" style:font-size-asian="11pt" style:font-size-complex="11pt"/>
    </style:style>
    <style:style style:name="P22" style:parent-style-name="Normal" style:family="paragraph">
      <style:text-properties fo:font-size="11pt" style:font-size-asian="11pt" style:font-size-complex="11pt"/>
    </style:style>
    <style:style style:name="P23" style:parent-style-name="Normal" style:family="paragraph">
      <style:text-properties fo:font-size="11pt" style:font-size-asian="11pt" style:font-size-complex="11pt"/>
    </style:style>
    <style:style style:name="P24" style:parent-style-name="Normal" style:family="paragraph">
      <style:text-properties fo:font-size="11pt" style:font-size-asian="11pt" style:font-size-complex="11pt"/>
    </style:style>
    <style:style style:name="P25" style:parent-style-name="Normal" style:family="paragraph">
      <style:text-properties fo:font-size="11pt" style:font-size-asian="11pt" style:font-size-complex="11pt"/>
    </style:style>
    <style:style style:name="P26" style:parent-style-name="Normal" style:family="paragraph">
      <style:text-properties fo:font-size="11pt" style:font-size-asian="11pt" style:font-size-complex="11pt"/>
    </style:style>
    <style:style style:name="P27" style:parent-style-name="Normal" style:family="paragraph">
      <style:text-properties fo:font-size="11pt" style:font-size-asian="11pt" style:font-size-complex="11pt"/>
    </style:style>
    <style:style style:name="P28" style:parent-style-name="Normal" style:family="paragraph">
      <style:text-properties fo:font-size="11pt" style:font-size-asian="11pt" style:font-size-complex="11pt"/>
    </style:style>
    <style:style style:name="P29" style:parent-style-name="Normal" style:family="paragraph">
      <style:text-properties fo:font-size="11pt" style:font-size-asian="11pt" style:font-size-complex="11pt"/>
    </style:style>
    <style:style style:name="P30" style:parent-style-name="Normal" style:family="paragraph">
      <style:text-properties fo:font-size="11pt" style:font-size-asian="11pt" style:font-size-complex="11pt"/>
    </style:style>
    <style:style style:name="P31" style:parent-style-name="Normal" style:family="paragraph">
      <style:text-properties fo:font-size="11pt" style:font-size-asian="11pt" style:font-size-complex="11pt"/>
    </style:style>
    <style:style style:name="P32" style:parent-style-name="Normal" style:family="paragraph">
      <style:text-properties fo:font-size="11pt" style:font-size-asian="11pt" style:font-size-complex="11pt"/>
    </style:style>
    <style:style style:name="P33" style:parent-style-name="Normal" style:family="paragraph">
      <style:text-properties fo:font-size="11pt" style:font-size-asian="11pt" style:font-size-complex="11pt"/>
    </style:style>
    <style:style style:name="P34" style:parent-style-name="Normal" style:family="paragraph">
      <style:text-properties fo:font-size="11pt" style:font-size-asian="11pt" style:font-size-complex="11pt"/>
    </style:style>
    <style:style style:name="P35" style:parent-style-name="Normal" style:family="paragraph">
      <style:text-properties fo:font-size="11pt" style:font-size-asian="11pt" style:font-size-complex="11pt"/>
    </style:style>
    <style:style style:name="P36" style:parent-style-name="Normal" style:family="paragraph">
      <style:text-properties fo:font-size="11pt" style:font-size-asian="11pt" style:font-size-complex="11pt"/>
    </style:style>
    <style:style style:name="P37" style:parent-style-name="Normal" style:family="paragraph">
      <style:text-properties fo:font-size="11pt" style:font-size-asian="11pt" style:font-size-complex="11pt"/>
    </style:style>
    <style:style style:name="P38" style:parent-style-name="Normal" style:family="paragraph">
      <style:text-properties fo:font-size="11pt" style:font-size-asian="11pt" style:font-size-complex="11pt"/>
    </style:style>
    <style:style style:name="P39" style:parent-style-name="Normal" style:family="paragraph">
      <style:text-properties fo:font-size="11pt" style:font-size-asian="11pt" style:font-size-complex="11pt"/>
    </style:style>
    <style:style style:name="P40" style:parent-style-name="Normal" style:family="paragraph">
      <style:text-properties fo:font-size="11pt" style:font-size-asian="11pt" style:font-size-complex="11pt"/>
    </style:style>
    <style:style style:name="P41" style:parent-style-name="Normal" style:family="paragraph">
      <style:text-properties fo:font-size="11pt" style:font-size-asian="11pt" style:font-size-complex="11pt"/>
    </style:style>
    <style:style style:name="P42" style:parent-style-name="Normal" style:family="paragraph">
      <style:text-properties fo:font-size="11pt" style:font-size-asian="11pt" style:font-size-complex="11pt"/>
    </style:style>
    <style:style style:name="P43" style:parent-style-name="Normal" style:family="paragraph">
      <style:text-properties fo:font-size="11pt" style:font-size-asian="11pt" style:font-size-complex="11pt"/>
    </style:style>
    <style:style style:name="P44" style:parent-style-name="Normal" style:family="paragraph">
      <style:text-properties fo:font-size="11pt" style:font-size-asian="11pt" style:font-size-complex="11pt"/>
    </style:style>
    <style:style style:name="P45" style:parent-style-name="Normal" style:family="paragraph">
      <style:text-properties fo:font-size="11pt" style:font-size-asian="11pt" style:font-size-complex="11pt"/>
    </style:style>
    <style:style style:name="P46" style:parent-style-name="Normal" style:family="paragraph">
      <style:text-properties fo:font-size="11pt" style:font-size-asian="11pt" style:font-size-complex="11pt"/>
    </style:style>
    <style:style style:name="P47" style:parent-style-name="Normal" style:family="paragraph">
      <style:text-properties fo:font-size="11pt" style:font-size-asian="11pt" style:font-size-complex="11pt"/>
    </style:style>
    <style:style style:name="P48" style:parent-style-name="Normal" style:family="paragraph">
      <style:text-properties fo:font-size="11pt" style:font-size-asian="11pt" style:font-size-complex="11pt"/>
    </style:style>
    <style:style style:name="P49" style:parent-style-name="Normal" style:family="paragraph">
      <style:text-properties fo:font-size="11pt" style:font-size-asian="11pt" style:font-size-complex="11pt"/>
    </style:style>
    <style:style style:name="P50" style:parent-style-name="Normal" style:family="paragraph">
      <style:text-properties fo:font-size="11pt" style:font-size-asian="11pt" style:font-size-complex="11pt"/>
    </style:style>
    <style:style style:name="P51" style:parent-style-name="Normal" style:family="paragraph">
      <style:text-properties fo:font-size="11pt" style:font-size-asian="11pt" style:font-size-complex="11pt"/>
    </style:style>
    <style:style style:name="P52" style:parent-style-name="Normal" style:family="paragraph">
      <style:text-properties fo:font-size="11pt" style:font-size-asian="11pt" style:font-size-complex="11pt"/>
    </style:style>
    <style:style style:name="P53" style:parent-style-name="Normal" style:family="paragraph">
      <style:text-properties fo:font-size="11pt" style:font-size-asian="11pt" style:font-size-complex="11pt"/>
    </style:style>
    <style:style style:name="P54" style:parent-style-name="Normal" style:family="paragraph">
      <style:text-properties fo:font-size="11pt" style:font-size-asian="11pt" style:font-size-complex="11pt"/>
    </style:style>
    <style:style style:name="P55" style:parent-style-name="Normal" style:family="paragraph">
      <style:text-properties fo:font-size="11pt" style:font-size-asian="11pt" style:font-size-complex="11pt"/>
    </style:style>
    <style:style style:name="P56" style:parent-style-name="Normal" style:family="paragraph">
      <style:text-properties fo:font-size="11pt" style:font-size-asian="11pt" style:font-size-complex="11pt"/>
    </style:style>
    <style:style style:name="P57" style:parent-style-name="Normal" style:family="paragraph">
      <style:text-properties fo:font-size="11pt" style:font-size-asian="11pt" style:font-size-complex="11pt"/>
    </style:style>
    <style:style style:name="P58" style:parent-style-name="Normal" style:family="paragraph">
      <style:text-properties fo:font-size="11pt" style:font-size-asian="11pt" style:font-size-complex="11pt"/>
    </style:style>
    <style:style style:name="P59" style:parent-style-name="Normal" style:family="paragraph">
      <style:text-properties fo:font-size="11pt" style:font-size-asian="11pt" style:font-size-complex="11pt"/>
    </style:style>
    <style:style style:name="P60" style:parent-style-name="Normal" style:family="paragraph">
      <style:text-properties fo:font-size="11pt" style:font-size-asian="11pt" style:font-size-complex="11pt"/>
    </style:style>
    <style:style style:name="P61" style:parent-style-name="Normal" style:family="paragraph">
      <style:text-properties fo:font-size="11pt" style:font-size-asian="11pt" style:font-size-complex="11pt"/>
    </style:style>
    <style:style style:name="P62" style:parent-style-name="Normal" style:family="paragraph">
      <style:text-properties fo:font-size="11pt" style:font-size-asian="11pt" style:font-size-complex="11pt"/>
    </style:style>
    <style:style style:name="P63" style:parent-style-name="Normal" style:family="paragraph">
      <style:text-properties fo:font-size="11pt" style:font-size-asian="11pt" style:font-size-complex="11pt"/>
    </style:style>
    <style:style style:name="P64" style:parent-style-name="Normal" style:family="paragraph">
      <style:text-properties fo:font-size="11pt" style:font-size-asian="11pt" style:font-size-complex="11pt"/>
    </style:style>
    <style:style style:name="P65" style:parent-style-name="Normal" style:family="paragraph">
      <style:text-properties fo:font-size="11pt" style:font-size-asian="11pt" style:font-size-complex="11pt"/>
    </style:style>
    <style:style style:name="P66" style:parent-style-name="Normal" style:family="paragraph">
      <style:text-properties fo:font-size="11pt" style:font-size-asian="11pt" style:font-size-complex="11pt"/>
    </style:style>
    <style:style style:name="P67" style:parent-style-name="Normal" style:family="paragraph">
      <style:text-properties fo:font-size="11pt" style:font-size-asian="11pt" style:font-size-complex="11pt"/>
    </style:style>
    <style:style style:name="P68" style:parent-style-name="Normal" style:family="paragraph">
      <style:text-properties fo:font-size="11pt" style:font-size-asian="11pt" style:font-size-complex="11pt"/>
    </style:style>
    <style:style style:name="P69" style:parent-style-name="Normal" style:family="paragraph">
      <style:text-properties fo:font-size="11pt" style:font-size-asian="11pt" style:font-size-complex="11pt"/>
    </style:style>
    <style:style style:name="P70" style:parent-style-name="Normal" style:family="paragraph">
      <style:text-properties fo:font-size="11pt" style:font-size-asian="11pt" style:font-size-complex="11pt"/>
    </style:style>
    <style:style style:name="P71" style:parent-style-name="Normal" style:family="paragraph">
      <style:text-properties fo:font-size="11pt" style:font-size-asian="11pt" style:font-size-complex="11pt"/>
    </style:style>
    <style:style style:name="P72" style:parent-style-name="Normal" style:family="paragraph">
      <style:text-properties fo:font-size="11pt" style:font-size-asian="11pt" style:font-size-complex="11pt"/>
    </style:style>
    <style:style style:name="P73" style:parent-style-name="Normal" style:family="paragraph">
      <style:text-properties fo:font-size="11pt" style:font-size-asian="11pt" style:font-size-complex="11pt"/>
    </style:style>
    <style:style style:name="P74" style:parent-style-name="Normal" style:family="paragraph">
      <style:text-properties fo:font-size="11pt" style:font-size-asian="11pt" style:font-size-complex="11pt"/>
    </style:style>
    <style:style style:name="P75" style:parent-style-name="Normal" style:family="paragraph">
      <style:text-properties fo:font-size="11pt" style:font-size-asian="11pt" style:font-size-complex="11pt"/>
    </style:style>
    <style:style style:name="P76" style:parent-style-name="Normal" style:family="paragraph">
      <style:text-properties fo:font-size="11pt" style:font-size-asian="11pt" style:font-size-complex="11pt"/>
    </style:style>
    <style:style style:name="P77" style:parent-style-name="Normal" style:family="paragraph">
      <style:text-properties fo:font-size="11pt" style:font-size-asian="11pt" style:font-size-complex="11pt"/>
    </style:style>
    <style:style style:name="P78" style:parent-style-name="Normal" style:family="paragraph">
      <style:text-properties fo:font-size="11pt" style:font-size-asian="11pt" style:font-size-complex="11pt"/>
    </style:style>
    <style:style style:name="P79" style:parent-style-name="Normal" style:family="paragraph">
      <style:text-properties fo:font-size="11pt" style:font-size-asian="11pt" style:font-size-complex="11pt"/>
    </style:style>
    <style:style style:name="P80" style:parent-style-name="Normal" style:family="paragraph">
      <style:text-properties fo:font-size="11pt" style:font-size-asian="11pt" style:font-size-complex="11pt"/>
    </style:style>
    <style:style style:name="P81" style:parent-style-name="Normal" style:family="paragraph">
      <style:text-properties fo:font-size="11pt" style:font-size-asian="11pt" style:font-size-complex="11pt"/>
    </style:style>
    <style:style style:name="P82" style:parent-style-name="Normal" style:family="paragraph">
      <style:text-properties fo:font-size="11pt" style:font-size-asian="11pt" style:font-size-complex="11pt"/>
    </style:style>
    <style:style style:name="P83" style:parent-style-name="Normal" style:family="paragraph">
      <style:text-properties fo:font-size="11pt" style:font-size-asian="11pt" style:font-size-complex="11pt"/>
    </style:style>
    <style:style style:name="P84" style:parent-style-name="Normal" style:family="paragraph">
      <style:text-properties fo:font-size="11pt" style:font-size-asian="11pt" style:font-size-complex="11pt"/>
    </style:style>
    <style:style style:name="P85" style:parent-style-name="Normal" style:family="paragraph">
      <style:text-properties fo:font-size="11pt" style:font-size-asian="11pt" style:font-size-complex="11pt"/>
    </style:style>
    <style:style style:name="P86" style:parent-style-name="Normal" style:family="paragraph">
      <style:text-properties fo:font-size="11pt" style:font-size-asian="11pt" style:font-size-complex="11pt"/>
    </style:style>
    <style:style style:name="P87" style:parent-style-name="Normal" style:family="paragraph">
      <style:text-properties fo:font-size="11pt" style:font-size-asian="11pt" style:font-size-complex="11pt"/>
    </style:style>
    <style:style style:name="P88" style:parent-style-name="Normal" style:family="paragraph">
      <style:text-properties fo:font-size="11pt" style:font-size-asian="11pt" style:font-size-complex="11pt"/>
    </style:style>
    <style:style style:name="P89" style:parent-style-name="Normal" style:family="paragraph">
      <style:text-properties fo:font-size="11pt" style:font-size-asian="11pt" style:font-size-complex="11pt"/>
    </style:style>
    <style:style style:name="P90" style:parent-style-name="Normal" style:family="paragraph">
      <style:text-properties fo:font-size="11pt" style:font-size-asian="11pt" style:font-size-complex="11pt"/>
    </style:style>
    <style:style style:name="P91" style:parent-style-name="Normal" style:family="paragraph">
      <style:text-properties fo:font-size="11pt" style:font-size-asian="11pt" style:font-size-complex="11pt"/>
    </style:style>
    <style:style style:name="P92" style:parent-style-name="Normal" style:family="paragraph">
      <style:text-properties fo:font-size="11pt" style:font-size-asian="11pt" style:font-size-complex="11pt"/>
    </style:style>
    <style:style style:name="P93" style:parent-style-name="Normal" style:family="paragraph">
      <style:text-properties fo:font-size="11pt" style:font-size-asian="11pt" style:font-size-complex="11pt"/>
    </style:style>
    <style:style style:name="P94" style:parent-style-name="Normal" style:family="paragraph">
      <style:text-properties fo:font-size="11pt" style:font-size-asian="11pt" style:font-size-complex="11pt"/>
    </style:style>
    <style:style style:name="P95" style:parent-style-name="Normal" style:family="paragraph">
      <style:text-properties fo:font-size="11pt" style:font-size-asian="11pt" style:font-size-complex="11pt"/>
    </style:style>
    <style:style style:name="P96" style:parent-style-name="Normal" style:family="paragraph">
      <style:text-properties fo:font-size="11pt" style:font-size-asian="11pt" style:font-size-complex="11pt"/>
    </style:style>
    <style:style style:name="P97" style:parent-style-name="Normal" style:family="paragraph">
      <style:text-properties fo:font-size="11pt" style:font-size-asian="11pt" style:font-size-complex="11pt"/>
    </style:style>
    <style:style style:name="T98" style:parent-style-name="Policepardéfaut" style:family="text">
      <style:text-properties fo:font-size="11pt" style:font-size-asian="11pt" style:font-size-complex="11pt"/>
    </style:style>
    <style:style style:name="T99" style:parent-style-name="Appelnotedebasdep." style:family="text">
      <style:text-properties fo:font-size="11pt" style:font-size-asian="11pt" style:font-size-complex="11pt"/>
    </style:style>
    <style:style style:name="T100" style:parent-style-name="Policepardéfaut" style:family="text">
      <style:text-properties fo:font-size="11pt" style:font-size-asian="11pt" style:font-size-complex="11pt"/>
    </style:style>
    <style:style style:name="P101" style:parent-style-name="Normal" style:family="paragraph">
      <style:text-properties fo:font-size="11pt" style:font-size-asian="11pt" style:font-size-complex="11pt"/>
    </style:style>
    <style:style style:name="P102" style:parent-style-name="Normal" style:family="paragraph">
      <style:text-properties fo:font-size="11pt" style:font-size-asian="11pt" style:font-size-complex="11pt"/>
    </style:style>
    <style:style style:name="P103" style:parent-style-name="Normal" style:family="paragraph">
      <style:text-properties fo:font-size="11pt" style:font-size-asian="11pt" style:font-size-complex="11pt"/>
    </style:style>
    <style:style style:name="P104" style:parent-style-name="Normal" style:family="paragraph">
      <style:text-properties fo:font-size="11pt" style:font-size-asian="11pt" style:font-size-complex="11pt"/>
    </style:style>
    <style:style style:name="T105" style:parent-style-name="Policepardéfaut" style:family="text">
      <style:text-properties fo:font-size="11pt" style:font-size-asian="11pt" style:font-size-complex="11pt"/>
    </style:style>
    <style:style style:name="T106" style:parent-style-name="Appelnotedebasdep." style:family="text">
      <style:text-properties fo:font-size="11pt" style:font-size-asian="11pt" style:font-size-complex="11pt"/>
    </style:style>
    <style:style style:name="T107" style:parent-style-name="Policepardéfaut" style:family="text">
      <style:text-properties fo:font-size="11pt" style:font-size-asian="11pt" style:font-size-complex="11pt"/>
    </style:style>
    <style:style style:name="T108" style:parent-style-name="Policepardéfaut" style:family="text">
      <style:text-properties fo:font-size="11pt" style:font-size-asian="11pt" style:font-size-complex="11pt"/>
    </style:style>
    <style:style style:name="T109" style:parent-style-name="Appelnotedebasdep." style:family="text">
      <style:text-properties fo:font-size="11pt" style:font-size-asian="11pt" style:font-size-complex="11pt"/>
    </style:style>
    <style:style style:name="T110" style:parent-style-name="Policepardéfaut" style:family="text">
      <style:text-properties fo:font-size="11pt" style:font-size-asian="11pt" style:font-size-complex="11pt"/>
    </style:style>
    <style:style style:name="T111" style:parent-style-name="Appelnotedebasdep." style:family="text">
      <style:text-properties fo:font-size="11pt" style:font-size-asian="11pt" style:font-size-complex="11pt"/>
    </style:style>
    <style:style style:name="T112" style:parent-style-name="Policepardéfaut" style:family="text">
      <style:text-properties fo:font-size="11pt" style:font-size-asian="11pt" style:font-size-complex="11pt"/>
    </style:style>
    <style:style style:name="P113" style:parent-style-name="Normal" style:family="paragraph">
      <style:text-properties fo:font-size="11pt" style:font-size-asian="11pt" style:font-size-complex="11pt"/>
    </style:style>
    <style:style style:name="P114" style:parent-style-name="Normal" style:family="paragraph">
      <style:text-properties fo:font-size="11pt" style:font-size-asian="11pt" style:font-size-complex="11pt"/>
    </style:style>
    <style:style style:name="P115" style:parent-style-name="Normal" style:family="paragraph">
      <style:text-properties fo:font-size="11pt" style:font-size-asian="11pt" style:font-size-complex="11pt"/>
    </style:style>
    <style:style style:name="P116" style:parent-style-name="Normal" style:family="paragraph">
      <style:text-properties fo:font-size="11pt" style:font-size-asian="11pt" style:font-size-complex="11pt"/>
    </style:style>
    <style:style style:name="P117" style:parent-style-name="Normal" style:family="paragraph">
      <style:text-properties fo:font-size="11pt" style:font-size-asian="11pt" style:font-size-complex="11pt"/>
    </style:style>
    <style:style style:name="P118" style:parent-style-name="Normal" style:family="paragraph">
      <style:text-properties fo:font-size="11pt" style:font-size-asian="11pt" style:font-size-complex="11pt"/>
    </style:style>
    <style:style style:name="P119" style:parent-style-name="Normal" style:family="paragraph">
      <style:text-properties fo:font-size="11pt" style:font-size-asian="11pt" style:font-size-complex="11pt"/>
    </style:style>
    <style:style style:name="P120" style:parent-style-name="Normal" style:family="paragraph">
      <style:text-properties fo:font-size="11pt" style:font-size-asian="11pt" style:font-size-complex="11pt"/>
    </style:style>
    <style:style style:name="P121" style:parent-style-name="Normal" style:family="paragraph">
      <style:text-properties fo:font-size="11pt" style:font-size-asian="11pt" style:font-size-complex="11pt"/>
    </style:style>
    <style:style style:name="P122" style:parent-style-name="Normal" style:family="paragraph">
      <style:text-properties fo:font-size="11pt" style:font-size-asian="11pt" style:font-size-complex="11pt"/>
    </style:style>
    <style:style style:name="P123" style:parent-style-name="Normal" style:family="paragraph">
      <style:text-properties fo:font-size="11pt" style:font-size-asian="11pt" style:font-size-complex="11pt"/>
    </style:style>
    <style:style style:name="P124" style:parent-style-name="Normal" style:family="paragraph">
      <style:text-properties fo:font-size="11pt" style:font-size-asian="11pt" style:font-size-complex="11pt"/>
    </style:style>
    <style:style style:name="P125" style:parent-style-name="Normal" style:family="paragraph">
      <style:text-properties fo:font-size="11pt" style:font-size-asian="11pt" style:font-size-complex="11pt"/>
    </style:style>
    <style:style style:name="P126" style:parent-style-name="Normal" style:family="paragraph">
      <style:text-properties fo:font-size="11pt" style:font-size-asian="11pt" style:font-size-complex="11pt"/>
    </style:style>
    <style:style style:name="P127" style:parent-style-name="Normal" style:family="paragraph">
      <style:text-properties fo:font-size="11pt" style:font-size-asian="11pt" style:font-size-complex="11pt"/>
    </style:style>
    <style:style style:name="P128" style:parent-style-name="Normal" style:family="paragraph">
      <style:text-properties fo:font-size="11pt" style:font-size-asian="11pt" style:font-size-complex="11pt"/>
    </style:style>
    <style:style style:name="P129" style:parent-style-name="Normal" style:family="paragraph">
      <style:text-properties fo:font-size="11pt" style:font-size-asian="11pt" style:font-size-complex="11pt"/>
    </style:style>
    <style:style style:name="P130" style:parent-style-name="Normal" style:family="paragraph">
      <style:text-properties fo:font-size="11pt" style:font-size-asian="11pt" style:font-size-complex="11pt"/>
    </style:style>
    <style:style style:name="P131" style:parent-style-name="Normal" style:family="paragraph">
      <style:text-properties fo:font-size="11pt" style:font-size-asian="11pt" style:font-size-complex="11pt"/>
    </style:style>
    <style:style style:name="P132" style:parent-style-name="Normal" style:family="paragraph">
      <style:text-properties fo:font-size="11pt" style:font-size-asian="11pt" style:font-size-complex="11pt"/>
    </style:style>
    <style:style style:name="T133" style:parent-style-name="Policepardéfaut" style:family="text">
      <style:text-properties fo:font-size="11pt" style:font-size-asian="11pt" style:font-size-complex="11pt"/>
    </style:style>
    <style:style style:name="T134" style:parent-style-name="Appelnotedebasdep." style:family="text">
      <style:text-properties fo:font-size="11pt" style:font-size-asian="11pt" style:font-size-complex="11pt"/>
    </style:style>
    <style:style style:name="T135" style:parent-style-name="Policepardéfaut" style:family="text">
      <style:text-properties fo:font-size="11pt" style:font-size-asian="11pt" style:font-size-complex="11pt"/>
    </style:style>
    <style:style style:name="T136" style:parent-style-name="Appelnotedebasdep." style:family="text">
      <style:text-properties fo:font-size="11pt" style:font-size-asian="11pt" style:font-size-complex="11pt"/>
    </style:style>
    <style:style style:name="T137" style:parent-style-name="Policepardéfaut" style:family="text">
      <style:text-properties fo:font-size="11pt" style:font-size-asian="11pt" style:font-size-complex="11pt"/>
    </style:style>
    <style:style style:name="P138" style:parent-style-name="Normal" style:family="paragraph">
      <style:text-properties fo:font-size="11pt" style:font-size-asian="11pt" style:font-size-complex="11pt"/>
    </style:style>
    <style:style style:name="P139" style:parent-style-name="Normal" style:family="paragraph">
      <style:text-properties fo:font-size="11pt" style:font-size-asian="11pt" style:font-size-complex="11pt"/>
    </style:style>
    <style:style style:name="P140" style:parent-style-name="Normal" style:family="paragraph">
      <style:text-properties fo:font-size="11pt" style:font-size-asian="11pt" style:font-size-complex="11pt"/>
    </style:style>
    <style:style style:name="P141" style:parent-style-name="Normal" style:family="paragraph">
      <style:text-properties fo:font-size="11pt" style:font-size-asian="11pt" style:font-size-complex="11pt"/>
    </style:style>
    <style:style style:name="P142" style:parent-style-name="Normal" style:family="paragraph">
      <style:text-properties fo:font-size="11pt" style:font-size-asian="11pt" style:font-size-complex="11pt"/>
    </style:style>
    <style:style style:name="P143" style:parent-style-name="Normal" style:family="paragraph">
      <style:text-properties fo:font-size="11pt" style:font-size-asian="11pt" style:font-size-complex="11pt"/>
    </style:style>
    <style:style style:name="P144" style:parent-style-name="Normal" style:family="paragraph">
      <style:text-properties fo:font-size="11pt" style:font-size-asian="11pt" style:font-size-complex="11pt"/>
    </style:style>
    <style:style style:name="P145" style:parent-style-name="Normal" style:family="paragraph">
      <style:text-properties fo:font-size="11pt" style:font-size-asian="11pt" style:font-size-complex="11pt"/>
    </style:style>
    <style:style style:name="P146" style:parent-style-name="Normal" style:family="paragraph">
      <style:text-properties fo:font-size="11pt" style:font-size-asian="11pt" style:font-size-complex="11pt"/>
    </style:style>
    <style:style style:name="P147" style:parent-style-name="Normal" style:family="paragraph">
      <style:text-properties fo:font-size="11pt" style:font-size-asian="11pt" style:font-size-complex="11pt"/>
    </style:style>
    <style:style style:name="P148" style:parent-style-name="Normal" style:family="paragraph">
      <style:text-properties fo:font-size="11pt" style:font-size-asian="11pt" style:font-size-complex="11pt"/>
    </style:style>
    <style:style style:name="P149" style:parent-style-name="Normal" style:family="paragraph">
      <style:text-properties fo:font-size="11pt" style:font-size-asian="11pt" style:font-size-complex="11pt"/>
    </style:style>
    <style:style style:name="P150" style:parent-style-name="Normal" style:family="paragraph">
      <style:text-properties fo:font-size="11pt" style:font-size-asian="11pt" style:font-size-complex="11pt"/>
    </style:style>
    <style:style style:name="P151" style:parent-style-name="Normal" style:family="paragraph">
      <style:text-properties fo:font-size="11pt" style:font-size-asian="11pt" style:font-size-complex="11pt"/>
    </style:style>
    <style:style style:name="P152" style:parent-style-name="Normal" style:family="paragraph">
      <style:text-properties fo:font-size="11pt" style:font-size-asian="11pt" style:font-size-complex="11pt"/>
    </style:style>
    <style:style style:name="P153" style:parent-style-name="Normal" style:family="paragraph">
      <style:text-properties fo:font-size="11pt" style:font-size-asian="11pt" style:font-size-complex="11pt"/>
    </style:style>
    <style:style style:name="P154" style:parent-style-name="Normal" style:family="paragraph">
      <style:text-properties fo:font-size="11pt" style:font-size-asian="11pt" style:font-size-complex="11pt"/>
    </style:style>
    <style:style style:name="P155" style:parent-style-name="Normal" style:family="paragraph">
      <style:text-properties fo:font-size="11pt" style:font-size-asian="11pt" style:font-size-complex="11pt"/>
    </style:style>
    <style:style style:name="P156" style:parent-style-name="Normal" style:family="paragraph">
      <style:text-properties fo:font-size="11pt" style:font-size-asian="11pt" style:font-size-complex="11pt"/>
    </style:style>
    <style:style style:name="P157" style:parent-style-name="Normal" style:family="paragraph">
      <style:text-properties fo:font-size="11pt" style:font-size-asian="11pt" style:font-size-complex="11pt"/>
    </style:style>
    <style:style style:name="P158" style:parent-style-name="Normal" style:family="paragraph">
      <style:text-properties fo:font-size="11pt" style:font-size-asian="11pt" style:font-size-complex="11pt"/>
    </style:style>
    <style:style style:name="P159" style:parent-style-name="Normal" style:family="paragraph">
      <style:text-properties fo:font-size="11pt" style:font-size-asian="11pt" style:font-size-complex="11pt"/>
    </style:style>
    <style:style style:name="P160" style:parent-style-name="Normal" style:family="paragraph">
      <style:text-properties fo:font-size="11pt" style:font-size-asian="11pt" style:font-size-complex="11pt"/>
    </style:style>
    <style:style style:name="P161" style:parent-style-name="Normal" style:family="paragraph">
      <style:text-properties fo:font-size="11pt" style:font-size-asian="11pt" style:font-size-complex="11pt"/>
    </style:style>
    <style:style style:name="P162" style:parent-style-name="Normal" style:family="paragraph">
      <style:text-properties fo:font-size="11pt" style:font-size-asian="11pt" style:font-size-complex="11pt"/>
    </style:style>
    <style:style style:name="P163" style:parent-style-name="Normal" style:family="paragraph">
      <style:text-properties fo:font-size="11pt" style:font-size-asian="11pt" style:font-size-complex="11pt"/>
    </style:style>
    <style:style style:name="P164" style:parent-style-name="Normal" style:family="paragraph">
      <style:text-properties fo:font-size="11pt" style:font-size-asian="11pt" style:font-size-complex="11pt"/>
    </style:style>
    <style:style style:name="P165" style:parent-style-name="Normal" style:family="paragraph">
      <style:text-properties fo:font-size="11pt" style:font-size-asian="11pt" style:font-size-complex="11pt"/>
    </style:style>
    <style:style style:name="P166" style:parent-style-name="Normal" style:family="paragraph">
      <style:text-properties fo:font-size="11pt" style:font-size-asian="11pt" style:font-size-complex="11pt"/>
    </style:style>
    <style:style style:name="P167" style:parent-style-name="Normal" style:family="paragraph">
      <style:text-properties fo:font-size="11pt" style:font-size-asian="11pt" style:font-size-complex="11pt"/>
    </style:style>
    <style:style style:name="P168" style:parent-style-name="Normal" style:family="paragraph">
      <style:text-properties fo:font-size="11pt" style:font-size-asian="11pt" style:font-size-complex="11pt"/>
    </style:style>
    <style:style style:name="P169" style:parent-style-name="Normal" style:family="paragraph">
      <style:text-properties fo:font-size="11pt" style:font-size-asian="11pt" style:font-size-complex="11pt"/>
    </style:style>
    <style:style style:name="P170" style:parent-style-name="Normal" style:family="paragraph">
      <style:text-properties fo:font-size="11pt" style:font-size-asian="11pt" style:font-size-complex="11pt"/>
    </style:style>
    <style:style style:name="P171" style:parent-style-name="Normal" style:family="paragraph">
      <style:text-properties fo:font-size="11pt" style:font-size-asian="11pt" style:font-size-complex="11pt"/>
    </style:style>
    <style:style style:name="P172" style:parent-style-name="Normal" style:family="paragraph">
      <style:text-properties fo:font-size="11pt" style:font-size-asian="11pt" style:font-size-complex="11pt"/>
    </style:style>
    <style:style style:name="P173" style:parent-style-name="Normal" style:family="paragraph">
      <style:text-properties fo:font-size="11pt" style:font-size-asian="11pt" style:font-size-complex="11pt"/>
    </style:style>
    <style:style style:name="P174" style:parent-style-name="Normal" style:family="paragraph">
      <style:text-properties fo:font-size="11pt" style:font-size-asian="11pt" style:font-size-complex="11pt"/>
    </style:style>
    <style:style style:name="P175" style:parent-style-name="Normal" style:family="paragraph">
      <style:text-properties fo:font-size="11pt" style:font-size-asian="11pt" style:font-size-complex="11pt"/>
    </style:style>
    <style:style style:name="P176" style:parent-style-name="Normal" style:family="paragraph">
      <style:text-properties fo:font-size="11pt" style:font-size-asian="11pt" style:font-size-complex="11pt"/>
    </style:style>
    <style:style style:name="P177" style:parent-style-name="Normal" style:family="paragraph">
      <style:text-properties fo:font-size="11pt" style:font-size-asian="11pt" style:font-size-complex="11pt"/>
    </style:style>
    <style:style style:name="P178" style:parent-style-name="Normal" style:family="paragraph">
      <style:text-properties fo:font-size="11pt" style:font-size-asian="11pt" style:font-size-complex="11pt"/>
    </style:style>
    <style:style style:name="P179" style:parent-style-name="Normal" style:family="paragraph">
      <style:text-properties fo:font-size="11pt" style:font-size-asian="11pt" style:font-size-complex="11pt"/>
    </style:style>
    <style:style style:name="P180" style:parent-style-name="Normal" style:family="paragraph">
      <style:text-properties fo:font-size="11pt" style:font-size-asian="11pt" style:font-size-complex="11pt"/>
    </style:style>
    <style:style style:name="P181" style:parent-style-name="Normal" style:family="paragraph">
      <style:text-properties fo:font-size="11pt" style:font-size-asian="11pt" style:font-size-complex="11pt"/>
    </style:style>
    <style:style style:name="P182" style:parent-style-name="Normal" style:family="paragraph">
      <style:text-properties fo:font-size="11pt" style:font-size-asian="11pt" style:font-size-complex="11pt"/>
    </style:style>
    <style:style style:name="P183" style:parent-style-name="Normal" style:family="paragraph">
      <style:text-properties fo:font-size="11pt" style:font-size-asian="11pt" style:font-size-complex="11pt"/>
    </style:style>
    <style:style style:name="P184" style:parent-style-name="Normal" style:family="paragraph">
      <style:text-properties fo:font-size="11pt" style:font-size-asian="11pt" style:font-size-complex="11pt"/>
    </style:style>
    <style:style style:name="P185" style:parent-style-name="Normal" style:family="paragraph">
      <style:text-properties fo:font-size="11pt" style:font-size-asian="11pt" style:font-size-complex="11pt"/>
    </style:style>
    <style:style style:name="P186" style:parent-style-name="Normal" style:family="paragraph">
      <style:text-properties fo:font-size="11pt" style:font-size-asian="11pt" style:font-size-complex="11pt"/>
    </style:style>
    <style:style style:name="P187" style:parent-style-name="Normal" style:family="paragraph">
      <style:text-properties fo:font-size="11pt" style:font-size-asian="11pt" style:font-size-complex="11pt"/>
    </style:style>
    <style:style style:name="P188" style:parent-style-name="Normal" style:family="paragraph">
      <style:text-properties fo:font-size="11pt" style:font-size-asian="11pt" style:font-size-complex="11pt"/>
    </style:style>
    <style:style style:name="P189" style:parent-style-name="Normal" style:family="paragraph">
      <style:text-properties fo:font-size="11pt" style:font-size-asian="11pt" style:font-size-complex="11pt"/>
    </style:style>
    <style:style style:name="P190" style:parent-style-name="Normal" style:family="paragraph">
      <style:text-properties fo:font-size="11pt" style:font-size-asian="11pt" style:font-size-complex="11pt"/>
    </style:style>
    <style:style style:name="P191" style:parent-style-name="Normal" style:family="paragraph">
      <style:text-properties fo:font-size="11pt" style:font-size-asian="11pt" style:font-size-complex="11pt"/>
    </style:style>
    <style:style style:name="P192" style:parent-style-name="Normal" style:family="paragraph">
      <style:text-properties fo:font-size="11pt" style:font-size-asian="11pt" style:font-size-complex="11pt"/>
    </style:style>
    <style:style style:name="P193" style:parent-style-name="Normal" style:family="paragraph">
      <style:text-properties fo:font-size="11pt" style:font-size-asian="11pt" style:font-size-complex="11pt"/>
    </style:style>
    <style:style style:name="P194" style:parent-style-name="Normal" style:family="paragraph">
      <style:text-properties fo:font-size="11pt" style:font-size-asian="11pt" style:font-size-complex="11pt"/>
    </style:style>
    <style:style style:name="P195" style:parent-style-name="Normal" style:family="paragraph">
      <style:text-properties fo:font-size="11pt" style:font-size-asian="11pt" style:font-size-complex="11pt"/>
    </style:style>
    <style:style style:name="P196" style:parent-style-name="Normal" style:family="paragraph">
      <style:text-properties fo:font-size="11pt" style:font-size-asian="11pt" style:font-size-complex="11pt"/>
    </style:style>
    <style:style style:name="P197" style:parent-style-name="Normal" style:family="paragraph">
      <style:text-properties fo:font-size="11pt" style:font-size-asian="11pt" style:font-size-complex="11pt"/>
    </style:style>
    <style:style style:name="P198" style:parent-style-name="Normal" style:family="paragraph">
      <style:text-properties fo:font-size="11pt" style:font-size-asian="11pt" style:font-size-complex="11pt"/>
    </style:style>
    <style:style style:name="P199" style:parent-style-name="Normal" style:family="paragraph">
      <style:text-properties fo:font-size="11pt" style:font-size-asian="11pt" style:font-size-complex="11pt"/>
    </style:style>
    <style:style style:name="P200" style:parent-style-name="Normal" style:family="paragraph">
      <style:text-properties fo:font-size="11pt" style:font-size-asian="11pt" style:font-size-complex="11pt"/>
    </style:style>
    <style:style style:name="P201" style:parent-style-name="Normal" style:family="paragraph">
      <style:text-properties fo:font-size="11pt" style:font-size-asian="11pt" style:font-size-complex="11pt"/>
    </style:style>
    <style:style style:name="P202" style:parent-style-name="Normal" style:family="paragraph">
      <style:text-properties fo:font-size="11pt" style:font-size-asian="11pt" style:font-size-complex="11pt"/>
    </style:style>
    <style:style style:name="P203" style:parent-style-name="Normal" style:family="paragraph">
      <style:text-properties fo:font-size="11pt" style:font-size-asian="11pt" style:font-size-complex="11pt"/>
    </style:style>
    <style:style style:name="P204" style:parent-style-name="Normal" style:family="paragraph">
      <style:text-properties fo:font-size="11pt" style:font-size-asian="11pt" style:font-size-complex="11pt"/>
    </style:style>
    <style:style style:name="P205" style:parent-style-name="Normal" style:family="paragraph">
      <style:text-properties fo:font-size="11pt" style:font-size-asian="11pt" style:font-size-complex="11pt"/>
    </style:style>
    <style:style style:name="P206" style:parent-style-name="Normal" style:family="paragraph">
      <style:text-properties fo:font-size="11pt" style:font-size-asian="11pt" style:font-size-complex="11pt"/>
    </style:style>
    <style:style style:name="P207" style:parent-style-name="Normal" style:family="paragraph">
      <style:text-properties fo:font-size="11pt" style:font-size-asian="11pt" style:font-size-complex="11pt"/>
    </style:style>
    <style:style style:name="P208" style:parent-style-name="Normal" style:family="paragraph">
      <style:text-properties fo:font-size="11pt" style:font-size-asian="11pt" style:font-size-complex="11pt"/>
    </style:style>
    <style:style style:name="P209" style:parent-style-name="Normal" style:family="paragraph">
      <style:text-properties fo:font-size="11pt" style:font-size-asian="11pt" style:font-size-complex="11pt"/>
    </style:style>
    <style:style style:name="P210" style:parent-style-name="Normal" style:family="paragraph">
      <style:text-properties fo:font-size="11pt" style:font-size-asian="11pt" style:font-size-complex="11pt"/>
    </style:style>
    <style:style style:name="P211" style:parent-style-name="Normal" style:family="paragraph">
      <style:text-properties fo:font-size="11pt" style:font-size-asian="11pt" style:font-size-complex="11pt"/>
    </style:style>
    <style:style style:name="P212" style:parent-style-name="Normal" style:family="paragraph">
      <style:text-properties fo:font-size="11pt" style:font-size-asian="11pt" style:font-size-complex="11pt"/>
    </style:style>
    <style:style style:name="P213" style:parent-style-name="Normal" style:family="paragraph">
      <style:text-properties fo:font-size="11pt" style:font-size-asian="11pt" style:font-size-complex="11pt"/>
    </style:style>
    <style:style style:name="P214" style:parent-style-name="Normal" style:family="paragraph">
      <style:text-properties fo:font-size="11pt" style:font-size-asian="11pt" style:font-size-complex="11pt"/>
    </style:style>
    <style:style style:name="P215" style:parent-style-name="Normal" style:family="paragraph">
      <style:text-properties fo:font-size="11pt" style:font-size-asian="11pt" style:font-size-complex="11pt"/>
    </style:style>
    <style:style style:name="P216" style:parent-style-name="Normal" style:family="paragraph">
      <style:text-properties fo:font-size="11pt" style:font-size-asian="11pt" style:font-size-complex="11pt"/>
    </style:style>
    <style:style style:name="P217" style:parent-style-name="Normal" style:family="paragraph">
      <style:text-properties fo:font-size="11pt" style:font-size-asian="11pt" style:font-size-complex="11pt"/>
    </style:style>
    <style:style style:name="P218" style:parent-style-name="Normal" style:family="paragraph">
      <style:text-properties fo:font-size="11pt" style:font-size-asian="11pt" style:font-size-complex="11pt"/>
    </style:style>
    <style:style style:name="P219" style:parent-style-name="Normal" style:family="paragraph">
      <style:text-properties fo:font-size="11pt" style:font-size-asian="11pt" style:font-size-complex="11pt"/>
    </style:style>
    <style:style style:name="P220" style:parent-style-name="Normal" style:family="paragraph">
      <style:text-properties fo:font-size="11pt" style:font-size-asian="11pt" style:font-size-complex="11pt"/>
    </style:style>
    <style:style style:name="P221" style:parent-style-name="Normal" style:family="paragraph">
      <style:text-properties fo:font-size="11pt" style:font-size-asian="11pt" style:font-size-complex="11pt"/>
    </style:style>
    <style:style style:name="P222" style:parent-style-name="Normal" style:family="paragraph">
      <style:text-properties fo:font-size="11pt" style:font-size-asian="11pt" style:font-size-complex="11pt"/>
    </style:style>
    <style:style style:name="P223" style:parent-style-name="Normal" style:family="paragraph">
      <style:text-properties fo:font-size="11pt" style:font-size-asian="11pt" style:font-size-complex="11pt"/>
    </style:style>
    <style:style style:name="P224" style:parent-style-name="Normal" style:family="paragraph">
      <style:text-properties fo:font-size="11pt" style:font-size-asian="11pt" style:font-size-complex="11pt"/>
    </style:style>
    <style:style style:name="P225" style:parent-style-name="Normal" style:family="paragraph">
      <style:text-properties fo:font-size="11pt" style:font-size-asian="11pt" style:font-size-complex="11pt"/>
    </style:style>
    <style:style style:name="P226" style:parent-style-name="Normal" style:family="paragraph">
      <style:text-properties fo:font-size="11pt" style:font-size-asian="11pt" style:font-size-complex="11pt"/>
    </style:style>
    <style:style style:name="P227" style:parent-style-name="Normal" style:family="paragraph">
      <style:text-properties fo:font-size="11pt" style:font-size-asian="11pt" style:font-size-complex="11pt"/>
    </style:style>
    <style:style style:name="P228" style:parent-style-name="Normal" style:family="paragraph">
      <style:text-properties fo:font-size="11pt" style:font-size-asian="11pt" style:font-size-complex="11pt"/>
    </style:style>
    <style:style style:name="P229" style:parent-style-name="Normal" style:family="paragraph">
      <style:text-properties fo:font-size="11pt" style:font-size-asian="11pt" style:font-size-complex="11pt"/>
    </style:style>
    <style:style style:name="P230" style:parent-style-name="Normal" style:family="paragraph">
      <style:text-properties fo:font-size="11pt" style:font-size-asian="11pt" style:font-size-complex="11pt"/>
    </style:style>
    <style:style style:name="P231" style:parent-style-name="Normal" style:family="paragraph">
      <style:text-properties fo:font-size="11pt" style:font-size-asian="11pt" style:font-size-complex="11pt"/>
    </style:style>
    <style:style style:name="P232" style:parent-style-name="Normal" style:family="paragraph">
      <style:text-properties fo:font-size="11pt" style:font-size-asian="11pt" style:font-size-complex="11pt"/>
    </style:style>
    <style:style style:name="P233" style:parent-style-name="Normal" style:family="paragraph">
      <style:text-properties fo:font-size="11pt" style:font-size-asian="11pt" style:font-size-complex="11pt"/>
    </style:style>
    <style:style style:name="P234" style:parent-style-name="Normal" style:family="paragraph">
      <style:text-properties fo:font-size="11pt" style:font-size-asian="11pt" style:font-size-complex="11pt"/>
    </style:style>
    <style:style style:name="P235" style:parent-style-name="Normal" style:family="paragraph">
      <style:text-properties fo:font-size="11pt" style:font-size-asian="11pt" style:font-size-complex="11pt"/>
    </style:style>
    <style:style style:name="P236" style:parent-style-name="Normal" style:family="paragraph">
      <style:text-properties fo:font-size="11pt" style:font-size-asian="11pt" style:font-size-complex="11pt"/>
    </style:style>
    <style:style style:name="P237" style:parent-style-name="Normal" style:family="paragraph">
      <style:text-properties fo:font-size="11pt" style:font-size-asian="11pt" style:font-size-complex="11pt"/>
    </style:style>
    <style:style style:name="P238" style:parent-style-name="Normal" style:family="paragraph">
      <style:text-properties fo:font-size="11pt" style:font-size-asian="11pt" style:font-size-complex="11pt"/>
    </style:style>
    <style:style style:name="P239" style:parent-style-name="Normal" style:family="paragraph">
      <style:text-properties fo:font-size="11pt" style:font-size-asian="11pt" style:font-size-complex="11pt"/>
    </style:style>
    <style:style style:name="P240" style:parent-style-name="Normal" style:family="paragraph">
      <style:text-properties fo:font-size="11pt" style:font-size-asian="11pt" style:font-size-complex="11pt"/>
    </style:style>
    <style:style style:name="P241" style:parent-style-name="Normal" style:family="paragraph">
      <style:text-properties fo:font-size="11pt" style:font-size-asian="11pt" style:font-size-complex="11pt"/>
    </style:style>
    <style:style style:name="P242" style:parent-style-name="Normal" style:family="paragraph">
      <style:text-properties fo:font-size="11pt" style:font-size-asian="11pt" style:font-size-complex="11pt"/>
    </style:style>
    <style:style style:name="P243" style:parent-style-name="Normal" style:family="paragraph">
      <style:text-properties fo:font-size="11pt" style:font-size-asian="11pt" style:font-size-complex="11pt"/>
    </style:style>
    <style:style style:name="P244" style:parent-style-name="Normal" style:family="paragraph">
      <style:text-properties fo:font-size="11pt" style:font-size-asian="11pt" style:font-size-complex="11pt"/>
    </style:style>
    <style:style style:name="P245" style:parent-style-name="Normal" style:family="paragraph">
      <style:text-properties fo:font-size="11pt" style:font-size-asian="11pt" style:font-size-complex="11pt"/>
    </style:style>
    <style:style style:name="T246" style:parent-style-name="Policepardéfaut" style:family="text">
      <style:text-properties fo:font-size="11pt" style:font-size-asian="11pt" style:font-size-complex="11pt"/>
    </style:style>
    <style:style style:name="T247" style:parent-style-name="Appelnotedebasdep." style:family="text">
      <style:text-properties fo:font-size="11pt" style:font-size-asian="11pt" style:font-size-complex="11pt"/>
    </style:style>
    <style:style style:name="T248" style:parent-style-name="Policepardéfaut" style:family="text">
      <style:text-properties fo:font-size="11pt" style:font-size-asian="11pt" style:font-size-complex="11pt"/>
    </style:style>
    <style:style style:name="P249" style:parent-style-name="Normal" style:family="paragraph">
      <style:text-properties fo:font-size="11pt" style:font-size-asian="11pt" style:font-size-complex="11pt"/>
    </style:style>
    <style:style style:name="P250" style:parent-style-name="Normal" style:family="paragraph">
      <style:text-properties fo:font-size="11pt" style:font-size-asian="11pt" style:font-size-complex="11pt"/>
    </style:style>
    <style:style style:name="P251" style:parent-style-name="Normal" style:family="paragraph">
      <style:text-properties fo:font-size="11pt" style:font-size-asian="11pt" style:font-size-complex="11pt"/>
    </style:style>
    <style:style style:name="P252" style:parent-style-name="Normal" style:family="paragraph">
      <style:text-properties fo:font-size="11pt" style:font-size-asian="11pt" style:font-size-complex="11pt"/>
    </style:style>
    <style:style style:name="P253" style:parent-style-name="Normal" style:family="paragraph">
      <style:text-properties fo:font-size="11pt" style:font-size-asian="11pt" style:font-size-complex="11pt"/>
    </style:style>
    <style:style style:name="P254" style:parent-style-name="Normal" style:family="paragraph">
      <style:text-properties fo:font-size="11pt" style:font-size-asian="11pt" style:font-size-complex="11pt"/>
    </style:style>
    <style:style style:name="P255" style:parent-style-name="Normal" style:family="paragraph">
      <style:text-properties fo:font-size="11pt" style:font-size-asian="11pt" style:font-size-complex="11pt"/>
    </style:style>
    <style:style style:name="P256" style:parent-style-name="Normal" style:family="paragraph">
      <style:text-properties fo:font-size="11pt" style:font-size-asian="11pt" style:font-size-complex="11pt"/>
    </style:style>
    <style:style style:name="P257" style:parent-style-name="Normal" style:family="paragraph">
      <style:text-properties fo:font-size="11pt" style:font-size-asian="11pt" style:font-size-complex="11pt"/>
    </style:style>
    <style:style style:name="P258" style:parent-style-name="Normal" style:family="paragraph">
      <style:text-properties fo:font-size="11pt" style:font-size-asian="11pt" style:font-size-complex="11pt"/>
    </style:style>
    <style:style style:name="P259" style:parent-style-name="Normal" style:family="paragraph">
      <style:text-properties fo:font-size="11pt" style:font-size-asian="11pt" style:font-size-complex="11pt"/>
    </style:style>
    <style:style style:name="P260" style:parent-style-name="Normal" style:family="paragraph">
      <style:text-properties fo:font-size="11pt" style:font-size-asian="11pt" style:font-size-complex="11pt"/>
    </style:style>
    <style:style style:name="P261" style:parent-style-name="Normal" style:family="paragraph">
      <style:text-properties fo:font-size="11pt" style:font-size-asian="11pt" style:font-size-complex="11pt"/>
    </style:style>
    <style:style style:name="P262" style:parent-style-name="Normal" style:family="paragraph">
      <style:text-properties fo:font-size="11pt" style:font-size-asian="11pt" style:font-size-complex="11pt"/>
    </style:style>
    <style:style style:name="P263" style:parent-style-name="Normal" style:family="paragraph">
      <style:text-properties fo:font-size="11pt" style:font-size-asian="11pt" style:font-size-complex="11pt"/>
    </style:style>
    <style:style style:name="P264" style:parent-style-name="Normal" style:family="paragraph">
      <style:text-properties fo:font-size="11pt" style:font-size-asian="11pt" style:font-size-complex="11pt"/>
    </style:style>
    <style:style style:name="P265" style:parent-style-name="Normal" style:family="paragraph">
      <style:text-properties fo:font-size="11pt" style:font-size-asian="11pt" style:font-size-complex="11pt"/>
    </style:style>
    <style:style style:name="P266" style:parent-style-name="Normal" style:family="paragraph">
      <style:text-properties fo:font-size="11pt" style:font-size-asian="11pt" style:font-size-complex="11pt"/>
    </style:style>
    <style:style style:name="P267" style:parent-style-name="Normal" style:family="paragraph">
      <style:text-properties fo:font-size="11pt" style:font-size-asian="11pt" style:font-size-complex="11pt"/>
    </style:style>
    <style:style style:name="P268" style:parent-style-name="Normal" style:family="paragraph">
      <style:text-properties fo:font-size="11pt" style:font-size-asian="11pt" style:font-size-complex="11pt"/>
    </style:style>
    <style:style style:name="P269" style:parent-style-name="Normal" style:family="paragraph">
      <style:text-properties fo:font-size="11pt" style:font-size-asian="11pt" style:font-size-complex="11pt"/>
    </style:style>
    <style:style style:name="P270" style:parent-style-name="Normal" style:family="paragraph">
      <style:text-properties fo:font-size="11pt" style:font-size-asian="11pt" style:font-size-complex="11pt"/>
    </style:style>
    <style:style style:name="P271" style:parent-style-name="Normal" style:family="paragraph">
      <style:text-properties fo:font-size="11pt" style:font-size-asian="11pt" style:font-size-complex="11pt"/>
    </style:style>
    <style:style style:name="P272" style:parent-style-name="Normal" style:family="paragraph">
      <style:text-properties fo:font-size="11pt" style:font-size-asian="11pt" style:font-size-complex="11pt"/>
    </style:style>
    <style:style style:name="P273" style:parent-style-name="Normal" style:family="paragraph">
      <style:text-properties fo:font-size="11pt" style:font-size-asian="11pt" style:font-size-complex="11pt"/>
    </style:style>
    <style:style style:name="P274" style:parent-style-name="Normal" style:family="paragraph">
      <style:text-properties fo:font-size="11pt" style:font-size-asian="11pt" style:font-size-complex="11pt"/>
    </style:style>
    <style:style style:name="T275" style:parent-style-name="Policepardéfaut" style:family="text">
      <style:text-properties fo:font-size="11pt" style:font-size-asian="11pt" style:font-size-complex="11pt"/>
    </style:style>
    <style:style style:name="T276" style:parent-style-name="Appelnotedebasdep." style:family="text">
      <style:text-properties fo:font-size="11pt" style:font-size-asian="11pt" style:font-size-complex="11pt"/>
    </style:style>
    <style:style style:name="T277" style:parent-style-name="Policepardéfaut" style:family="text">
      <style:text-properties fo:font-size="11pt" style:font-size-asian="11pt" style:font-size-complex="11pt"/>
    </style:style>
    <style:style style:name="P278" style:parent-style-name="Normal" style:family="paragraph">
      <style:text-properties fo:font-size="11pt" style:font-size-asian="11pt" style:font-size-complex="11pt"/>
    </style:style>
    <style:style style:name="P279" style:parent-style-name="Normal" style:family="paragraph">
      <style:text-properties fo:font-size="11pt" style:font-size-asian="11pt" style:font-size-complex="11pt"/>
    </style:style>
    <style:style style:name="P280" style:parent-style-name="Normal" style:family="paragraph">
      <style:text-properties fo:font-size="11pt" style:font-size-asian="11pt" style:font-size-complex="11pt"/>
    </style:style>
    <style:style style:name="P281" style:parent-style-name="Normal" style:family="paragraph">
      <style:text-properties fo:font-size="11pt" style:font-size-asian="11pt" style:font-size-complex="11pt"/>
    </style:style>
    <style:style style:name="P282" style:parent-style-name="Normal" style:family="paragraph">
      <style:text-properties fo:font-size="11pt" style:font-size-asian="11pt" style:font-size-complex="11pt"/>
    </style:style>
    <style:style style:name="P283" style:parent-style-name="Normal" style:family="paragraph">
      <style:text-properties fo:font-size="11pt" style:font-size-asian="11pt" style:font-size-complex="11pt"/>
    </style:style>
    <style:style style:name="P284" style:parent-style-name="Normal" style:family="paragraph">
      <style:text-properties fo:font-size="11pt" style:font-size-asian="11pt" style:font-size-complex="11pt"/>
    </style:style>
    <style:style style:name="P285" style:parent-style-name="Normal" style:family="paragraph">
      <style:text-properties fo:font-size="11pt" style:font-size-asian="11pt" style:font-size-complex="11pt"/>
    </style:style>
    <style:style style:name="P286" style:parent-style-name="Normal" style:family="paragraph">
      <style:text-properties fo:font-size="11pt" style:font-size-asian="11pt" style:font-size-complex="11pt"/>
    </style:style>
    <style:style style:name="P287" style:parent-style-name="Normal" style:family="paragraph">
      <style:text-properties fo:font-size="11pt" style:font-size-asian="11pt" style:font-size-complex="11pt"/>
    </style:style>
    <style:style style:name="P288" style:parent-style-name="Normal" style:family="paragraph">
      <style:text-properties fo:font-size="11pt" style:font-size-asian="11pt" style:font-size-complex="11pt"/>
    </style:style>
    <style:style style:name="P289" style:parent-style-name="Normal" style:family="paragraph">
      <style:text-properties fo:font-size="11pt" style:font-size-asian="11pt" style:font-size-complex="11pt"/>
    </style:style>
    <style:style style:name="P290" style:parent-style-name="Normal" style:family="paragraph">
      <style:text-properties fo:font-size="11pt" style:font-size-asian="11pt" style:font-size-complex="11pt"/>
    </style:style>
    <style:style style:name="P291" style:parent-style-name="Normal" style:family="paragraph">
      <style:text-properties fo:font-size="11pt" style:font-size-asian="11pt" style:font-size-complex="11pt"/>
    </style:style>
    <style:style style:name="P292" style:parent-style-name="Normal" style:family="paragraph">
      <style:text-properties fo:font-size="11pt" style:font-size-asian="11pt" style:font-size-complex="11pt"/>
    </style:style>
    <style:style style:name="P293" style:parent-style-name="Normal" style:family="paragraph">
      <style:text-properties fo:font-size="11pt" style:font-size-asian="11pt" style:font-size-complex="11pt"/>
    </style:style>
    <style:style style:name="P294" style:parent-style-name="Normal" style:family="paragraph">
      <style:text-properties fo:font-size="11pt" style:font-size-asian="11pt" style:font-size-complex="11pt"/>
    </style:style>
    <style:style style:name="P295" style:parent-style-name="Normal" style:family="paragraph">
      <style:text-properties fo:font-size="11pt" style:font-size-asian="11pt" style:font-size-complex="11pt"/>
    </style:style>
    <style:style style:name="P296" style:parent-style-name="Normal" style:family="paragraph">
      <style:text-properties fo:font-size="11pt" style:font-size-asian="11pt" style:font-size-complex="11pt"/>
    </style:style>
    <style:style style:name="P297" style:parent-style-name="Normal" style:family="paragraph">
      <style:text-properties fo:font-size="11pt" style:font-size-asian="11pt" style:font-size-complex="11pt"/>
    </style:style>
    <style:style style:name="P298" style:parent-style-name="Normal" style:family="paragraph">
      <style:text-properties fo:font-size="11pt" style:font-size-asian="11pt" style:font-size-complex="11pt"/>
    </style:style>
    <style:style style:name="P299" style:parent-style-name="Normal" style:family="paragraph">
      <style:text-properties fo:font-size="11pt" style:font-size-asian="11pt" style:font-size-complex="11pt"/>
    </style:style>
    <style:style style:name="P300" style:parent-style-name="Normal" style:family="paragraph">
      <style:text-properties fo:font-size="11pt" style:font-size-asian="11pt" style:font-size-complex="11pt"/>
    </style:style>
    <style:style style:name="P301" style:parent-style-name="Normal" style:family="paragraph">
      <style:text-properties fo:font-size="11pt" style:font-size-asian="11pt" style:font-size-complex="11pt"/>
    </style:style>
    <style:style style:name="P302" style:parent-style-name="Normal" style:family="paragraph">
      <style:text-properties fo:font-size="11pt" style:font-size-asian="11pt" style:font-size-complex="11pt"/>
    </style:style>
    <style:style style:name="P303" style:parent-style-name="Normal" style:family="paragraph">
      <style:text-properties fo:font-size="11pt" style:font-size-asian="11pt" style:font-size-complex="11pt"/>
    </style:style>
    <style:style style:name="T304" style:parent-style-name="Policepardéfaut" style:family="text">
      <style:text-properties fo:font-size="11pt" style:font-size-asian="11pt" style:font-size-complex="11pt"/>
    </style:style>
    <style:style style:name="T305" style:parent-style-name="Appelnotedebasdep." style:family="text">
      <style:text-properties fo:font-size="11pt" style:font-size-asian="11pt" style:font-size-complex="11pt"/>
    </style:style>
    <style:style style:name="T306" style:parent-style-name="Policepardéfaut" style:family="text">
      <style:text-properties fo:font-size="11pt" style:font-size-asian="11pt" style:font-size-complex="11pt"/>
    </style:style>
    <style:style style:name="P307" style:parent-style-name="Normal" style:family="paragraph">
      <style:text-properties fo:font-size="11pt" style:font-size-asian="11pt" style:font-size-complex="11pt"/>
    </style:style>
    <style:style style:name="P308" style:parent-style-name="Normal" style:family="paragraph">
      <style:text-properties fo:font-size="11pt" style:font-size-asian="11pt" style:font-size-complex="11pt"/>
    </style:style>
    <style:style style:name="P309" style:parent-style-name="Normal" style:family="paragraph">
      <style:text-properties fo:font-size="11pt" style:font-size-asian="11pt" style:font-size-complex="11pt"/>
    </style:style>
    <style:style style:name="P310" style:parent-style-name="Normal" style:family="paragraph">
      <style:text-properties fo:font-size="11pt" style:font-size-asian="11pt" style:font-size-complex="11pt"/>
    </style:style>
    <style:style style:name="P311" style:parent-style-name="Normal" style:family="paragraph">
      <style:text-properties fo:font-size="11pt" style:font-size-asian="11pt" style:font-size-complex="11pt"/>
    </style:style>
    <style:style style:name="P312" style:parent-style-name="Normal" style:family="paragraph">
      <style:text-properties fo:font-size="11pt" style:font-size-asian="11pt" style:font-size-complex="11pt"/>
    </style:style>
    <style:style style:name="P313" style:parent-style-name="Normal" style:family="paragraph">
      <style:text-properties fo:font-size="11pt" style:font-size-asian="11pt" style:font-size-complex="11pt"/>
    </style:style>
    <style:style style:name="P314" style:parent-style-name="Normal" style:family="paragraph">
      <style:text-properties fo:font-size="11pt" style:font-size-asian="11pt" style:font-size-complex="11pt"/>
    </style:style>
    <style:style style:name="P315" style:parent-style-name="Normal" style:family="paragraph">
      <style:text-properties fo:font-size="11pt" style:font-size-asian="11pt" style:font-size-complex="11pt"/>
    </style:style>
    <style:style style:name="P316" style:parent-style-name="Normal" style:family="paragraph">
      <style:text-properties fo:font-size="11pt" style:font-size-asian="11pt" style:font-size-complex="11pt"/>
    </style:style>
    <style:style style:name="P317" style:parent-style-name="Normal" style:family="paragraph">
      <style:text-properties fo:font-size="11pt" style:font-size-asian="11pt" style:font-size-complex="11pt"/>
    </style:style>
    <style:style style:name="P318" style:parent-style-name="Normal" style:family="paragraph">
      <style:text-properties fo:font-size="11pt" style:font-size-asian="11pt" style:font-size-complex="11pt"/>
    </style:style>
    <style:style style:name="P319" style:parent-style-name="Normal" style:family="paragraph">
      <style:text-properties fo:font-size="11pt" style:font-size-asian="11pt" style:font-size-complex="11pt"/>
    </style:style>
    <style:style style:name="P320" style:parent-style-name="Normal" style:family="paragraph">
      <style:text-properties fo:font-size="11pt" style:font-size-asian="11pt" style:font-size-complex="11pt"/>
    </style:style>
    <style:style style:name="P321" style:parent-style-name="Normal" style:family="paragraph">
      <style:text-properties fo:font-size="11pt" style:font-size-asian="11pt" style:font-size-complex="11pt"/>
    </style:style>
    <style:style style:name="P322" style:parent-style-name="Normal" style:family="paragraph">
      <style:text-properties fo:font-size="11pt" style:font-size-asian="11pt" style:font-size-complex="11pt"/>
    </style:style>
    <style:style style:name="P323" style:parent-style-name="Normal" style:family="paragraph">
      <style:text-properties fo:font-size="11pt" style:font-size-asian="11pt" style:font-size-complex="11pt"/>
    </style:style>
    <style:style style:name="P324" style:parent-style-name="Normal" style:family="paragraph">
      <style:text-properties fo:font-size="11pt" style:font-size-asian="11pt" style:font-size-complex="11pt"/>
    </style:style>
    <style:style style:name="P325" style:parent-style-name="Normal" style:family="paragraph">
      <style:text-properties fo:font-size="11pt" style:font-size-asian="11pt" style:font-size-complex="11pt"/>
    </style:style>
    <style:style style:name="P326" style:parent-style-name="Normal" style:family="paragraph">
      <style:text-properties fo:font-size="11pt" style:font-size-asian="11pt" style:font-size-complex="11pt"/>
    </style:style>
    <style:style style:name="P327" style:parent-style-name="Normal" style:family="paragraph">
      <style:text-properties fo:font-size="11pt" style:font-size-asian="11pt" style:font-size-complex="11pt"/>
    </style:style>
    <style:style style:name="P328" style:parent-style-name="Normal" style:family="paragraph">
      <style:text-properties fo:font-size="11pt" style:font-size-asian="11pt" style:font-size-complex="11pt"/>
    </style:style>
    <style:style style:name="P329" style:parent-style-name="Normal" style:family="paragraph">
      <style:text-properties fo:font-size="11pt" style:font-size-asian="11pt" style:font-size-complex="11pt"/>
    </style:style>
    <style:style style:name="P330" style:parent-style-name="Normal" style:family="paragraph">
      <style:text-properties fo:font-size="11pt" style:font-size-asian="11pt" style:font-size-complex="11pt"/>
    </style:style>
    <style:style style:name="T331" style:parent-style-name="Policepardéfaut" style:family="text">
      <style:text-properties fo:font-size="11pt" style:font-size-asian="11pt" style:font-size-complex="11pt"/>
    </style:style>
    <style:style style:name="T332" style:parent-style-name="Appelnotedebasdep." style:family="text">
      <style:text-properties fo:font-size="11pt" style:font-size-asian="11pt" style:font-size-complex="11pt"/>
    </style:style>
    <style:style style:name="P333" style:parent-style-name="Normal" style:family="paragraph">
      <style:text-properties fo:font-size="11pt" style:font-size-asian="11pt" style:font-size-complex="11pt"/>
    </style:style>
    <style:style style:name="P334" style:parent-style-name="Normal" style:family="paragraph">
      <style:text-properties fo:font-size="11pt" style:font-size-asian="11pt" style:font-size-complex="11pt"/>
    </style:style>
    <style:style style:name="P335" style:parent-style-name="Normal" style:family="paragraph">
      <style:text-properties fo:font-size="11pt" style:font-size-asian="11pt" style:font-size-complex="11pt"/>
    </style:style>
    <style:style style:name="P336" style:parent-style-name="Normal" style:family="paragraph">
      <style:text-properties fo:font-size="11pt" style:font-size-asian="11pt" style:font-size-complex="11pt"/>
    </style:style>
    <style:style style:name="P337" style:parent-style-name="Normal" style:family="paragraph">
      <style:text-properties fo:font-size="11pt" style:font-size-asian="11pt" style:font-size-complex="11pt"/>
    </style:style>
    <style:style style:name="P338" style:parent-style-name="Normal" style:family="paragraph">
      <style:text-properties fo:font-size="11pt" style:font-size-asian="11pt" style:font-size-complex="11pt"/>
    </style:style>
    <style:style style:name="P339" style:parent-style-name="Normal" style:family="paragraph">
      <style:text-properties fo:font-size="11pt" style:font-size-asian="11pt" style:font-size-complex="11pt"/>
    </style:style>
    <style:style style:name="P340" style:parent-style-name="Normal" style:family="paragraph">
      <style:text-properties fo:font-size="11pt" style:font-size-asian="11pt" style:font-size-complex="11pt"/>
    </style:style>
    <style:style style:name="P341" style:parent-style-name="Normal" style:family="paragraph">
      <style:text-properties fo:font-size="11pt" style:font-size-asian="11pt" style:font-size-complex="11pt"/>
    </style:style>
    <style:style style:name="P342" style:parent-style-name="Normal" style:family="paragraph">
      <style:text-properties fo:font-size="11pt" style:font-size-asian="11pt" style:font-size-complex="11pt"/>
    </style:style>
    <style:style style:name="P343" style:parent-style-name="Normal" style:family="paragraph">
      <style:text-properties fo:font-size="11pt" style:font-size-asian="11pt" style:font-size-complex="11pt"/>
    </style:style>
    <style:style style:name="P344" style:parent-style-name="Normal" style:family="paragraph">
      <style:text-properties fo:font-size="11pt" style:font-size-asian="11pt" style:font-size-complex="11pt"/>
    </style:style>
    <style:style style:name="P345" style:parent-style-name="Normal" style:family="paragraph">
      <style:text-properties fo:font-size="11pt" style:font-size-asian="11pt" style:font-size-complex="11pt"/>
    </style:style>
    <style:style style:name="P346" style:parent-style-name="Normal" style:family="paragraph">
      <style:text-properties fo:font-size="11pt" style:font-size-asian="11pt" style:font-size-complex="11pt"/>
    </style:style>
    <style:style style:name="P347" style:parent-style-name="Normal" style:family="paragraph">
      <style:text-properties fo:font-size="11pt" style:font-size-asian="11pt" style:font-size-complex="11pt"/>
    </style:style>
    <style:style style:name="P348" style:parent-style-name="Normal" style:family="paragraph">
      <style:text-properties fo:font-size="11pt" style:font-size-asian="11pt" style:font-size-complex="11pt"/>
    </style:style>
    <style:style style:name="P349" style:parent-style-name="Normal" style:family="paragraph">
      <style:text-properties fo:font-size="11pt" style:font-size-asian="11pt" style:font-size-complex="11pt"/>
    </style:style>
    <style:style style:name="P350" style:parent-style-name="Normal" style:family="paragraph">
      <style:text-properties fo:font-size="11pt" style:font-size-asian="11pt" style:font-size-complex="11pt"/>
    </style:style>
    <style:style style:name="P351" style:parent-style-name="Normal" style:family="paragraph">
      <style:text-properties fo:font-size="11pt" style:font-size-asian="11pt" style:font-size-complex="11pt"/>
    </style:style>
    <style:style style:name="P352" style:parent-style-name="Normal" style:family="paragraph">
      <style:text-properties fo:font-size="11pt" style:font-size-asian="11pt" style:font-size-complex="11pt"/>
    </style:style>
    <style:style style:name="P353" style:parent-style-name="Normal" style:family="paragraph">
      <style:text-properties fo:font-size="11pt" style:font-size-asian="11pt" style:font-size-complex="11pt"/>
    </style:style>
    <style:style style:name="P354" style:parent-style-name="Normal" style:family="paragraph">
      <style:text-properties fo:font-size="11pt" style:font-size-asian="11pt" style:font-size-complex="11pt"/>
    </style:style>
    <style:style style:name="P355" style:parent-style-name="Normal" style:family="paragraph">
      <style:text-properties fo:font-size="11pt" style:font-size-asian="11pt" style:font-size-complex="11pt"/>
    </style:style>
    <style:style style:name="P356" style:parent-style-name="Normal" style:family="paragraph">
      <style:text-properties fo:font-size="11pt" style:font-size-asian="11pt" style:font-size-complex="11pt"/>
    </style:style>
    <style:style style:name="P357" style:parent-style-name="Normal" style:family="paragraph">
      <style:text-properties fo:font-size="11pt" style:font-size-asian="11pt" style:font-size-complex="11pt"/>
    </style:style>
    <style:style style:name="P358" style:parent-style-name="Normal" style:family="paragraph">
      <style:text-properties fo:font-size="11pt" style:font-size-asian="11pt" style:font-size-complex="11pt"/>
    </style:style>
    <style:style style:name="P359" style:parent-style-name="Normal" style:family="paragraph">
      <style:text-properties fo:font-size="11pt" style:font-size-asian="11pt" style:font-size-complex="11pt"/>
    </style:style>
    <style:style style:name="P360" style:parent-style-name="Normal" style:family="paragraph">
      <style:text-properties fo:font-size="11pt" style:font-size-asian="11pt" style:font-size-complex="11pt"/>
    </style:style>
    <style:style style:name="P361" style:parent-style-name="Normal" style:family="paragraph">
      <style:text-properties fo:font-size="11pt" style:font-size-asian="11pt" style:font-size-complex="11pt"/>
    </style:style>
    <style:style style:name="P362" style:parent-style-name="Normal" style:family="paragraph">
      <style:text-properties fo:font-size="11pt" style:font-size-asian="11pt" style:font-size-complex="11pt"/>
    </style:style>
    <style:style style:name="P363" style:parent-style-name="Normal" style:family="paragraph">
      <style:text-properties fo:font-size="11pt" style:font-size-asian="11pt" style:font-size-complex="11pt"/>
    </style:style>
    <style:style style:name="P364" style:parent-style-name="Normal" style:family="paragraph">
      <style:text-properties fo:font-size="11pt" style:font-size-asian="11pt" style:font-size-complex="11pt"/>
    </style:style>
    <style:style style:name="P365" style:parent-style-name="Normal" style:family="paragraph">
      <style:text-properties fo:font-size="11pt" style:font-size-asian="11pt" style:font-size-complex="11pt"/>
    </style:style>
    <style:style style:name="P366" style:parent-style-name="Normal" style:family="paragraph">
      <style:text-properties fo:font-size="11pt" style:font-size-asian="11pt" style:font-size-complex="11pt"/>
    </style:style>
    <style:style style:name="P367" style:parent-style-name="Normal" style:family="paragraph">
      <style:text-properties fo:font-size="11pt" style:font-size-asian="11pt" style:font-size-complex="11pt"/>
    </style:style>
    <style:style style:name="P368" style:parent-style-name="Normal" style:family="paragraph">
      <style:text-properties fo:font-size="11pt" style:font-size-asian="11pt" style:font-size-complex="11pt"/>
    </style:style>
    <style:style style:name="P369" style:parent-style-name="Normal" style:family="paragraph">
      <style:text-properties fo:font-size="11pt" style:font-size-asian="11pt" style:font-size-complex="11pt"/>
    </style:style>
    <style:style style:name="P370" style:parent-style-name="Normal" style:family="paragraph">
      <style:text-properties fo:font-size="11pt" style:font-size-asian="11pt" style:font-size-complex="11pt"/>
    </style:style>
    <style:style style:name="P371" style:parent-style-name="Normal" style:family="paragraph">
      <style:text-properties fo:font-size="11pt" style:font-size-asian="11pt" style:font-size-complex="11pt"/>
    </style:style>
    <style:style style:name="P372" style:parent-style-name="Normal" style:family="paragraph">
      <style:text-properties fo:font-size="11pt" style:font-size-asian="11pt" style:font-size-complex="11pt"/>
    </style:style>
    <style:style style:name="P373" style:parent-style-name="Normal" style:family="paragraph">
      <style:text-properties fo:font-size="11pt" style:font-size-asian="11pt" style:font-size-complex="11pt"/>
    </style:style>
    <style:style style:name="P374" style:parent-style-name="Normal" style:family="paragraph">
      <style:text-properties fo:font-size="11pt" style:font-size-asian="11pt" style:font-size-complex="11pt"/>
    </style:style>
    <style:style style:name="P375" style:parent-style-name="Normal" style:family="paragraph">
      <style:text-properties fo:font-size="11pt" style:font-size-asian="11pt" style:font-size-complex="11pt"/>
    </style:style>
    <style:style style:name="P376" style:parent-style-name="Normal" style:family="paragraph">
      <style:text-properties fo:font-size="11pt" style:font-size-asian="11pt" style:font-size-complex="11pt"/>
    </style:style>
    <style:style style:name="T377" style:parent-style-name="Policepardéfaut" style:family="text">
      <style:text-properties fo:font-size="11pt" style:font-size-asian="11pt" style:font-size-complex="11pt"/>
    </style:style>
    <style:style style:name="T378" style:parent-style-name="Appelnotedebasdep." style:family="text">
      <style:text-properties fo:font-size="11pt" style:font-size-asian="11pt" style:font-size-complex="11pt"/>
    </style:style>
    <style:style style:name="T379" style:parent-style-name="Policepardéfaut" style:family="text">
      <style:text-properties fo:font-size="11pt" style:font-size-asian="11pt" style:font-size-complex="11pt"/>
    </style:style>
    <style:style style:name="P380" style:parent-style-name="Normal" style:family="paragraph">
      <style:text-properties fo:font-size="11pt" style:font-size-asian="11pt" style:font-size-complex="11pt"/>
    </style:style>
    <style:style style:name="P381" style:parent-style-name="Normal" style:family="paragraph">
      <style:text-properties fo:font-size="11pt" style:font-size-asian="11pt" style:font-size-complex="11pt"/>
    </style:style>
    <style:style style:name="P382" style:parent-style-name="Normal" style:family="paragraph">
      <style:text-properties fo:font-size="11pt" style:font-size-asian="11pt" style:font-size-complex="11pt"/>
    </style:style>
    <style:style style:name="P383" style:parent-style-name="Normal" style:family="paragraph">
      <style:text-properties fo:font-size="11pt" style:font-size-asian="11pt" style:font-size-complex="11pt"/>
    </style:style>
    <style:style style:name="P384" style:parent-style-name="Normal" style:family="paragraph">
      <style:text-properties fo:font-size="11pt" style:font-size-asian="11pt" style:font-size-complex="11pt"/>
    </style:style>
    <style:style style:name="P385" style:parent-style-name="Normal" style:family="paragraph">
      <style:text-properties fo:font-size="11pt" style:font-size-asian="11pt" style:font-size-complex="11pt"/>
    </style:style>
    <style:style style:name="P386" style:parent-style-name="Normal" style:family="paragraph">
      <style:text-properties fo:font-size="11pt" style:font-size-asian="11pt" style:font-size-complex="11pt"/>
    </style:style>
    <style:style style:name="P387" style:parent-style-name="Normal" style:family="paragraph">
      <style:text-properties fo:font-size="11pt" style:font-size-asian="11pt" style:font-size-complex="11pt"/>
    </style:style>
    <style:style style:name="P388" style:parent-style-name="Normal" style:family="paragraph">
      <style:text-properties fo:font-size="11pt" style:font-size-asian="11pt" style:font-size-complex="11pt"/>
    </style:style>
    <style:style style:name="P389" style:parent-style-name="Normal" style:family="paragraph">
      <style:text-properties fo:font-size="11pt" style:font-size-asian="11pt" style:font-size-complex="11pt"/>
    </style:style>
    <style:style style:name="P390" style:parent-style-name="Normal" style:family="paragraph">
      <style:text-properties fo:font-size="11pt" style:font-size-asian="11pt" style:font-size-complex="11pt"/>
    </style:style>
    <style:style style:name="P391" style:parent-style-name="Normal" style:family="paragraph">
      <style:text-properties fo:font-size="11pt" style:font-size-asian="11pt" style:font-size-complex="11pt"/>
    </style:style>
    <style:style style:name="T392" style:parent-style-name="Policepardéfaut" style:family="text">
      <style:text-properties fo:font-size="11pt" style:font-size-asian="11pt" style:font-size-complex="11pt"/>
    </style:style>
    <style:style style:name="T393" style:parent-style-name="Appelnotedebasdep." style:family="text">
      <style:text-properties fo:font-size="11pt" style:font-size-asian="11pt" style:font-size-complex="11pt"/>
    </style:style>
    <style:style style:name="T394" style:parent-style-name="Policepardéfaut" style:family="text">
      <style:text-properties fo:font-size="11pt" style:font-size-asian="11pt" style:font-size-complex="11pt"/>
    </style:style>
    <style:style style:name="P395" style:parent-style-name="Normal" style:family="paragraph">
      <style:text-properties fo:font-size="11pt" style:font-size-asian="11pt" style:font-size-complex="11pt"/>
    </style:style>
    <style:style style:name="P396" style:parent-style-name="Normal" style:family="paragraph">
      <style:text-properties fo:font-size="11pt" style:font-size-asian="11pt" style:font-size-complex="11pt"/>
    </style:style>
    <style:style style:name="P397" style:parent-style-name="Normal" style:family="paragraph">
      <style:text-properties fo:font-size="11pt" style:font-size-asian="11pt" style:font-size-complex="11pt"/>
    </style:style>
    <style:style style:name="P398" style:parent-style-name="Normal" style:family="paragraph">
      <style:text-properties fo:font-size="11pt" style:font-size-asian="11pt" style:font-size-complex="11pt"/>
    </style:style>
    <style:style style:name="P399" style:parent-style-name="Normal" style:family="paragraph">
      <style:text-properties fo:font-size="11pt" style:font-size-asian="11pt" style:font-size-complex="11pt"/>
    </style:style>
    <style:style style:name="P400" style:parent-style-name="Normal" style:family="paragraph">
      <style:text-properties fo:font-size="11pt" style:font-size-asian="11pt" style:font-size-complex="11pt"/>
    </style:style>
    <style:style style:name="P401" style:parent-style-name="Normal" style:family="paragraph">
      <style:text-properties fo:font-size="11pt" style:font-size-asian="11pt" style:font-size-complex="11pt"/>
    </style:style>
    <style:style style:name="P402" style:parent-style-name="Normal" style:family="paragraph">
      <style:text-properties fo:font-size="11pt" style:font-size-asian="11pt" style:font-size-complex="11pt"/>
    </style:style>
    <style:style style:name="P403" style:parent-style-name="Normal" style:family="paragraph">
      <style:text-properties fo:font-size="11pt" style:font-size-asian="11pt" style:font-size-complex="11pt"/>
    </style:style>
    <style:style style:name="P404" style:parent-style-name="Normal" style:family="paragraph">
      <style:text-properties fo:font-size="11pt" style:font-size-asian="11pt" style:font-size-complex="11pt"/>
    </style:style>
    <style:style style:name="P405" style:parent-style-name="Normal" style:family="paragraph">
      <style:text-properties fo:font-size="11pt" style:font-size-asian="11pt" style:font-size-complex="11pt"/>
    </style:style>
    <style:style style:name="P406" style:parent-style-name="Normal" style:family="paragraph">
      <style:text-properties fo:font-size="11pt" style:font-size-asian="11pt" style:font-size-complex="11pt"/>
    </style:style>
    <style:style style:name="P407" style:parent-style-name="Normal" style:family="paragraph">
      <style:text-properties fo:font-size="11pt" style:font-size-asian="11pt" style:font-size-complex="11pt"/>
    </style:style>
    <style:style style:name="P408" style:parent-style-name="Normal" style:family="paragraph">
      <style:text-properties fo:font-size="11pt" style:font-size-asian="11pt" style:font-size-complex="11pt"/>
    </style:style>
    <style:style style:name="P409" style:parent-style-name="Normal" style:family="paragraph">
      <style:text-properties fo:font-size="11pt" style:font-size-asian="11pt" style:font-size-complex="11pt"/>
    </style:style>
    <style:style style:name="P410" style:parent-style-name="Normal" style:family="paragraph">
      <style:text-properties fo:font-size="11pt" style:font-size-asian="11pt" style:font-size-complex="11pt"/>
    </style:style>
    <style:style style:name="P411" style:parent-style-name="Normal" style:family="paragraph">
      <style:text-properties fo:font-size="11pt" style:font-size-asian="11pt" style:font-size-complex="11pt"/>
    </style:style>
    <style:style style:name="P412" style:parent-style-name="Normal" style:family="paragraph">
      <style:text-properties fo:font-size="11pt" style:font-size-asian="11pt" style:font-size-complex="11pt"/>
    </style:style>
    <style:style style:name="P413" style:parent-style-name="Normal" style:family="paragraph">
      <style:text-properties fo:font-size="11pt" style:font-size-asian="11pt" style:font-size-complex="11pt"/>
    </style:style>
    <style:style style:name="P414" style:parent-style-name="Normal" style:family="paragraph">
      <style:text-properties fo:font-size="11pt" style:font-size-asian="11pt" style:font-size-complex="11pt"/>
    </style:style>
    <style:style style:name="P415" style:parent-style-name="Normal" style:family="paragraph">
      <style:text-properties fo:font-size="11pt" style:font-size-asian="11pt" style:font-size-complex="11pt"/>
    </style:style>
    <style:style style:name="P416" style:parent-style-name="Normal" style:family="paragraph">
      <style:text-properties fo:font-size="11pt" style:font-size-asian="11pt" style:font-size-complex="11pt"/>
    </style:style>
    <style:style style:name="P417" style:parent-style-name="Normal" style:family="paragraph">
      <style:text-properties fo:font-size="11pt" style:font-size-asian="11pt" style:font-size-complex="11pt"/>
    </style:style>
    <style:style style:name="P418" style:parent-style-name="Normal" style:family="paragraph">
      <style:text-properties fo:font-size="11pt" style:font-size-asian="11pt" style:font-size-complex="11pt"/>
    </style:style>
    <style:style style:name="P419" style:parent-style-name="Normal" style:family="paragraph">
      <style:text-properties fo:font-size="11pt" style:font-size-asian="11pt" style:font-size-complex="11pt"/>
    </style:style>
    <style:style style:name="P420" style:parent-style-name="Normal" style:family="paragraph">
      <style:text-properties fo:font-size="11pt" style:font-size-asian="11pt" style:font-size-complex="11pt"/>
    </style:style>
    <style:style style:name="P421" style:parent-style-name="Normal" style:family="paragraph">
      <style:text-properties fo:font-size="11pt" style:font-size-asian="11pt" style:font-size-complex="11pt"/>
    </style:style>
    <style:style style:name="P422" style:parent-style-name="Normal" style:family="paragraph">
      <style:text-properties fo:font-size="11pt" style:font-size-asian="11pt" style:font-size-complex="11pt"/>
    </style:style>
    <style:style style:name="P423" style:parent-style-name="Normal" style:family="paragraph">
      <style:text-properties fo:font-size="11pt" style:font-size-asian="11pt" style:font-size-complex="11pt"/>
    </style:style>
    <style:style style:name="P424" style:parent-style-name="Normal" style:family="paragraph">
      <style:text-properties fo:font-size="11pt" style:font-size-asian="11pt" style:font-size-complex="11pt"/>
    </style:style>
    <style:style style:name="P425" style:parent-style-name="Normal" style:family="paragraph">
      <style:text-properties fo:font-size="11pt" style:font-size-asian="11pt" style:font-size-complex="11pt"/>
    </style:style>
    <style:style style:name="P426" style:parent-style-name="Normal" style:family="paragraph">
      <style:text-properties fo:font-size="11pt" style:font-size-asian="11pt" style:font-size-complex="11pt"/>
    </style:style>
    <style:style style:name="P427" style:parent-style-name="Normal" style:family="paragraph">
      <style:text-properties fo:font-size="11pt" style:font-size-asian="11pt" style:font-size-complex="11pt"/>
    </style:style>
    <style:style style:name="P428" style:parent-style-name="Normal" style:family="paragraph">
      <style:text-properties fo:font-size="11pt" style:font-size-asian="11pt" style:font-size-complex="11pt"/>
    </style:style>
    <style:style style:name="P429" style:parent-style-name="Normal" style:family="paragraph">
      <style:text-properties fo:font-size="11pt" style:font-size-asian="11pt" style:font-size-complex="11pt"/>
    </style:style>
    <style:style style:name="P430" style:parent-style-name="Normal" style:family="paragraph">
      <style:text-properties fo:font-size="11pt" style:font-size-asian="11pt" style:font-size-complex="11pt"/>
    </style:style>
    <style:style style:name="P431" style:parent-style-name="Normal" style:family="paragraph">
      <style:text-properties fo:font-size="11pt" style:font-size-asian="11pt" style:font-size-complex="11pt"/>
    </style:style>
    <style:style style:name="P432" style:parent-style-name="Normal" style:family="paragraph">
      <style:text-properties fo:font-size="11pt" style:font-size-asian="11pt" style:font-size-complex="11pt"/>
    </style:style>
    <style:style style:name="P433" style:parent-style-name="Normal" style:family="paragraph">
      <style:text-properties fo:font-size="11pt" style:font-size-asian="11pt" style:font-size-complex="11pt"/>
    </style:style>
    <style:style style:name="P434" style:parent-style-name="Normal" style:family="paragraph">
      <style:text-properties fo:font-size="11pt" style:font-size-asian="11pt" style:font-size-complex="11pt"/>
    </style:style>
    <style:style style:name="P435" style:parent-style-name="Normal" style:family="paragraph">
      <style:text-properties fo:font-size="11pt" style:font-size-asian="11pt" style:font-size-complex="11pt"/>
    </style:style>
    <style:style style:name="P436" style:parent-style-name="Normal" style:family="paragraph">
      <style:text-properties fo:font-size="11pt" style:font-size-asian="11pt" style:font-size-complex="11pt"/>
    </style:style>
    <style:style style:name="P437" style:parent-style-name="Normal" style:family="paragraph">
      <style:text-properties fo:font-size="11pt" style:font-size-asian="11pt" style:font-size-complex="11pt"/>
    </style:style>
    <style:style style:name="P438" style:parent-style-name="Normal" style:family="paragraph">
      <style:text-properties fo:font-size="11pt" style:font-size-asian="11pt" style:font-size-complex="11pt"/>
    </style:style>
    <style:style style:name="P439" style:parent-style-name="Normal" style:family="paragraph">
      <style:text-properties fo:font-size="11pt" style:font-size-asian="11pt" style:font-size-complex="11pt"/>
    </style:style>
    <style:style style:name="P440" style:parent-style-name="Normal" style:family="paragraph">
      <style:text-properties fo:font-size="11pt" style:font-size-asian="11pt" style:font-size-complex="11pt"/>
    </style:style>
    <style:style style:name="P441" style:parent-style-name="Normal" style:family="paragraph">
      <style:text-properties fo:font-size="11pt" style:font-size-asian="11pt" style:font-size-complex="11pt"/>
    </style:style>
    <style:style style:name="P442" style:parent-style-name="Normal" style:family="paragraph">
      <style:text-properties fo:font-size="11pt" style:font-size-asian="11pt" style:font-size-complex="11pt"/>
    </style:style>
    <style:style style:name="P443" style:parent-style-name="Normal" style:family="paragraph">
      <style:text-properties fo:font-size="11pt" style:font-size-asian="11pt" style:font-size-complex="11pt"/>
    </style:style>
    <style:style style:name="P444" style:parent-style-name="Normal" style:family="paragraph">
      <style:text-properties fo:font-size="11pt" style:font-size-asian="11pt" style:font-size-complex="11pt"/>
    </style:style>
    <style:style style:name="P445" style:parent-style-name="Normal" style:family="paragraph">
      <style:text-properties fo:font-size="11pt" style:font-size-asian="11pt" style:font-size-complex="11pt"/>
    </style:style>
    <style:style style:name="P446" style:parent-style-name="Normal" style:family="paragraph">
      <style:text-properties fo:font-size="11pt" style:font-size-asian="11pt" style:font-size-complex="11pt"/>
    </style:style>
    <style:style style:name="P447" style:parent-style-name="Normal" style:family="paragraph">
      <style:text-properties fo:font-size="11pt" style:font-size-asian="11pt" style:font-size-complex="11pt"/>
    </style:style>
    <style:style style:name="P448" style:parent-style-name="Normal" style:family="paragraph">
      <style:text-properties fo:font-size="11pt" style:font-size-asian="11pt" style:font-size-complex="11pt"/>
    </style:style>
    <style:style style:name="P449" style:parent-style-name="Normal" style:family="paragraph">
      <style:text-properties fo:font-size="11pt" style:font-size-asian="11pt" style:font-size-complex="11pt"/>
    </style:style>
    <style:style style:name="TableColumn451" style:family="table-column">
      <style:table-column-properties style:column-width="3.1465in"/>
    </style:style>
    <style:style style:name="TableColumn452" style:family="table-column">
      <style:table-column-properties style:column-width="3.1465in"/>
    </style:style>
    <style:style style:name="Table450" style:family="table">
      <style:table-properties style:width="6.293in" fo:margin-left="0in" table:align="left"/>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fo:font-size="11pt" style:font-size-asian="11pt" style:font-size-complex="11pt"/>
    </style:style>
    <style:style style:name="P456" style:parent-style-name="Normal" style:family="paragraph">
      <style:text-properties fo:font-size="11pt" style:font-size-asian="11pt" style:font-size-complex="11pt"/>
    </style:style>
    <style:style style:name="P457" style:parent-style-name="Normal" style:family="paragraph">
      <style:text-properties fo:font-size="11pt" style:font-size-asian="11pt" style:font-size-complex="11pt"/>
    </style:style>
    <style:style style:name="P458" style:parent-style-name="Normal" style:family="paragraph">
      <style:text-properties fo:font-size="11pt" style:font-size-asian="11pt" style:font-size-complex="11pt"/>
    </style:style>
    <style:style style:name="P459" style:parent-style-name="Normal" style:family="paragraph">
      <style:text-properties fo:font-size="11pt" style:font-size-asian="11pt" style:font-size-complex="11pt"/>
    </style:style>
    <style:style style:name="P460" style:parent-style-name="Normal" style:family="paragraph">
      <style:text-properties fo:font-size="11pt" style:font-size-asian="11pt" style:font-size-complex="11pt"/>
    </style:style>
    <style:style style:name="P461" style:parent-style-name="Normal" style:family="paragraph">
      <style:text-properties fo:font-size="11pt" style:font-size-asian="11pt" style:font-size-complex="11pt"/>
    </style:style>
    <style:style style:name="P462" style:parent-style-name="Normal" style:family="paragraph">
      <style:text-properties fo:font-size="11pt" style:font-size-asian="11pt" style:font-size-complex="11pt"/>
    </style:style>
    <style:style style:name="P463" style:parent-style-name="Normal" style:family="paragraph">
      <style:text-properties fo:font-size="11pt" style:font-size-asian="11pt" style:font-size-complex="11pt"/>
    </style:style>
    <style:style style:name="P464" style:parent-style-name="Normal" style:family="paragraph">
      <style:text-properties fo:font-size="11pt" style:font-size-asian="11pt" style:font-size-complex="11pt"/>
    </style:style>
    <style:style style:name="P465" style:parent-style-name="Normal" style:family="paragraph">
      <style:text-properties fo:font-size="11pt" style:font-size-asian="11pt" style:font-size-complex="11pt"/>
    </style:style>
    <style:style style:name="P466" style:parent-style-name="Normal" style:family="paragraph">
      <style:text-properties fo:font-size="11pt" style:font-size-asian="11pt" style:font-size-complex="11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text-properties fo:font-size="11pt" style:font-size-asian="11pt" style:font-size-complex="11pt"/>
    </style:style>
    <style:style style:name="P469" style:parent-style-name="Normal" style:family="paragraph">
      <style:text-properties fo:font-size="11pt" style:font-size-asian="11pt" style:font-size-complex="11pt"/>
    </style:style>
    <style:style style:name="P470" style:parent-style-name="Normal" style:family="paragraph">
      <style:text-properties fo:font-size="11pt" style:font-size-asian="11pt" style:font-size-complex="11pt"/>
    </style:style>
    <style:style style:name="P471" style:parent-style-name="Normal" style:family="paragraph">
      <style:text-properties fo:font-size="11pt" style:font-size-asian="11pt" style:font-size-complex="11pt"/>
    </style:style>
    <style:style style:name="P472" style:parent-style-name="Normal" style:family="paragraph">
      <style:text-properties fo:font-size="11pt" style:font-size-asian="11pt" style:font-size-complex="11pt"/>
    </style:style>
    <style:style style:name="P473" style:parent-style-name="Normal" style:family="paragraph">
      <style:text-properties fo:font-size="11pt" style:font-size-asian="11pt" style:font-size-complex="11pt"/>
    </style:style>
    <style:style style:name="P474" style:parent-style-name="Normal" style:family="paragraph">
      <style:text-properties fo:font-size="11pt" style:font-size-asian="11pt" style:font-size-complex="11pt"/>
    </style:style>
    <style:style style:name="P475" style:parent-style-name="Normal" style:family="paragraph">
      <style:text-properties fo:font-size="11pt" style:font-size-asian="11pt" style:font-size-complex="11pt"/>
    </style:style>
    <style:style style:name="P476" style:parent-style-name="Normal" style:family="paragraph">
      <style:text-properties fo:font-size="11pt" style:font-size-asian="11pt" style:font-size-complex="11pt"/>
    </style:style>
    <style:style style:name="P477" style:parent-style-name="Normal" style:family="paragraph">
      <style:text-properties fo:font-size="11pt" style:font-size-asian="11pt" style:font-size-complex="11pt"/>
    </style:style>
    <style:style style:name="P478" style:parent-style-name="Normal" style:family="paragraph">
      <style:text-properties fo:font-size="11pt" style:font-size-asian="11pt" style:font-size-complex="11pt"/>
    </style:style>
    <style:style style:name="TableColumn480" style:family="table-column">
      <style:table-column-properties style:column-width="3.1465in"/>
    </style:style>
    <style:style style:name="TableColumn481" style:family="table-column">
      <style:table-column-properties style:column-width="3.1465in"/>
    </style:style>
    <style:style style:name="Table479" style:family="table">
      <style:table-properties style:width="6.293in" fo:margin-left="0in" table:align="left"/>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text-properties fo:font-size="11pt" style:font-size-asian="11pt" style:font-size-complex="11pt"/>
    </style:style>
    <style:style style:name="P485" style:parent-style-name="Normal" style:family="paragraph">
      <style:text-properties fo:font-size="11pt" style:font-size-asian="11pt" style:font-size-complex="11pt"/>
    </style:style>
    <style:style style:name="P486" style:parent-style-name="Normal" style:family="paragraph">
      <style:text-properties fo:font-size="11pt" style:font-size-asian="11pt" style:font-size-complex="11pt"/>
    </style:style>
    <style:style style:name="P487" style:parent-style-name="Normal" style:family="paragraph">
      <style:text-properties fo:font-size="11pt" style:font-size-asian="11pt" style:font-size-complex="11pt"/>
    </style:style>
    <style:style style:name="P488" style:parent-style-name="Normal" style:family="paragraph">
      <style:text-properties fo:font-size="11pt" style:font-size-asian="11pt" style:font-size-complex="11pt"/>
    </style:style>
    <style:style style:name="P489" style:parent-style-name="Normal" style:family="paragraph">
      <style:text-properties fo:font-size="11pt" style:font-size-asian="11pt" style:font-size-complex="11pt"/>
    </style:style>
    <style:style style:name="P490" style:parent-style-name="Normal" style:family="paragraph">
      <style:text-properties fo:font-size="11pt" style:font-size-asian="11pt" style:font-size-complex="11pt"/>
    </style:style>
    <style:style style:name="P491" style:parent-style-name="Normal" style:family="paragraph">
      <style:text-properties fo:font-size="11pt" style:font-size-asian="11pt" style:font-size-complex="11pt"/>
    </style:style>
    <style:style style:name="P492" style:parent-style-name="Normal" style:family="paragraph">
      <style:text-properties fo:font-size="11pt" style:font-size-asian="11pt" style:font-size-complex="11pt"/>
    </style:style>
    <style:style style:name="P493" style:parent-style-name="Normal" style:family="paragraph">
      <style:text-properties fo:font-size="11pt" style:font-size-asian="11pt" style:font-size-complex="11pt"/>
    </style:style>
    <style:style style:name="P494" style:parent-style-name="Normal" style:family="paragraph">
      <style:text-properties fo:font-size="11pt" style:font-size-asian="11pt" style:font-size-complex="11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text-properties fo:font-size="11pt" style:font-size-asian="11pt" style:font-size-complex="11pt"/>
    </style:style>
    <style:style style:name="P497" style:parent-style-name="Normal" style:family="paragraph">
      <style:text-properties fo:font-size="11pt" style:font-size-asian="11pt" style:font-size-complex="11pt"/>
    </style:style>
    <style:style style:name="P498" style:parent-style-name="Normal" style:family="paragraph">
      <style:text-properties fo:font-size="11pt" style:font-size-asian="11pt" style:font-size-complex="11pt"/>
    </style:style>
    <style:style style:name="P499" style:parent-style-name="Normal" style:family="paragraph">
      <style:text-properties fo:font-size="11pt" style:font-size-asian="11pt" style:font-size-complex="11pt"/>
    </style:style>
    <style:style style:name="P500" style:parent-style-name="Normal" style:family="paragraph">
      <style:text-properties fo:font-size="11pt" style:font-size-asian="11pt" style:font-size-complex="11pt"/>
    </style:style>
    <style:style style:name="P501" style:parent-style-name="Normal" style:family="paragraph">
      <style:text-properties fo:font-size="11pt" style:font-size-asian="11pt" style:font-size-complex="11pt"/>
    </style:style>
    <style:style style:name="T502" style:parent-style-name="Policepardéfaut" style:family="text">
      <style:text-properties fo:font-size="11pt" style:font-size-asian="11pt" style:font-size-complex="11pt"/>
    </style:style>
    <style:style style:name="T503" style:parent-style-name="Policepardéfaut" style:family="text">
      <style:text-properties style:font-name-complex="Times" fo:font-size="11pt" style:font-size-asian="11pt" style:font-size-complex="11pt"/>
    </style:style>
    <style:style style:name="T504" style:parent-style-name="Policepardéfaut" style:family="text">
      <style:text-properties fo:font-size="11pt" style:font-size-asian="11pt" style:font-size-complex="11pt"/>
    </style:style>
    <style:style style:name="P505" style:parent-style-name="Normal" style:family="paragraph">
      <style:text-properties fo:font-size="11pt" style:font-size-asian="11pt" style:font-size-complex="11pt"/>
    </style:style>
    <style:style style:name="P506" style:parent-style-name="Normal" style:family="paragraph">
      <style:text-properties fo:font-size="11pt" style:font-size-asian="11pt" style:font-size-complex="11pt"/>
    </style:style>
    <style:style style:name="P507" style:parent-style-name="Normal" style:family="paragraph">
      <style:text-properties fo:font-size="11pt" style:font-size-asian="11pt" style:font-size-complex="11pt"/>
    </style:style>
    <style:style style:name="P508" style:parent-style-name="Normal" style:family="paragraph">
      <style:text-properties fo:font-size="11pt" style:font-size-asian="11pt" style:font-size-complex="11pt"/>
    </style:style>
    <style:style style:name="P509" style:parent-style-name="Normal" style:family="paragraph">
      <style:text-properties fo:font-size="11pt" style:font-size-asian="11pt" style:font-size-complex="11pt"/>
    </style:style>
    <style:style style:name="P510" style:parent-style-name="Normal" style:family="paragraph">
      <style:text-properties fo:font-size="11pt" style:font-size-asian="11pt" style:font-size-complex="11pt"/>
    </style:style>
    <style:style style:name="P511" style:parent-style-name="Normal" style:family="paragraph">
      <style:text-properties fo:font-size="11pt" style:font-size-asian="11pt" style:font-size-complex="11pt"/>
    </style:style>
    <style:style style:name="P512" style:parent-style-name="Normal" style:family="paragraph">
      <style:text-properties fo:font-size="11pt" style:font-size-asian="11pt" style:font-size-complex="11pt"/>
    </style:style>
    <style:style style:name="P513" style:parent-style-name="Normal" style:family="paragraph">
      <style:text-properties fo:font-size="11pt" style:font-size-asian="11pt" style:font-size-complex="11pt"/>
    </style:style>
    <style:style style:name="P514" style:parent-style-name="Normal" style:family="paragraph">
      <style:text-properties fo:font-size="11pt" style:font-size-asian="11pt" style:font-size-complex="11pt"/>
    </style:style>
    <style:style style:name="P515" style:parent-style-name="Normal" style:family="paragraph">
      <style:text-properties fo:font-size="11pt" style:font-size-asian="11pt" style:font-size-complex="11pt"/>
    </style:style>
    <style:style style:name="P516" style:parent-style-name="Normal" style:family="paragraph">
      <style:text-properties fo:font-size="11pt" style:font-size-asian="11pt" style:font-size-complex="11pt"/>
    </style:style>
    <style:style style:name="P517" style:parent-style-name="Normal" style:family="paragraph">
      <style:text-properties fo:font-size="11pt" style:font-size-asian="11pt" style:font-size-complex="11pt"/>
    </style:style>
    <style:style style:name="P518" style:parent-style-name="Normal" style:family="paragraph">
      <style:text-properties fo:font-size="11pt" style:font-size-asian="11pt" style:font-size-complex="11pt"/>
    </style:style>
    <style:style style:name="P519" style:parent-style-name="Normal" style:family="paragraph">
      <style:text-properties fo:font-size="11pt" style:font-size-asian="11pt" style:font-size-complex="11pt"/>
    </style:style>
    <style:style style:name="P520" style:parent-style-name="Normal" style:family="paragraph">
      <style:text-properties fo:font-size="11pt" style:font-size-asian="11pt" style:font-size-complex="11pt"/>
    </style:style>
    <style:style style:name="P521" style:parent-style-name="Normal" style:family="paragraph">
      <style:text-properties fo:font-size="11pt" style:font-size-asian="11pt" style:font-size-complex="11pt"/>
    </style:style>
    <style:style style:name="P522" style:parent-style-name="Normal" style:family="paragraph">
      <style:text-properties fo:font-size="11pt" style:font-size-asian="11pt" style:font-size-complex="11pt"/>
    </style:style>
    <style:style style:name="P523" style:parent-style-name="Normal" style:family="paragraph">
      <style:text-properties fo:font-size="11pt" style:font-size-asian="11pt" style:font-size-complex="11pt"/>
    </style:style>
    <style:style style:name="P524" style:parent-style-name="Normal" style:family="paragraph">
      <style:text-properties fo:font-size="11pt" style:font-size-asian="11pt" style:font-size-complex="11pt"/>
    </style:style>
    <style:style style:name="P525" style:parent-style-name="Normal" style:family="paragraph">
      <style:text-properties fo:font-size="11pt" style:font-size-asian="11pt" style:font-size-complex="11pt"/>
    </style:style>
    <style:style style:name="P526" style:parent-style-name="Normal" style:family="paragraph">
      <style:text-properties fo:font-size="11pt" style:font-size-asian="11pt" style:font-size-complex="11pt"/>
    </style:style>
    <style:style style:name="P527" style:parent-style-name="Normal" style:family="paragraph">
      <style:text-properties fo:font-size="11pt" style:font-size-asian="11pt" style:font-size-complex="11pt"/>
    </style:style>
    <style:style style:name="P528" style:parent-style-name="Normal" style:family="paragraph">
      <style:text-properties fo:font-size="11pt" style:font-size-asian="11pt" style:font-size-complex="11pt"/>
    </style:style>
    <style:style style:name="P529" style:parent-style-name="Normal" style:family="paragraph">
      <style:text-properties fo:font-size="11pt" style:font-size-asian="11pt" style:font-size-complex="11pt"/>
    </style:style>
    <style:style style:name="P530" style:parent-style-name="Normal" style:family="paragraph">
      <style:text-properties fo:font-size="11pt" style:font-size-asian="11pt" style:font-size-complex="11pt"/>
    </style:style>
    <style:style style:name="P531" style:parent-style-name="Normal" style:family="paragraph">
      <style:text-properties fo:font-size="11pt" style:font-size-asian="11pt" style:font-size-complex="11pt"/>
    </style:style>
    <style:style style:name="P532" style:parent-style-name="Normal" style:family="paragraph">
      <style:text-properties fo:font-size="11pt" style:font-size-asian="11pt" style:font-size-complex="11pt"/>
    </style:style>
    <style:style style:name="P533" style:parent-style-name="Normal" style:family="paragraph">
      <style:text-properties fo:font-size="11pt" style:font-size-asian="11pt" style:font-size-complex="11pt"/>
    </style:style>
    <style:style style:name="P534" style:parent-style-name="Normal" style:family="paragraph">
      <style:text-properties fo:font-size="11pt" style:font-size-asian="11pt" style:font-size-complex="11pt"/>
    </style:style>
    <style:style style:name="P535" style:parent-style-name="Normal" style:family="paragraph">
      <style:text-properties fo:font-size="11pt" style:font-size-asian="11pt" style:font-size-complex="11pt"/>
    </style:style>
    <style:style style:name="P536" style:parent-style-name="Normal" style:family="paragraph">
      <style:text-properties fo:font-size="11pt" style:font-size-asian="11pt" style:font-size-complex="11pt"/>
    </style:style>
    <style:style style:name="P537" style:parent-style-name="Normal" style:family="paragraph">
      <style:text-properties fo:font-size="11pt" style:font-size-asian="11pt" style:font-size-complex="11pt"/>
    </style:style>
    <style:style style:name="P538" style:parent-style-name="Normal" style:family="paragraph">
      <style:text-properties fo:font-size="11pt" style:font-size-asian="11pt" style:font-size-complex="11pt"/>
    </style:style>
    <style:style style:name="P539" style:parent-style-name="Normal" style:family="paragraph">
      <style:text-properties fo:font-size="11pt" style:font-size-asian="11pt" style:font-size-complex="11pt"/>
    </style:style>
    <style:style style:name="P540" style:parent-style-name="Normal" style:family="paragraph">
      <style:text-properties fo:font-size="11pt" style:font-size-asian="11pt" style:font-size-complex="11pt"/>
    </style:style>
    <style:style style:name="P541" style:parent-style-name="Normal" style:family="paragraph">
      <style:text-properties fo:font-size="11pt" style:font-size-asian="11pt" style:font-size-complex="11pt"/>
    </style:style>
    <style:style style:name="P542" style:parent-style-name="Normal" style:family="paragraph">
      <style:text-properties fo:font-size="11pt" style:font-size-asian="11pt" style:font-size-complex="11pt"/>
    </style:style>
    <style:style style:name="P543" style:parent-style-name="Normal" style:family="paragraph">
      <style:text-properties fo:font-size="11pt" style:font-size-asian="11pt" style:font-size-complex="11pt"/>
    </style:style>
    <style:style style:name="P544" style:parent-style-name="Normal" style:family="paragraph">
      <style:text-properties fo:font-size="11pt" style:font-size-asian="11pt" style:font-size-complex="11pt"/>
    </style:style>
    <style:style style:name="P545" style:parent-style-name="Normal" style:family="paragraph">
      <style:text-properties fo:font-size="11pt" style:font-size-asian="11pt" style:font-size-complex="11pt"/>
    </style:style>
    <style:style style:name="P546" style:parent-style-name="Normal" style:family="paragraph">
      <style:text-properties fo:font-size="11pt" style:font-size-asian="11pt" style:font-size-complex="11pt"/>
    </style:style>
    <style:style style:name="P547" style:parent-style-name="Normal" style:family="paragraph">
      <style:text-properties fo:font-size="11pt" style:font-size-asian="11pt" style:font-size-complex="11pt"/>
    </style:style>
    <style:style style:name="P548" style:parent-style-name="Normal" style:family="paragraph">
      <style:text-properties fo:font-size="11pt" style:font-size-asian="11pt" style:font-size-complex="11pt"/>
    </style:style>
    <style:style style:name="P549" style:parent-style-name="Normal" style:family="paragraph">
      <style:text-properties fo:font-size="11pt" style:font-size-asian="11pt" style:font-size-complex="11pt"/>
    </style:style>
    <style:style style:name="P550" style:parent-style-name="Normal" style:family="paragraph">
      <style:text-properties fo:font-size="11pt" style:font-size-asian="11pt" style:font-size-complex="11pt"/>
    </style:style>
    <style:style style:name="P551" style:parent-style-name="Normal" style:family="paragraph">
      <style:text-properties fo:font-size="11pt" style:font-size-asian="11pt" style:font-size-complex="11pt"/>
    </style:style>
    <style:style style:name="P552" style:parent-style-name="Normal" style:family="paragraph">
      <style:text-properties fo:font-size="11pt" style:font-size-asian="11pt" style:font-size-complex="11pt"/>
    </style:style>
    <style:style style:name="P553" style:parent-style-name="Normal" style:family="paragraph">
      <style:text-properties fo:font-size="11pt" style:font-size-asian="11pt" style:font-size-complex="11pt"/>
    </style:style>
    <style:style style:name="P554" style:parent-style-name="Normal" style:family="paragraph">
      <style:text-properties fo:font-size="11pt" style:font-size-asian="11pt" style:font-size-complex="11pt"/>
    </style:style>
    <style:style style:name="P555" style:parent-style-name="Normal" style:family="paragraph">
      <style:text-properties fo:font-size="11pt" style:font-size-asian="11pt" style:font-size-complex="11pt"/>
    </style:style>
    <style:style style:name="P556" style:parent-style-name="Normal" style:family="paragraph">
      <style:text-properties fo:font-size="11pt" style:font-size-asian="11pt" style:font-size-complex="11pt"/>
    </style:style>
    <style:style style:name="P557" style:parent-style-name="Normal" style:family="paragraph">
      <style:text-properties fo:font-size="11pt" style:font-size-asian="11pt" style:font-size-complex="11pt"/>
    </style:style>
    <style:style style:name="P558" style:parent-style-name="Normal" style:family="paragraph">
      <style:text-properties fo:font-size="11pt" style:font-size-asian="11pt" style:font-size-complex="11pt"/>
    </style:style>
    <style:style style:name="P559" style:parent-style-name="Normal" style:family="paragraph">
      <style:text-properties fo:font-size="11pt" style:font-size-asian="11pt" style:font-size-complex="11pt"/>
    </style:style>
    <style:style style:name="P560" style:parent-style-name="Normal" style:family="paragraph">
      <style:text-properties fo:font-size="11pt" style:font-size-asian="11pt" style:font-size-complex="11pt"/>
    </style:style>
    <style:style style:name="P561" style:parent-style-name="Normal" style:family="paragraph">
      <style:text-properties fo:font-size="11pt" style:font-size-asian="11pt" style:font-size-complex="11pt"/>
    </style:style>
    <style:style style:name="P562" style:parent-style-name="Normal" style:family="paragraph">
      <style:text-properties fo:font-size="11pt" style:font-size-asian="11pt" style:font-size-complex="11pt"/>
    </style:style>
    <style:style style:name="P563" style:parent-style-name="Normal" style:family="paragraph">
      <style:text-properties fo:font-size="11pt" style:font-size-asian="11pt" style:font-size-complex="11pt"/>
    </style:style>
    <style:style style:name="P564" style:parent-style-name="Normal" style:family="paragraph">
      <style:text-properties fo:font-size="11pt" style:font-size-asian="11pt" style:font-size-complex="11pt"/>
    </style:style>
    <style:style style:name="P565" style:parent-style-name="Normal" style:family="paragraph">
      <style:text-properties fo:font-size="11pt" style:font-size-asian="11pt" style:font-size-complex="11pt"/>
    </style:style>
    <style:style style:name="P566" style:parent-style-name="Normal" style:family="paragraph">
      <style:text-properties fo:font-size="11pt" style:font-size-asian="11pt" style:font-size-complex="11pt"/>
    </style:style>
    <style:style style:name="P567" style:parent-style-name="Normal" style:family="paragraph">
      <style:text-properties fo:font-size="11pt" style:font-size-asian="11pt" style:font-size-complex="11pt"/>
    </style:style>
    <style:style style:name="P568" style:parent-style-name="Normal" style:family="paragraph">
      <style:text-properties fo:font-size="11pt" style:font-size-asian="11pt" style:font-size-complex="11pt"/>
    </style:style>
    <style:style style:name="P569" style:parent-style-name="Normal" style:family="paragraph">
      <style:text-properties fo:font-size="11pt" style:font-size-asian="11pt" style:font-size-complex="11pt"/>
    </style:style>
    <style:style style:name="P570" style:parent-style-name="Normal" style:family="paragraph">
      <style:text-properties fo:font-size="11pt" style:font-size-asian="11pt" style:font-size-complex="11pt"/>
    </style:style>
    <style:style style:name="P571" style:parent-style-name="Normal" style:family="paragraph">
      <style:text-properties fo:font-size="11pt" style:font-size-asian="11pt" style:font-size-complex="11pt"/>
    </style:style>
    <style:style style:name="P572" style:parent-style-name="Normal" style:family="paragraph">
      <style:text-properties fo:font-size="11pt" style:font-size-asian="11pt" style:font-size-complex="11pt"/>
    </style:style>
    <style:style style:name="P573" style:parent-style-name="Normal" style:family="paragraph">
      <style:text-properties fo:font-size="11pt" style:font-size-asian="11pt" style:font-size-complex="11pt"/>
    </style:style>
    <style:style style:name="P574" style:parent-style-name="Normal" style:family="paragraph">
      <style:text-properties fo:font-size="11pt" style:font-size-asian="11pt" style:font-size-complex="11pt"/>
    </style:style>
    <style:style style:name="P575" style:parent-style-name="Normal" style:family="paragraph">
      <style:text-properties fo:font-size="11pt" style:font-size-asian="11pt" style:font-size-complex="11pt"/>
    </style:style>
    <style:style style:name="P576" style:parent-style-name="Normal" style:family="paragraph">
      <style:text-properties fo:font-size="11pt" style:font-size-asian="11pt" style:font-size-complex="11pt"/>
    </style:style>
    <style:style style:name="P577" style:parent-style-name="Normal" style:family="paragraph">
      <style:text-properties fo:font-size="11pt" style:font-size-asian="11pt" style:font-size-complex="11pt"/>
    </style:style>
    <style:style style:name="P578" style:parent-style-name="Normal" style:family="paragraph">
      <style:text-properties fo:font-size="11pt" style:font-size-asian="11pt" style:font-size-complex="11pt"/>
    </style:style>
    <style:style style:name="P579" style:parent-style-name="Normal" style:family="paragraph">
      <style:text-properties fo:font-size="11pt" style:font-size-asian="11pt" style:font-size-complex="11pt"/>
    </style:style>
    <style:style style:name="P580" style:parent-style-name="Normal" style:family="paragraph">
      <style:text-properties fo:font-size="11pt" style:font-size-asian="11pt" style:font-size-complex="11pt"/>
    </style:style>
    <style:style style:name="P581" style:parent-style-name="Normal" style:family="paragraph">
      <style:text-properties fo:font-size="11pt" style:font-size-asian="11pt" style:font-size-complex="11pt"/>
    </style:style>
    <style:style style:name="P582" style:parent-style-name="Normal" style:family="paragraph">
      <style:text-properties fo:font-size="11pt" style:font-size-asian="11pt" style:font-size-complex="11pt"/>
    </style:style>
    <style:style style:name="P583" style:parent-style-name="Normal" style:family="paragraph">
      <style:text-properties fo:font-size="11pt" style:font-size-asian="11pt" style:font-size-complex="11pt"/>
    </style:style>
    <style:style style:name="P584" style:parent-style-name="Normal" style:family="paragraph">
      <style:text-properties fo:font-size="11pt" style:font-size-asian="11pt" style:font-size-complex="11pt"/>
    </style:style>
    <style:style style:name="P585" style:parent-style-name="Normal" style:family="paragraph">
      <style:text-properties fo:font-size="11pt" style:font-size-asian="11pt" style:font-size-complex="11pt"/>
    </style:style>
    <style:style style:name="P586" style:parent-style-name="Normal" style:family="paragraph">
      <style:text-properties fo:font-size="11pt" style:font-size-asian="11pt" style:font-size-complex="11pt"/>
    </style:style>
    <style:style style:name="P587" style:parent-style-name="Normal" style:family="paragraph">
      <style:text-properties fo:font-size="11pt" style:font-size-asian="11pt" style:font-size-complex="11pt"/>
    </style:style>
    <style:style style:name="P588" style:parent-style-name="Normal" style:family="paragraph">
      <style:text-properties fo:font-size="11pt" style:font-size-asian="11pt" style:font-size-complex="11pt"/>
    </style:style>
    <style:style style:name="P589" style:parent-style-name="Normal" style:family="paragraph">
      <style:text-properties fo:font-size="11pt" style:font-size-asian="11pt" style:font-size-complex="11pt"/>
    </style:style>
    <style:style style:name="P590" style:parent-style-name="Normal" style:family="paragraph">
      <style:text-properties fo:font-size="11pt" style:font-size-asian="11pt" style:font-size-complex="11pt"/>
    </style:style>
    <style:style style:name="P591" style:parent-style-name="Normal" style:family="paragraph">
      <style:text-properties fo:font-size="11pt" style:font-size-asian="11pt" style:font-size-complex="11pt"/>
    </style:style>
    <style:style style:name="P592" style:parent-style-name="Normal" style:family="paragraph">
      <style:text-properties fo:font-size="11pt" style:font-size-asian="11pt" style:font-size-complex="11pt"/>
    </style:style>
    <style:style style:name="P593" style:parent-style-name="Normal" style:family="paragraph">
      <style:text-properties fo:font-size="11pt" style:font-size-asian="11pt" style:font-size-complex="11pt"/>
    </style:style>
    <style:style style:name="P594" style:parent-style-name="Normal" style:family="paragraph">
      <style:text-properties fo:font-size="11pt" style:font-size-asian="11pt" style:font-size-complex="11pt"/>
    </style:style>
    <style:style style:name="P595" style:parent-style-name="Normal" style:family="paragraph">
      <style:text-properties fo:font-size="11pt" style:font-size-asian="11pt" style:font-size-complex="11pt"/>
    </style:style>
    <style:style style:name="P596" style:parent-style-name="Normal" style:family="paragraph">
      <style:text-properties fo:font-size="11pt" style:font-size-asian="11pt" style:font-size-complex="11pt"/>
    </style:style>
    <style:style style:name="P597" style:parent-style-name="Normal" style:family="paragraph">
      <style:text-properties fo:font-size="11pt" style:font-size-asian="11pt" style:font-size-complex="11pt"/>
    </style:style>
    <style:style style:name="P598" style:parent-style-name="Normal" style:family="paragraph">
      <style:text-properties fo:font-size="11pt" style:font-size-asian="11pt" style:font-size-complex="11pt"/>
    </style:style>
    <style:style style:name="P599" style:parent-style-name="Normal" style:family="paragraph">
      <style:text-properties fo:font-size="11pt" style:font-size-asian="11pt" style:font-size-complex="11pt"/>
    </style:style>
    <style:style style:name="P600" style:parent-style-name="Normal" style:family="paragraph">
      <style:text-properties fo:font-size="11pt" style:font-size-asian="11pt" style:font-size-complex="11pt"/>
    </style:style>
    <style:style style:name="P601" style:parent-style-name="Normal" style:family="paragraph">
      <style:text-properties fo:font-size="11pt" style:font-size-asian="11pt" style:font-size-complex="11pt"/>
    </style:style>
    <style:style style:name="P602" style:parent-style-name="Normal" style:family="paragraph">
      <style:text-properties fo:font-size="11pt" style:font-size-asian="11pt" style:font-size-complex="11pt"/>
    </style:style>
    <style:style style:name="P603" style:parent-style-name="Normal" style:family="paragraph">
      <style:text-properties fo:font-size="11pt" style:font-size-asian="11pt" style:font-size-complex="11pt"/>
    </style:style>
    <style:style style:name="P604" style:parent-style-name="Normal" style:family="paragraph">
      <style:text-properties fo:font-size="11pt" style:font-size-asian="11pt" style:font-size-complex="11pt"/>
    </style:style>
    <style:style style:name="P605" style:parent-style-name="Normal" style:family="paragraph">
      <style:text-properties fo:font-size="11pt" style:font-size-asian="11pt" style:font-size-complex="11pt"/>
    </style:style>
    <style:style style:name="P606" style:parent-style-name="Normal" style:family="paragraph">
      <style:text-properties fo:font-size="11pt" style:font-size-asian="11pt" style:font-size-complex="11pt"/>
    </style:style>
    <style:style style:name="P607" style:parent-style-name="Normal" style:family="paragraph">
      <style:text-properties fo:font-size="11pt" style:font-size-asian="11pt" style:font-size-complex="11pt"/>
    </style:style>
    <style:style style:name="P608" style:parent-style-name="Normal" style:family="paragraph">
      <style:text-properties fo:font-size="11pt" style:font-size-asian="11pt" style:font-size-complex="11pt"/>
    </style:style>
    <style:style style:name="P609" style:parent-style-name="Normal" style:family="paragraph">
      <style:text-properties fo:font-size="11pt" style:font-size-asian="11pt" style:font-size-complex="11pt"/>
    </style:style>
    <style:style style:name="P610" style:parent-style-name="Normal" style:family="paragraph">
      <style:text-properties fo:font-size="11pt" style:font-size-asian="11pt" style:font-size-complex="11pt"/>
    </style:style>
    <style:style style:name="P611" style:parent-style-name="Normal" style:family="paragraph">
      <style:text-properties fo:font-size="11pt" style:font-size-asian="11pt" style:font-size-complex="11pt"/>
    </style:style>
    <style:style style:name="P612" style:parent-style-name="Normal" style:family="paragraph">
      <style:text-properties fo:font-size="11pt" style:font-size-asian="11pt" style:font-size-complex="11pt"/>
    </style:style>
    <style:style style:name="T613" style:parent-style-name="Policepardéfaut" style:family="text">
      <style:text-properties fo:font-size="11pt" style:font-size-asian="11pt" style:font-size-complex="11pt"/>
    </style:style>
    <style:style style:name="T614" style:parent-style-name="Policepardéfaut" style:family="text">
      <style:text-properties fo:font-size="11pt" style:font-size-asian="11pt" style:font-size-complex="11pt"/>
    </style:style>
    <style:style style:name="T615" style:parent-style-name="Policepardéfaut" style:family="text">
      <style:text-properties style:font-name-complex="Times" fo:font-size="11pt" style:font-size-asian="11pt" style:font-size-complex="11pt"/>
    </style:style>
    <style:style style:name="P616" style:parent-style-name="Normal" style:family="paragraph">
      <style:text-properties style:font-name-complex="Times" fo:font-size="11pt" style:font-size-asian="11pt" style:font-size-complex="11pt"/>
    </style:style>
    <style:style style:name="P617" style:parent-style-name="Normal" style:family="paragraph">
      <style:text-properties style:font-name-complex="Times" fo:font-size="11pt" style:font-size-asian="11pt" style:font-size-complex="11pt"/>
    </style:style>
    <style:style style:name="P618" style:parent-style-name="Normal" style:family="paragraph">
      <style:text-properties style:font-name-complex="Times" fo:font-size="11pt" style:font-size-asian="11pt" style:font-size-complex="11pt"/>
    </style:style>
    <style:style style:name="P619" style:parent-style-name="Normal" style:family="paragraph">
      <style:text-properties style:font-name-complex="Times" fo:font-size="11pt" style:font-size-asian="11pt" style:font-size-complex="11pt"/>
    </style:style>
    <style:style style:name="P620" style:parent-style-name="Normal" style:family="paragraph">
      <style:text-properties style:font-name-complex="Times" fo:font-size="11pt" style:font-size-asian="11pt" style:font-size-complex="11pt"/>
    </style:style>
    <style:style style:name="P621" style:parent-style-name="Normal" style:family="paragraph">
      <style:text-properties fo:font-size="11pt" style:font-size-asian="11pt" style:font-size-complex="11pt"/>
    </style:style>
    <style:style style:name="P622" style:parent-style-name="Normal" style:family="paragraph">
      <style:text-properties fo:font-size="11pt" style:font-size-asian="11pt" style:font-size-complex="11pt"/>
    </style:style>
  </office:automatic-styles>
  <office:body>
    <office:text text:use-soft-page-breaks="true">
      <text:p text:style-name="P1"><text:span text:style-name="T2">creator : <text:s/></text:span><text:span text:style-name="T3">FÉLIBIEN André</text:span></text:p>
      <text:p text:style-name="Normal"><text:span text:style-name="T4">title : Relation de la feste de Versailles. Du dix-huitième juillet mil six cens soixante-huit. Par André Félibien.</text:span></text:p>
      <text:p text:style-name="Normal"><text:span text:style-name="T5">date :<text:s/></text:span><text:span text:style-name="T6">1668</text:span></text:p>
      <text:p text:style-name="Normal"><text:span text:style-name="T7">bibl : Félibien, André,<text:s/></text:span><text:span text:style-name="T8">Relation de la feste de Versailles. Du dix-huitième juillet mil six cens soixante-huit</text:span><text:span text:style-name="T9">, ed. Pierre le Petit, Paris, 1668, Bibliothèque nationale de France, département Littérature et art, Rés. Yf-1227, disponible à https://gallica.bnf.fr/ark:/12148/bpt6k72547</text:span><text:span text:style-name="T10">x</text:span><text:span text:style-name="T11">/f1.image</text:span><text:span text:style-name="T12">.</text:span></text:p>
      <text:p text:style-name="P13">copyeditor : IGNACE, Marion</text:p>
      <text:p text:style-name="P14"/>
      <text:p text:style-name="P15">1</text:p>
      <text:p text:style-name="P16">Relation de la Feste de Versailles.</text:p>
      <text:p text:style-name="P17">Du dix-huitième juillet mil six cens soixante-huit.</text:p>
      <text:p text:style-name="P18">(Image)</text:p>
      <text:p text:style-name="P19">A Paris,</text:p>
      <text:p text:style-name="P20">Chez Pierre le Petit, Imprimeur &amp; Librairie ordinaire</text:p>
      <text:p text:style-name="P21">Du Roy, ruë<text:s/>S. Jacques, à la Croix d’Or.</text:p>
      <text:p text:style-name="P22">M. DC. LXVIII.</text:p>
      <text:p text:style-name="P23"/>
      <text:p text:style-name="P24">2</text:p>
      <text:p text:style-name="P25"/>
      <text:p text:style-name="P26">3</text:p>
      <text:p text:style-name="P27">(Image)</text:p>
      <text:p text:style-name="P28">Relation de la Feste de Versailles.</text:p>
      <text:p text:style-name="P29">Du dix-huitième juillet mil six cens soixante-huit.</text:p>
      <text:p text:style-name="P30"/>
      <text:p text:style-name="P31">(Image)LE<text:s/>Roy ayant accordé<text:s/>la Paix aux instances de ses Alliez &amp; aux vœux de toute l’Europe, &amp; donné des marques d’une modération &amp; d’une bonté sans exemple, mesme dans le plus fort de ses conquestes, ne pensoit plus qu’à s’appliquer aux affaires de son Royaume, lors que pour reparer en quelque sorte ce que la Cour avoit perdu dans le Carnaval pendant</text:p>
      <text:p text:style-name="P32"/>
      <text:p text:style-name="P33">4</text:p>
      <text:p text:style-name="P34">son absence, il resolut de faire une Feste dans les jardins de Versailles où parmy les plaisirs que l’on trouve dans un sejour si délicieux, l’esprit fust encore touché de ces beautez surprenantes &amp; extraordinaires dont ce grand Prince sçait si bien assaisonner tous ses divertissements.</text:p>
      <text:p text:style-name="P35">Pour cet effet voulant donner la Comedie ensuite d’une colation, &amp; souper aprés la Comedie qui fust suivy d’un bal &amp; d’un feu d’artifice ; il jetta les yeux sur les personnes qu’il jugea les plus capables pour disposer toutes les choses propres à cela. Il leur marqua lui-mesme les endroits où la disposition du lieu pouvoit par sa beauté naturelle contribuër davantage à leur decoration. Et parce que l’un des plus beaux ornemens de cette Maison est la quantité des eaux que l’art y a conduites malgré la nature qui les luy avoit refusées, sa Majesté leur ordonna de s’en servir le plus qu’ils pourroient à l’embellissement de ces lieux, &amp; mesme leur ouvrit les moyens de les employer &amp; d’en tirer les effets qu’elles peuvent faire.</text:p>
      <text:p text:style-name="P36">Pour l’execution de cette Feste le Duc de Crequy, comme premier Gentilhomme de la Chambre, fut chargé de ce qui regardoit la Comédie ; le Mareschal de Bellefond comme</text:p>
      <text:p text:style-name="P37"/>
      <text:p text:style-name="P38">5</text:p>
      <text:p text:style-name="P39">premier Maistre-d’Hostel du Roy prit le soin de la colation, du souper &amp; de tout ce qui regardoit le service des tables ; &amp; Monsieur Colbert comme Sur-Intendant des Bastimens fit construire &amp; embellir les divers lieux destinez à ce divertissement royal, &amp; donna les ordres pour l’execution des feux d’artifices.<text:s/></text:p>
      <text:p text:style-name="P40">Le sieur Vigarani eut ordre de dresser le theatre pour la Comedie ; le sieur Giffey d’accomoder un endroit pour le souper ; &amp; le sieur le V au premier Architecte du Roy, un autre pour le bal.<text:s/></text:p>
      <text:p text:style-name="P41">Le Mercredy 18. jour de Juillet le Roy estant party de Saint Germain vint disner à Versailles avec la Reine, Monseigneur le Dauphin, Monsieur &amp; Madame ; Le reste de la Cour estant arrivé incontinent aprés midy, trouva des Officiers du Roy qui faisoient les honneurs &amp; recevoient tout le monde dans les salles du Chasteau où il y avoit en plusieurs endroits des tables dressées &amp; dequoy se refraischir ; les principales Dames furent conduites dans des chambres particulieres pour se reposer.<text:s/></text:p>
      <text:soft-page-break/>
      <text:p text:style-name="P42">Sur les six heures du soir le Roy ayant commandé au Marquis de Gesvres Capitaine de ses Gardes de faire ouvrir toutes les portes afin qu’il n’y eust personne qui ne prist part au divertisse-</text:p>
      <text:p text:style-name="P43"/>
      <text:p text:style-name="P44">6</text:p>
      <text:p text:style-name="P45">ment, sortit du Chasteau avec la Reine &amp; tout le reste de la Cour pour prendre le plaisir de la promenade.</text:p>
      <text:p text:style-name="P46">Quand leurs Majestez eurent fait le tour du parterre, elles descendirent dans celuy de gazon qui est du costé de la grotte, où aprés avoir considéré les fontaines qui les embellissent, Elles s’arresterent particulierement à regarder celle qui est au bas du petit parc du costé de la pompe. Dans le milieu de son bassin l’on voit un dragon de bronze, qui percé d’une fléche semble vomir le sang par la gueule, en poussant en l’air un boüillon d’eau qui retombe en pluye, &amp; couvre tout le bassin.</text:p>
      <text:p text:style-name="P47">Autour de ce dragon il y a quatre petits Amours sur des cignes qui font chacun un grand jet d’eau &amp; qui nagent vers le bord comme pour se souver : Deux de ces Amours qui sont en face du dragon, se cachent le visage avec la main pour ne le pas voir, &amp; sur leur visage l’on apperçoit toutes les marques de la crainte parfaitement exprimées. Les deux autres plus hardis parce que le monstre n’est pas tourné de leur costé, l’attaquent de leurs armes. Entre ces Amours sont des Dauphins de bronze dont la gueule ouverte pousse en l’air de gros boüillons d’eau.</text:p>
      <text:p text:style-name="P48"/>
      <text:p text:style-name="P49">7</text:p>
      <text:p text:style-name="P50">Leur Majestez allerent ensuite chercher le frais dans ces bocquets si délicieux où l’épaisseur des arbres empesche que le soleil ne se fasse sentir. Lors qu’Elles furent dans celuy dont un grand nombre d’agreables allées forme une espece de labyrinte, Elles arriverent aprés plusieurs détours dans un cabinet de berdure pentagone où aboutissent cinq allées. Au milieu de ce cabinet il y a une fontaine dont le bassin est bordé de gazon. De ce bassin sortoient cinq tables en maniere de bufets, chargées de toutes les choses qui peuvent composer une colation magnifique.</text:p>
      <text:p text:style-name="P51">L’une de ces tables representoit une montagne, où dans plusieurs especes de cavernes on voyoit diverses sortes de viandres froides : L’autre estoit comme la face d’un Palais basty de massepains &amp; pastes sucrées. Il y en avoit une chargée de pyramides de confitures seiches ; une autre d’une infinité de vases remplis de toutes sortes de liqueurs ; &amp; la derniere estoit composée de Caramels. Toutes ces tables dont les plans estoient ingenieusement formez en divers compartimens, estoient couvertes d’une infinité de choses delicates, &amp; disposées d’une maniere toute nouvelle ; leurs pieds &amp; leurs dossiers estoients environnez de</text:p>
      <text:p text:style-name="P52"/>
      <text:p text:style-name="P53">8</text:p>
      <text:p text:style-name="P54">feüillages meslez de festons de fleurs, dont une partie estoit soûtenuë par des Bacchantes. Il y avoit entre ces tables une petite plouse de mousse verte qui s’avançoit dans le bassin, &amp; sur laquelle on voyoit dans un grand vase un oranger dont les fruits estoient confits : chacun de ces orangers avoit à costé de luy deux autres arbres de differentes especes, dont les fruits estoient pareillement confits.</text:p>
      <text:p text:style-name="P55">Du milieu de ces Tables s’élevoit<text:s/>un jet d’eau de plus de trente pieds de haut, dont la chûte faisoit un bruit tres-agreable : Desorte qu’en voyant tous ces buffets d’une mesme hauteur joints les uns aux autres par les branches d’arbres &amp; les fleurs dont ils estoient revestus, il sembloit que ce fust une petite montagne du haut de laquelle sortist une fontaine.</text:p>
      <text:p text:style-name="P56">La palissade qui fait l’enceinte de ce cabinet estoit disposée d’une maniere toute particuliere : Le Jardinier ayant employé son industrie à bien ployer les branches des arbres &amp; à les lier ensemble de diverses façons, en avoit formé une espece d’architecture. Dans le milieu du couronnement on voyoit un socle de verdure sur lequel il y avoit un dé qui portoit un vase remply de fleurs. Au costé du dé &amp; sur le mesme socle estoient deux autres vases de</text:p>
      <text:p text:style-name="P57"/>
      <text:p text:style-name="P58">(Image double page<text:s/>–<text:s/>NP)</text:p>
      <text:p text:style-name="P59"/>
      <text:p text:style-name="P60">9</text:p>
      <text:p text:style-name="P61">fleurs, &amp; en cet endroit le haut de la palissade venant doucement à s’arrondir en forme de galbe, se terminoit aux deux extrémitez par deux autres vases aussi remplis de fleurs.</text:p>
      <text:p text:style-name="P62">Au lieu de sieges de gazon il y avoit tout au tour du cabinet des couches de melons, dont la quantité, la grosseur &amp; la bonté estoit surprenante pour la saison. Ces couches estoient faites d’une maniere toute<text:s/><text:soft-page-break/>extraordinaire, &amp; à bien considerer la beauté de ce lieu l’on auroit pû dire autrefois que les hommes n’auroient point eu de part à un si bel arangement, mais que quelques Divinitez de ces bois auroient employé leurs soins pour l’embellir de la sorte.</text:p>
      <text:p text:style-name="P63">Comme il y a cinq allées qui se terminent toutes dans ce cabinet &amp; qui forment une étoile, l’on trouvoit ces allées ornées de chacun costé de vingt-six arcades de cyprés. Sous chaque arcade &amp; sur des sieges de gazon il y avoit de grands vases remplis de divers arbres chargez de leurs fruits. Dans la premiere de ces allées il n’y avoit que des orangers de Portugal. La seconde estoit toute de bigarottiers &amp; de cerisiers meslez ensemble. La troisième estoit bordée d’abricottier &amp; de peschers. La quatriéme de groisilliers de Hollande. Et dans la cinquiéme.</text:p>
      <text:p text:style-name="P64"/>
      <text:p text:style-name="P65">10</text:p>
      <text:p text:style-name="P66">l’on ne voyoit que des poiriers de differente espece. Tous ces arbres faisoient un agreable objet à la veuë, à cause de leurs fruits qui paroissoient encore davantage contre l’épaisseur du bois.<text:s/></text:p>
      <text:p text:style-name="P67">Au bout de ces cinq allées il y a cinq grandes niches de verdure que l’on voit toutes en face du milieu du cabinet. Ces niches estoient cintrées ; &amp; sur les pilastres<text:s/>des costez s’élevoient deux rouleaux qui s’alloient joindre à un quarré qui estoit au milieu. Dans ce quarré l’on voyoit les chiffres du Roy composez de differentes fleurs, &amp; des deux costez pendoient des festons qui s’attachoient à l’extrémité des rouleaux. A costé de la niche il y avait deux arcades aussi de verdure avec leurs pilastres d’un costé &amp; d’autre ; &amp; tous ces pilastres étoient terminez par des vases remplis de fleurs.<text:s/></text:p>
      <text:p text:style-name="P68">Dans l’une de ces niches estoit la figure du Dieu Pan, qui ayant sur le visage toutes les marques de la joye, sembloit prendre part à celle de toute l’assemblée. Le Sculpteur l’avoit disposé dans une action qui faisoit connoistre qu’il estoit mis là, comme la Divinité qui presidoit dans ce lieu.<text:s/></text:p>
      <text:p text:style-name="P69">Dans les quatre autres niches il y avoit quatre Satyres deux hommes &amp; deux femmes,</text:p>
      <text:p text:style-name="P70"/>
      <text:p text:style-name="P71">11</text:p>
      <text:p text:style-name="P72">qui tous sembloient danser &amp; témoigner le plaisir qu’ils ressentoient de se voir visitez par un si grand Monarque quivy d’une si belle Cour. Toutes ces figures estoient dorées et faisoient un effet admirable contre le verd de ces palissades.</text:p>
      <text:p text:style-name="P73">Aprés que leurs Majestez eyrent esté quelque temps dans cet endroit si charmant, &amp; que les Dames eurent fait colation, le Roy abandonna les Tables au pillage des gens qui suivoient, &amp; la destruction d’un arrangement si beau servit encore d’un divertissement agreable à toute la Cour, par l’empressement &amp; la confusion de ceux qui démolissoient ces châteaux de massepain &amp; ces montagnes de confitures.<text:s/></text:p>
      <text:p text:style-name="P74">Au sortir de ce lieu le Roy rentrant dans une calesche, la Reine dans sa chaise, &amp; tout le reste de la Cour dans leurs carosses poursuivirent leur promenade pour se rendre à la Comedie, &amp; passant dans une grande allée de quatre rangs de tilleuls, firent le tour du bassin de la fontaine des cygnes, qui termine l’allée royale vis à vis du chasteau. Ce bassin est un quarré long finissant par deux demi-ronds ; Sa longueur est de soixante toises sur quarante de large. Dans son milieu il y a une infinité de</text:p>
      <text:p text:style-name="P75"/>
      <text:p text:style-name="P76">12</text:p>
      <text:p text:style-name="P77">jets d’eau, qui réünis ensemble font une gerbe d’une hauteur &amp; d’une grosseur extraordinaire.<text:s/></text:p>
      <text:p text:style-name="P78">A costé de la grande allée royale il y en a deux autres qui en sont éloignées d’environ deux cens pas. Celle qui est à droit en montant vers le Chasteau s’appelle l’allée du Roy &amp; celle qui est à gauche l’allée des prez. Ces trois allées sont traversées par une autre qui se termine à deux grilles qui font la closture du petit parc. Ces deux allées des costez &amp; celle qui les traverse ont cinq toises de large ; mais à l’endroit où elles se rencontrent elles forment un grand espace qui a plus de treize toises en quarré. C’est dans cet endroit de l’allée du Roy que le sieur Vigarani avoit disposé le lieu de la Comedie. Le Theatre qui avançoit un peu dans le quarré<text:s/>de la place s’enfonçoit de dix toises dans l’allée qui monte vers le Chasteau, &amp; laissoit pour la Salle un espace de treize toises de face sur neuf de large. L’exhaussement de ce Salon estoit de trente pieds jusques à la corniche, d’où<text:s/>les costez du plat-fond s’élevoient encore de huit pieds jusques au dernier enfoncement. Il estoit couvert de feüillée par dehors, &amp; par dedans paré de riches tapisseries que le sieur du Mets Intendant des meubles de la Couronne</text:p>
      <text:p text:style-name="P79"/>
      <text:p text:style-name="P80">13</text:p>
      <text:soft-page-break/>
      <text:p text:style-name="P81">avoit pris soin de faire disposer de la maniere la plus belle &amp; la plus convenable pour la decoration de ce lieu. Du haut du plat-fond pendoient trente-deux chandeliers de crystal portant chacun dix bougies de cire blanche. Autour de la Sale estoient plusieurs sieges disposez en amphitheatre remplis de plus de douze cent personnes ; &amp; dans le parterre il y avoit encore sur des bancs une plus grande quantité de monde. Cette Sale estoit percée par deux grandes arcades dont l’une estoit<text:s/>vis-à-vis<text:s/>du Theatre &amp; l’autre du costé qui va vers la grande allée. L’ouverture du Theatre estoit de trente six pieds, &amp; de chaque costé il y avoit deux grandes colomnes torses de bronze &amp; de lapis environnées de branches &amp; feüilles de vigne d’or : Elles estoient posées sur des pieds d’estaux de marbre, &amp; portoient une grande corniche aussi de marbre dans le milieu de laquelle on voyoit les armes du Roy sur un cartouche doré accompagné de trophées ; l’architecture estoit d’ordre Ionique. Entre chaque colomne il y avoit une figure : Celle qui estoit à droit representoit la Paix, &amp; Celle qui estoit à gauche figuroit la Victoire, pour monstrer que sa Majesté est toûjours en estat de faire que ses peuples joüissent d’une paix heureuse &amp; pleine</text:p>
      <text:p text:style-name="P82"/>
      <text:p text:style-name="P83">14</text:p>
      <text:p text:style-name="P84">d’abondance, en établissant le repos dans l’Europe, Où d’une victoire glorieuse &amp; remplie de joye, quand Elle est obligée de prendre les armes pour soûtenir ses droits.</text:p>
      <text:p text:style-name="P85">Lors que leurs Majestez furent arrivées<text:s/>dans ce lieu dont la grandeur &amp; la magnificence surprit toute la Cour ; &amp; quand Elles eurent pris leurs places sur le haut Dais qui estoit au milieu du parterre, on leva la toile qui cachoit la decoration du Theatre : &amp; alors les yeux se trouvant tout-à-fait trompez, l’on crut voir effectivement un jardin d’une beauté extraordinaire.<text:s/></text:p>
      <text:p text:style-name="P86">A l’entrée de ce jardin l’on découvroit deux palissades si ingenieusement moulées qu’elles formoient un ordre d’architecture, dont la corniche estoit soûtenuë par quatre termes qui representoient des Satyres. La partie d’en-bas de ces termes, &amp; ce qu’on appelle guaine estoit de jaspe &amp; le reste de bronze doré. Ces Satyres portoient sur leurs testes des corbeilles pleines de fleurs : Et sur les pieds d’estaux de marbre qui soûtenoient ces mesmes termes, il y avoit de grands vases dorez aussi remplis de fleurs.<text:s/></text:p>
      <text:p text:style-name="P87">Un peu plus loin paroissoient deux terrasses revestuës de marbre blanc qui environnoient un long canal. Aux bords de ces terrasses il y</text:p>
      <text:p text:style-name="P88"/>
      <text:p text:style-name="P89">15</text:p>
      <text:p text:style-name="P90">avoit des masques dorez qui vomissoient de l’eau dans le canal, &amp; au dessus de ces masques on voyoit des vases de bronze doré d’où fortoient aussi autant de veritables jets d’eau.</text:p>
      <text:p text:style-name="P91">On montoit sur ces terrasses par trois degrez, &amp; sur la mesme ligne où estoient rangez les termes il y avoit d’un costé &amp; d’autre une allée de grands arbres entre lesquels paroissoient des cabinets d’une architecture rustique : Chaque cabinet couvroit un grand bassin de marbre soûtenu sur un pied d’estail de mesme matiere, &amp; de ces bassins sortoient autant de jets d’eau.</text:p>
      <text:p text:style-name="P92">Le bout du canal le plus proche<text:s/>estoit bordé de douze jets d’eau qui formoient autant de chandeliers, &amp; à l’autre extremité on voyoit un superbe édifice en forme de dôme. Il estoit percé de trois grands portiques au travers desquels on découvroit une grande étenduë de païs.</text:p>
      <text:p text:style-name="P93">D’abord l’on vit sur le Theatre une colation magnifique d’oranges de Portugal &amp; toutes sortes de fruits chargez à fond &amp; en pyramides dans trente-six corbeilles qui furent servies à toute la Cour par le Mareschal de Bellefond, &amp; par plusieurs Seigneurs, pendant que le sieur de Launay Intendant des menus plaisirs &amp; affaires de la Chambre donnoit de tous costez des</text:p>
      <text:p text:style-name="P94"/>
      <text:p text:style-name="P95">16</text:p>
      <text:p text:style-name="P96">imprimez qui contenoient le sujet de la Comedie &amp; du Balet.</text:p>
      <text:p text:style-name="P97">Bien que la piece qu’on representa doive estre considerée comme un Impromptus &amp; un de ces ouvrages où la necessité de satisfaire sur le champ aux volontez du Roy ne donne pas toûjours le loisir d’y apporter la derniere main, &amp; d’en former les derniers traits ; neanmoins il est certain qu’elle est composée de parties si diversifiées &amp; si agreables qu’on peut dire qu’il n’en a guere paru sur le Theatre de plus capable de satisfaire l’oreille &amp; les yeux des spectateurs. La prose dont on s’est servy est un langage tres-propre pour l’action qu’on represente ; &amp; les vers qui se chantent entre les actes de la Comedie conviennent si bien au sujet &amp; expriment si tendrement<text:s/>les passions dont ceux qui les recitent doivent estre émus, qu’il n’y a jamais rien eu de plus touchant. Quoy qu’il semble que ce soit<text:s/><text:soft-page-break/>deux Comedies que l’on jouë en mesme temps, dont l’une soit en prose &amp; l’autre en vers, elles sont pourtant si bien unies à un mesme sujet qu’elles ne font qu’une mesme piece &amp; ne representent qu’une seule action.<text:s/></text:p>
      <text:p text:style-name="Normal"><text:span text:style-name="T98">L’ouverture du theatre se fait par quatre Bergers</text:span><text:span text:style-name="T99"><text:note text:note-class="footnote" text:id="_ftn0"><text:note-citation>1</text:note-citation><text:note-body><text:p text:style-name="Notedebasdepage"><text:s/>Beauchamp.</text:p></text:note-body></text:note></text:span><text:span text:style-name="T100"><text:s/>déguisez en valets de festes qui ac-</text:span></text:p>
      <text:p text:style-name="P101"/>
      <text:p text:style-name="P102">(Image double page NP)</text:p>
      <text:p text:style-name="P103"/>
      <text:p text:style-name="P104">17</text:p>
      <text:p text:style-name="Normal"><text:span text:style-name="T105">compagnez de quatre autres Bergers</text:span><text:span text:style-name="T106"><text:note text:note-class="footnote" text:id="_ftn1"><text:note-citation>2</text:note-citation><text:note-body><text:p text:style-name="Notedebasdepage"><text:s/>André, La Pierre Favier. Descouteaux, Philibert, Jean &amp; Martin Hottere.</text:p></text:note-body></text:note></text:span><text:span text:style-name="T107"><text:s/>qui joiient de la flûte, sont une danse où ils obligent d’entrer avec eux un riche Païsan qu’ils rencontrent &amp; qui mal satisfait de son mariage, n’a l’esprit remply que de fascheuses pensées : Aussi l’on voit qu’il se retire bien-tost de leur copagnie<text:s/></text:span><text:span text:style-name="T108">où il n’a demeuré que par contrainte. Climene</text:span><text:span text:style-name="T109"><text:note text:note-class="footnote" text:id="_ftn2"><text:note-citation>3</text:note-citation><text:note-body><text:p text:style-name="Notedebasdepage"><text:s/>Mlle Hylaire.</text:p></text:note-body></text:note></text:span><text:span text:style-name="T110"><text:s/>&amp; Clovis</text:span><text:span text:style-name="T111"><text:note text:note-class="footnote" text:id="_ftn3"><text:note-citation>4</text:note-citation><text:note-body><text:p text:style-name="Notedebasdepage"><text:s/>Mlle de Froteaux.</text:p></text:note-body></text:note></text:span><text:span text:style-name="T112"><text:s/>qui sont deux Bergeres amies, entendant le son des flûtes, viennent joindre leurs voix à ces instrumens &amp; chantent.</text:span></text:p>
      <text:p text:style-name="P113"/>
      <text:p text:style-name="P114">L’Autre jour d’Annette</text:p>
      <text:p text:style-name="P115">J’entendis la voix,<text:s/></text:p>
      <text:p text:style-name="P116">Qui sur la musette</text:p>
      <text:p text:style-name="P117">Chantoit dans nos bois ;</text:p>
      <text:p text:style-name="P118">Amour, que sous ton empire<text:s/></text:p>
      <text:p text:style-name="P119">On souffre de maux cuisans !</text:p>
      <text:p text:style-name="P120">Je le puis bien dire</text:p>
      <text:p text:style-name="P121">Puisque je le sens.</text:p>
      <text:p text:style-name="P122"/>
      <text:p text:style-name="P123">La jeune Lisette<text:s/></text:p>
      <text:p text:style-name="P124">Au mesme moment</text:p>
      <text:p text:style-name="P125">Sur le ton d’Annette</text:p>
      <text:p text:style-name="P126">Reprit tendrement,</text:p>
      <text:p text:style-name="P127">Amour, si sous ton empire</text:p>
      <text:p text:style-name="P128">Je souffre des maux cuisans,</text:p>
      <text:p text:style-name="P129">C’est de n’oser dire</text:p>
      <text:p text:style-name="P130">Tout ce que je sens.<text:s/></text:p>
      <text:p text:style-name="P131"/>
      <text:p text:style-name="P132">18</text:p>
      <text:p text:style-name="Normal"><text:span text:style-name="T133">Tircis</text:span><text:span text:style-name="T134"><text:note text:note-class="footnote" text:id="_ftn4"><text:note-citation>5</text:note-citation><text:note-body><text:p text:style-name="Notedebasdepage"><text:s/>Blondel.</text:p></text:note-body></text:note></text:span><text:span text:style-name="T135"><text:s/>&amp; Philene</text:span><text:span text:style-name="T136"><text:note text:note-class="footnote" text:id="_ftn5"><text:note-citation>6</text:note-citation><text:note-body><text:p text:style-name="Notedebasdepage"><text:s/>Gaye.</text:p></text:note-body></text:note></text:span><text:span text:style-name="T137"><text:s/>Amans de ces deux Bergeres, les abordent pour les entretenir de leur passion, &amp; font avec elles une Scene en musique</text:span></text:p>
      <text:p text:style-name="P138"/>
      <text:p text:style-name="P139">Cloris.</text:p>
      <text:p text:style-name="P140">Laissez-nous en repos, Philene.</text:p>
      <text:p text:style-name="P141">Climene.</text:p>
      <text:p text:style-name="P142">Tircis, ne vien point m’arrester.</text:p>
      <text:p text:style-name="P143">Tircis, &amp; Philene.</text:p>
      <text:p text:style-name="P144">Ah ! belle inhumaine,</text:p>
      <text:p text:style-name="P145">Daigne un moment m’écouter ?</text:p>
      <text:p text:style-name="P146">Climene, &amp; Cloris.</text:p>
      <text:p text:style-name="P147">Mais, que me veux-tu conter ?</text:p>
      <text:p text:style-name="P148">Les deux Bergers.</text:p>
      <text:p text:style-name="P149">Que d’une flâme immortelle<text:s/></text:p>
      <text:p text:style-name="P150">Mon cœur brûle sous tes loix.</text:p>
      <text:soft-page-break/>
      <text:p text:style-name="P151">Les deux Bergeres.</text:p>
      <text:p text:style-name="P152">Ce n’est pas une nouvelle,</text:p>
      <text:p text:style-name="P153">Tu me l’as dit mille fois.</text:p>
      <text:p text:style-name="P154">Philene.</text:p>
      <text:p text:style-name="P155">Quoy ? veux-tu toute ma vie</text:p>
      <text:p text:style-name="P156">Que j’aime &amp; n’obtienne rien ?</text:p>
      <text:p text:style-name="P157">Cloris.</text:p>
      <text:p text:style-name="P158">Non, ce n’est pas mon envie,</text:p>
      <text:p text:style-name="P159">N’aime plus, je le veux bien.</text:p>
      <text:p text:style-name="P160">Tircis.</text:p>
      <text:p text:style-name="P161">Le Ciel me force à l’hommage</text:p>
      <text:p text:style-name="P162">Dont tous ces bois sont témoins.</text:p>
      <text:p text:style-name="P163"/>
      <text:p text:style-name="P164">19</text:p>
      <text:p text:style-name="P165">Climene.</text:p>
      <text:p text:style-name="P166">C’est au Ciel, puis qu’il t’engage,</text:p>
      <text:p text:style-name="P167">A te payer de tes soins.</text:p>
      <text:p text:style-name="P168">Philene.</text:p>
      <text:p text:style-name="P169">C’est par ton merite extréme<text:s/></text:p>
      <text:p text:style-name="P170">Que tu captives mes vœux.</text:p>
      <text:p text:style-name="P171">Cloris.</text:p>
      <text:p text:style-name="P172">Si je merite qu’on m’aime</text:p>
      <text:p text:style-name="P173">Je ne dois rien à tes feux.</text:p>
      <text:p text:style-name="P174">Les deux Bergers.</text:p>
      <text:p text:style-name="P175">L’écat de tes yeux me tue.</text:p>
      <text:p text:style-name="P176">Les deux Bergeres.</text:p>
      <text:p text:style-name="P177">Détourne de moy tes pas.</text:p>
      <text:p text:style-name="P178">Les deux Bergers.</text:p>
      <text:p text:style-name="P179">Je me plais dans cette veuë.<text:s/></text:p>
      <text:p text:style-name="P180">Les deux Bergeres.</text:p>
      <text:p text:style-name="P181">Berger, ne te plains donc pas.</text:p>
      <text:p text:style-name="P182">Philene.</text:p>
      <text:p text:style-name="P183">Ah ! belle Climene.</text:p>
      <text:p text:style-name="P184">Tircis.</text:p>
      <text:p text:style-name="P185">Ah ! belle Cloris.</text:p>
      <text:p text:style-name="P186">Philene.</text:p>
      <text:p text:style-name="P187">Ren-la pour moy plus humaine.</text:p>
      <text:p text:style-name="P188">Tircis.</text:p>
      <text:p text:style-name="P189">Dompte pour moy ses mépris.</text:p>
      <text:p text:style-name="P190">Climene, à Cloris.</text:p>
      <text:p text:style-name="P191">Sois sensible à l’amour que te porte Philene.</text:p>
      <text:p text:style-name="P192"/>
      <text:p text:style-name="P193">20</text:p>
      <text:p text:style-name="P194">Cloris, à Climene .</text:p>
      <text:p text:style-name="P195">Sois sensible à l’ardeur dont Tircis est épris.<text:s/></text:p>
      <text:p text:style-name="P196">Climene.</text:p>
      <text:p text:style-name="P197">Si tu veux me donner ton exemple, Bergere,<text:s/></text:p>
      <text:p text:style-name="P198">Peut-estre je le recevray.</text:p>
      <text:p text:style-name="P199">Cloris.</text:p>
      <text:p text:style-name="P200">Si tu veux te resoudre à marcher la premiere,</text:p>
      <text:p text:style-name="P201">Poßible que je te suivray.</text:p>
      <text:p text:style-name="P202">Climene, à Philene.</text:p>
      <text:p text:style-name="P203">Adieu, Berger.</text:p>
      <text:p text:style-name="P204">Cloris, à Tircis.</text:p>
      <text:p text:style-name="P205">Adieu, Berger.</text:p>
      <text:soft-page-break/>
      <text:p text:style-name="P206">Climene.</text:p>
      <text:p text:style-name="P207">Atten un favorable sort.</text:p>
      <text:p text:style-name="P208">Cloris.</text:p>
      <text:p text:style-name="P209">Attent un doux succés du mal qui te possede.<text:s/></text:p>
      <text:p text:style-name="P210">Tircis.</text:p>
      <text:p text:style-name="P211">Je n’attends aucun remede.</text:p>
      <text:p text:style-name="P212">Philene.</text:p>
      <text:p text:style-name="P213">Et je n’attens que la mort.</text:p>
      <text:p text:style-name="P214">Tircis, &amp; Philene<text:s/></text:p>
      <text:p text:style-name="P215">Puis qu’il nous faut languir en de tels déplaisirs,</text:p>
      <text:p text:style-name="P216">Mettons fin en mourant à nos tristes soupirs.</text:p>
      <text:p text:style-name="P217"/>
      <text:p text:style-name="P218">Ces deux Bergers se retirent l’ame pleine de douleur &amp; de desespoir, &amp; ensuite de cette</text:p>
      <text:p text:style-name="P219"/>
      <text:p text:style-name="P220">21</text:p>
      <text:p text:style-name="P221">Musique commence le premier Acte de la Comedie en prose.</text:p>
      <text:p text:style-name="P222">Le sujet est qu’un riche Païsan s’estant marié à la fille d’un Gentilhomme de campagne, ne reçoit que du mépris de sa femme aussi bien que de son beau-pere &amp; de sa belle-mere, qui ne l’avoient pris pour leur gendre qu’à cause de ses grands biens.</text:p>
      <text:p text:style-name="P223">Toute cette Piece est traitée de la mesme sorte que le sieur de Moliere a de coûtume de faire les autres Pieces de theatre ; c’est à dire qu’il y represente avec des couleurs si naturelles le caractere des personnes qu’il introduit, qu’il ne se peut rien voir de plus ressemblant que ce qu’il a fait pour montrer la peine &amp; les chagrins où se trouvent souvent ceux qui s’allient au dessus de leur condition. Et quand il dépeint l’humeur &amp; la maniere de faire de certains Nobles campagnards, il ne forme point de traits qui n’expriment parfaitement leur veritable image.<text:s/>Sur la fin de l’Acte le Paysan est interrompu par une Bergere qui luy vient apprendre le desespoir des deux Bergers : mais comme il est agité d’autres inquietudes, il la quitte en colere, &amp; Cloris entre qui vient faire une plainte sur la mort de son Amant.</text:p>
      <text:p text:style-name="P224"/>
      <text:p text:style-name="P225">22</text:p>
      <text:p text:style-name="P226">Ah ! mortelles douleurs !</text:p>
      <text:p text:style-name="P227">Qu’ay-je plus à pretendre ?</text:p>
      <text:p text:style-name="P228">Coulez, coulez mes pleurs,</text:p>
      <text:p text:style-name="P229">Je n’en puis trop répandre.</text:p>
      <text:p text:style-name="P230"/>
      <text:p text:style-name="P231">Pourquoy faut-il qu’un tyrannique honneur</text:p>
      <text:p text:style-name="P232">Tienne nostre ame en esclave asservie ?</text:p>
      <text:p text:style-name="P233">Helas ! pour contenter sa barbare rigueur<text:s/></text:p>
      <text:p text:style-name="P234">J’ay reduit mon Amant à sortir de la vie.<text:s/></text:p>
      <text:p text:style-name="P235">Ah ! mortelles douleurs !</text:p>
      <text:p text:style-name="P236">Qu’ay-je plus à pretendre ?</text:p>
      <text:p text:style-name="P237">Coulez, coulez mes pleurs,</text:p>
      <text:p text:style-name="P238">Je n’en puis trop répandre.</text:p>
      <text:p text:style-name="P239"/>
      <text:p text:style-name="P240">Me puis-je pardonner dans ce funeste sort<text:s/></text:p>
      <text:p text:style-name="P241">Les severes froideurs dont je m’estoit armée,</text:p>
      <text:p text:style-name="P242">Quoy donc, mon cher amant, je t’ay donné la mort :</text:p>
      <text:p text:style-name="P243">Est-ce le prix, helas ! de m’avoir tant aimée ?</text:p>
      <text:p text:style-name="P244">Ah ! mortelles douleurs, etc.</text:p>
      <text:p text:style-name="P245"/>
      <text:p text:style-name="Normal"><text:span text:style-name="T246">Aprés cette plainte commença le second Acte de la Coimedie en prose. C’est une suite des déplaisirs du Païsan marié qui se trouve encore interrompu par la mesme Bergere, qui vient luy dire que Tircis &amp; Philene ne sont point morts, &amp; luy monstre six Batteliers</text:span><text:span text:style-name="T247"><text:note text:note-class="footnote" text:id="_ftn6"><text:note-citation>7</text:note-citation><text:note-body><text:p text:style-name="Notedebasdepage"><text:s/>Joüan, Beauchamp, Chicanneau, Favier, Noblet, Mayeu.</text:p></text:note-body></text:note></text:span><text:span text:style-name="T248"><text:s/>qui les ont sauvez. Le Païsan impotuné de tous ces avis se retire &amp; quitte la place aux Batteliers, qui ravis de la recompense qu’ils ont receuë</text:span></text:p>
      <text:p text:style-name="P249"/>
      <text:p text:style-name="P250">24</text:p>
      <text:p text:style-name="P251">dansent avec leurs crocs &amp; se joüent ensemble, aprés quoy se recite le troisiéme acte de la Comedie en prose.</text:p>
      <text:p text:style-name="P252">Dans ce dernier Acte l’on voit le Païsan dans le comble de la douleur par les mauvais traitements de sa femme. Enfin un de ses amis luy conseille de noyer dans le vin toutes ses inquietudes, &amp; l’emmene pour joindre sa troupe, voyant benir toute la foule des Bergers amoureux qui commence à celebrer par des chants &amp; danses le pouvoit de l’amour.</text:p>
      <text:p text:style-name="P253">Icy la decoration du theatre se trouve changée en un instant, &amp; l’on ne peut comprendre comment tant de veritables jets d’eau ne paroissent plus, ny par quel artifice au lieu de ces cabinets &amp; de ces allées on ne découvre sur le theatre que de grandes roches entremeslées d’arbres, où l’on voit plusieurs Bergers qui chantent &amp; qui joüent de toutes sortes d’instrumens. Cloris commence la premiere à joindre sa voix au son des flûtes &amp; des musettes.</text:p>
      <text:p text:style-name="P254"/>
      <text:p text:style-name="P255">Cloris.</text:p>
      <text:p text:style-name="P256">Icy l’ombre des ormeaux</text:p>
      <text:p text:style-name="P257">Donne un teint frais aux herbettes,</text:p>
      <text:p text:style-name="P258">Et les bords de ces ruisseaux<text:s/></text:p>
      <text:p text:style-name="P259">Brillent de mille fleurettes<text:s/></text:p>
      <text:p text:style-name="P260">Qui se mirent dans les eaux.</text:p>
      <text:p text:style-name="P261"/>
      <text:p text:style-name="P262">24</text:p>
      <text:p text:style-name="P263">Prenez, Bergers, vos musettes,</text:p>
      <text:p text:style-name="P264">Ajustez vos chalumeaux,</text:p>
      <text:p text:style-name="P265">Et mestons nos chansonnettes<text:s/></text:p>
      <text:p text:style-name="P266">Aux chants des petits oiseaux.</text:p>
      <text:p text:style-name="P267"/>
      <text:p text:style-name="P268">Le Zephire entre ces eaux</text:p>
      <text:p text:style-name="P269">Fait mille courses secrettes,</text:p>
      <text:p text:style-name="P270">Et les Roßignols nouveaux</text:p>
      <text:p text:style-name="P271">De leurs douces amourettes</text:p>
      <text:p text:style-name="P272">Parlent aux tendres rameaux.</text:p>
      <text:p text:style-name="P273">Prenez, Bergers, vos musettes, &amp;c.</text:p>
      <text:p text:style-name="P274"/>
      <text:p text:style-name="Normal"><text:span text:style-name="T275">Pendant que la Musique charme les oreilles, les yeux sont agreablement occupez à voir danser plusieurs Bergers</text:span><text:span text:style-name="T276"><text:note text:note-class="footnote" text:id="_ftn7"><text:note-citation>8</text:note-citation><text:note-body><text:p text:style-name="Notedebasdepage"><text:s/>Bergers. Chicanneau, S. André, La Pierre, Favier. Bergeres. Bonard, Arnald, Noblet, Foignard.</text:p></text:note-body></text:note></text:span><text:span text:style-name="T277"><text:s/>&amp; Bergeres galamment vestuës. Et Climene chante</text:span></text:p>
      <text:p text:style-name="P278"/>
      <text:p text:style-name="P279">Ah ! qu’il est doux, belle Silvie,</text:p>
      <text:p text:style-name="P280">Ah ! qu’il est doux de s’enflâmer ;</text:p>
      <text:p text:style-name="P281">Il faut retrancher de la vie</text:p>
      <text:p text:style-name="P282">Ce qu’on en passe sans aimer.</text:p>
      <text:p text:style-name="P283"/>
      <text:p text:style-name="P284">Cloris.</text:p>
      <text:p text:style-name="P285">Ah ! les beaux jours qu’Amour nous donne</text:p>
      <text:p text:style-name="P286">Lors que sa flâme unit les cœurs ;</text:p>
      <text:p text:style-name="P287">Est-il ny gloire ny Couronne<text:s/></text:p>
      <text:p text:style-name="P288">Qui vaille ses moindres douceurs ?<text:s/></text:p>
      <text:p text:style-name="P289"/>
      <text:p text:style-name="P290">25</text:p>
      <text:p text:style-name="P291">Tircis.</text:p>
      <text:p text:style-name="P292">Qu’avec peu de raison on se plaint d’un martyre</text:p>
      <text:p text:style-name="P293">Que suivent de si doux plaisirs.</text:p>
      <text:p text:style-name="P294">Philene.</text:p>
      <text:soft-page-break/>
      <text:p text:style-name="P295">Un moment de bonheur dans l’amoureux Empire</text:p>
      <text:p text:style-name="P296">Repare dix ans de soûpirs.</text:p>
      <text:p text:style-name="P297">Tous ensemble.</text:p>
      <text:p text:style-name="P298">Chantons tous de l’amour le pouvoir adorable,</text:p>
      <text:p text:style-name="P299">Chantons tous dans ces lieux</text:p>
      <text:p text:style-name="P300">Ses attraits glorieux ;</text:p>
      <text:p text:style-name="P301">Il est le plus aimable</text:p>
      <text:p text:style-name="P302">Et le plus grand des Dieux.</text:p>
      <text:p text:style-name="P303"/>
      <text:p text:style-name="Normal"><text:span text:style-name="T304">A ces mots l’on vit s’approcher du fond du theatre un grand rocher couvert d’arbres, sur lequel estoit assise toute la troupe de Bachus composée de quarante Satyres</text:span><text:span text:style-name="T305"><text:note text:note-class="footnote" text:id="_ftn8"><text:note-citation>9</text:note-citation><text:note-body><text:p text:style-name="Notedebasdepage"><text:s/>D’Estival.</text:p></text:note-body></text:note></text:span><text:span text:style-name="T306">, l’un d’eux s’avançant à la teste chanta fierement ces paroles,</text:span></text:p>
      <text:p text:style-name="P307"/>
      <text:p text:style-name="P308">Arrestez, c’est trop entreprendre,</text:p>
      <text:p text:style-name="P309">Un autre Dieu dont nous suivons les loix,</text:p>
      <text:p text:style-name="P310">S’oppose à cet honneur qu’à l’Amour osent rendre</text:p>
      <text:p text:style-name="P311">Vos musettes &amp; vos voix :</text:p>
      <text:p text:style-name="P312">A des titres si beaux, Bacchus seul peut pretendre,</text:p>
      <text:p text:style-name="P313">Et nous sommes icy pour défendre ses droits.</text:p>
      <text:p text:style-name="P314"/>
      <text:p text:style-name="P315">Choeur de Bachus.</text:p>
      <text:p text:style-name="P316">Nous suivons Bachus le pouvoir adorable,</text:p>
      <text:p text:style-name="P317"/>
      <text:p text:style-name="P318">26</text:p>
      <text:p text:style-name="P319">Nous suivons en tous lieux<text:s/></text:p>
      <text:p text:style-name="P320">Ses attraits glorieux,</text:p>
      <text:p text:style-name="P321">Il est le plus aimable</text:p>
      <text:p text:style-name="P322">Et le plus grand des Dieux.</text:p>
      <text:p text:style-name="P323"/>
      <text:p text:style-name="P324">Plusieurs du party de Bachus mesloient aussi leurs pas à la Musique, &amp; l’on vit un combat des Danseurs &amp; des Chantres de Bachus, contre les Danseurs &amp; les Chantres qui soûtenoient le party de l’Amour.</text:p>
      <text:p text:style-name="P325"/>
      <text:p text:style-name="P326">Cloris.</text:p>
      <text:p text:style-name="P327">C’est le Printemps qui rend l’ame</text:p>
      <text:p text:style-name="P328">A nos champs semez de fleurs ;</text:p>
      <text:p text:style-name="P329">Mais c’est l’Amour &amp; la flâme</text:p>
      <text:p text:style-name="P330">Qui font revivre nos cœurs.</text:p>
      <text:p text:style-name="Normal"><text:span text:style-name="T331">Un suivant de Bachus.</text:span><text:span text:style-name="T332"><text:note text:note-class="footnote" text:id="_ftn9"><text:note-citation>10</text:note-citation><text:note-body><text:p text:style-name="Notedebasdepage"><text:s/>Gingan.</text:p></text:note-body></text:note></text:span></text:p>
      <text:p text:style-name="P333">Le Soleil chasse les ombres</text:p>
      <text:p text:style-name="P334">Dont le Ciel est obscurci,</text:p>
      <text:p text:style-name="P335">Et des ames les plus sombres</text:p>
      <text:p text:style-name="P336">Bachus chasse le souci.</text:p>
      <text:p text:style-name="P337">Chœur de Bachus.</text:p>
      <text:p text:style-name="P338">Bachus est reveré sur la terre &amp; sur l’onde.</text:p>
      <text:p text:style-name="P339">Chœur de l’Amour.</text:p>
      <text:p text:style-name="P340">Et l’Amour est un Dieu qu’on adore en tous lieux.</text:p>
      <text:p text:style-name="P341">Chœur de Bachus.</text:p>
      <text:p text:style-name="P342">Bachus a son pouvoir a soûmis tout le monde.</text:p>
      <text:p text:style-name="P343">Chœur de l’Amour.</text:p>
      <text:p text:style-name="P344">Et l’Amour a domté les Hommes &amp; les Dieux.</text:p>
      <text:p text:style-name="P345"/>
      <text:soft-page-break/>
      <text:p text:style-name="P346">27</text:p>
      <text:p text:style-name="P347">Chœur de Bachus.</text:p>
      <text:p text:style-name="P348">Rien peut-il égaler sa douceur sans seconde ?<text:s/></text:p>
      <text:p text:style-name="P349">Chœur de l’Amour.</text:p>
      <text:p text:style-name="P350">Rien peut-il égaler ses charmes precieux ?</text:p>
      <text:p text:style-name="P351">Chœur de Bachus.</text:p>
      <text:p text:style-name="P352">Fy de l’amour &amp; de ses feux.</text:p>
      <text:p text:style-name="P353">Le party de l’Amour.</text:p>
      <text:p text:style-name="P354">Ah ! quel plaisir d’aimer.</text:p>
      <text:p text:style-name="P355">Le party de Bachus.</text:p>
      <text:p text:style-name="P356">Ah ! quel plaisir de boire.</text:p>
      <text:p text:style-name="P357">Le party de l’Amour.</text:p>
      <text:p text:style-name="P358">A qui vit sans amour, la vie est sans appas.</text:p>
      <text:p text:style-name="P359">Le party de Bachus.</text:p>
      <text:p text:style-name="P360">C’est mourir que de vivre, &amp; de ne boire pas.</text:p>
      <text:p text:style-name="P361">Le party de l’Amour.</text:p>
      <text:p text:style-name="P362">Aimables fers,</text:p>
      <text:p text:style-name="P363">Le party de Bachus.</text:p>
      <text:p text:style-name="P364">Douce victoire.<text:s/></text:p>
      <text:p text:style-name="P365">Le party de l’Amour.</text:p>
      <text:p text:style-name="P366">Ah ! quel plaisir d’aimer.</text:p>
      <text:p text:style-name="P367">Le party de Bachus.</text:p>
      <text:p text:style-name="P368">Ah ! quel plaisir de boire.</text:p>
      <text:p text:style-name="P369">Les deux partis.</text:p>
      <text:p text:style-name="P370">Non, non c’est un abus,</text:p>
      <text:p text:style-name="P371">Le plus grand Dieu de tous.</text:p>
      <text:p text:style-name="P372">Le party de l’Amour.</text:p>
      <text:p text:style-name="P373">C’est l’Amour.<text:s/></text:p>
      <text:p text:style-name="P374">Le party de Bachus.</text:p>
      <text:p text:style-name="P375">C’est Bachus.<text:s/></text:p>
      <text:p text:style-name="P376"/>
      <text:p text:style-name="Normal"><text:span text:style-name="T377">Un Berger</text:span><text:span text:style-name="T378"><text:note text:note-class="footnote" text:id="_ftn10"><text:note-citation>11</text:note-citation><text:note-body><text:p text:style-name="Notedebasdepage"><text:s/>Le Gros.</text:p></text:note-body></text:note></text:span><text:span text:style-name="T379"><text:s/>arrive qui se jette au milieu des deux partis pour les separer, &amp; leur chante ces vers,</text:span></text:p>
      <text:p text:style-name="P380">C’est trop, c’est trop, Bergers, hé pourquoy ces débats ?</text:p>
      <text:p text:style-name="P381">Souffrons qu’en un party la raison nous assemble,<text:s/></text:p>
      <text:p text:style-name="P382">L’Amour a des douceurs, Bachus a des appas,</text:p>
      <text:p text:style-name="P383">Ce sont deux Deitez qui sont fort bien ensemble,<text:s/></text:p>
      <text:p text:style-name="P384">Ne les separons pas.<text:s/></text:p>
      <text:p text:style-name="P385"/>
      <text:p text:style-name="P386">Les deux Chœurs ensemble.</text:p>
      <text:p text:style-name="P387">Meslons donc leurs douceurs aimables,</text:p>
      <text:p text:style-name="P388">Meslons nos voix dans ces lieux agreables,</text:p>
      <text:p text:style-name="P389">Et faisons repeter aux Echos d’alentour,</text:p>
      <text:p text:style-name="P390">Qu’il n’est rien de plus doux que Bachus &amp; l’Amour.</text:p>
      <text:p text:style-name="P391"/>
      <text:p text:style-name="Normal"><text:span text:style-name="T392">Tous les Danseurs se meslent ensemble, &amp; l’on voit parmy les Bergers &amp; les Bergeres quatre des suivans de Bachus</text:span><text:span text:style-name="T393"><text:note text:note-class="footnote" text:id="_ftn11"><text:note-citation>12</text:note-citation><text:note-body><text:p text:style-name="Notedebasdepage"><text:s/>Suivans de Bachus. Beauchamp, Dolivet, Chicanneau, Maey. Bachantes. Paysan, Manceau, Le Roy, Pesan.</text:p></text:note-body></text:note></text:span><text:span text:style-name="T394"><text:s/>avec des thyrses, &amp; quatre Bacchantes avec des especes de tambours de Basque, qui representent ces cribles qu’elles portoient anciennement aux festes de Bachus. Des ces thyrses les suivans frapent sur les cribles des Bacchantes, &amp; font differentes postures pendant que les Bergers &amp; les Bergeres dansent plus serieusement.</text:span></text:p>
      <text:p text:style-name="P395"/>
      <text:p text:style-name="P396">29</text:p>
      <text:soft-page-break/>
      <text:p text:style-name="P397">On peut dire que dans cet ouvrage le sieur de Lully a trouvé le secret de satisfaire &amp; de charmer tout le monde ; car jamais il n’y a rien eu de si beau ny de mieux inventé. Si l’on regarde les danses, il n’y a point de pas qui ne marque l’action que les Danseurs doivent faire,<text:s/>&amp; dont les gestes ne soient autant de paroles qui se fassent entendre. Si l’on regarde la Musique, il n’y a rien qui n’exprime parfaitement<text:s/>toutes les passions &amp; qui ne ravisse l’esprit des Auditeurs. Mais ce qui n’a jamais esté veu, est cette harmonie de voix si agreable, cette symphonie d’instruments, cette belle union de differens chœurs, ces douces chansonnettes, ces dialogues si tendres &amp; si amoureux, ces échos, &amp; enfin cette conduite admirable dans toutes les parties, où depuis les premiers recits l’on a veu toûjours que la Musique s’est augmentée, &amp; qu’enfin aprés avoir commencé par une seule voix, elle a finy par un concert de plus de cent personnes que l’on a veuës toutes à la fois sur un mesme Theatre joindre ensemble leurs instrumens, leurs voix &amp; leurs pas, dans un accord &amp; une cadence qui finit la Piece, en laissant tout le monde dans une admiration qu’on ne peut assez exprimer.</text:p>
      <text:p text:style-name="P398">Cet agreable spectacle estant finir de la for-</text:p>
      <text:p text:style-name="P399"/>
      <text:p text:style-name="P400">30</text:p>
      <text:p text:style-name="P401">te, le Roy &amp; toute la Cour sortirent par le Portique du costé gauche du Salon, &amp; qui rend dans l’allée de traverse au bout de laquelle à l’endroit où elle coupe l’allée des prez, l’on apperceut de loin un Edifice élevé de cinquante pieds de haut. Sa figure estoit octogone, &amp; sur le haut de la couverture s’élevoit une espece de Dôme d’une grandeur &amp; d’une hauteur si belle &amp; si proportionnée que le tout ensemble ressembloit beaucoup à ces beaux temples antiques dont l’on voit encore quelques restes : Il estoit tout couvert de feüillages, &amp; remply d’une infinité de lumieres. A mesre qu’on s’en approchoit on y découvroit mille differentes beautez : Il estoit isolé &amp; l’on voyoit dans les huit angles autant de pilastres qui servoient comme de pieds forts ou d’arboutans élevez de quize pieds de haut. Au dessus de ces pilastres, il y avoit de grands vases ornez de differentes façon &amp; remplis de lumieres. Du haut de ces vases sortoit une fontaine qui retombant à l’entour les environnoit comme d’une cloche de crystal. Ce qui faisoit un effet d’autant plus admirable qu’on voyoit un feu éclairer agreablement au milieu de l’eau.<text:s/></text:p>
      <text:p text:style-name="P402">Cet edificie estoit percé de huit portes. Au</text:p>
      <text:p text:style-name="P403"/>
      <text:p text:style-name="P404">(Image double page NP)</text:p>
      <text:p text:style-name="P405"/>
      <text:p text:style-name="P406">31</text:p>
      <text:p text:style-name="P407">devant de celle par où l’on entroit, &amp; sur deux pieds d’estaux de verdure estoient deux grandes figures dorées qui representoient deux Faunes joüant chacun d’un instrument. Au dessus de ces portes on voyoit comme une espece de frise ornée de huit grands basreliefs, representant par des figures assises les quatres Saisons de l’année &amp; les quatre parties du Jour. A costé des premieres il y avoit de doubles L. &amp; à costé des autres des fleurs de lys. Elles estoient toutes enchassées parmy le feüillage, &amp; faites avec un artifice de lumiere si beau &amp; si surprenant, qu’il sembloit que toutes ces figures, ces L, &amp; ces fleurs de lys fussent d’un métal lumineux &amp; transparant.</text:p>
      <text:p text:style-name="P408">Le tour du petit d$ome estoit aussi orné de huit basreliefs éclairez de la mesme sorte ; mais au lieu de figures c’estoit des trophées disposez en differentes manieres. Sur les angles du principal edifice &amp; du petit dôme il y avoit de grosses boules de verdure qui en terminoient les extremitez.</text:p>
      <text:p text:style-name="P409">Si l’on fut surpris en voyant par dehors la beauté de ce lieu, on le fut encore davantage en voyant le dedans. Il estoit presque impossible de ne se pas persuader que ce ne fust un echantement, tant il y paroissoit de choses</text:p>
      <text:p text:style-name="P410"/>
      <text:p text:style-name="P411">32</text:p>
      <text:p text:style-name="P412">qu’on croiroit ne se pouvoir faire que par magie. Sa grandeur estoit de huit toiles de diametre. Au milieu il y avoit un grand Rocher, &amp; autour du Rocher une table de figure octogone chargée de soixante quatre couverts. Ce Rocher estoit percé en quatre endroits, il sembloit que la Nature eust fait choix de tout ce qu’elle a de plus beau &amp; de plus riche pour la composition de cet ouvrage, &amp; qu’elle eust elle-mesme pris plaisir d’en faire son chef-d’œuvre : tant les Ouvriers avoient bien sceu cacher l’artifice dont ils s’estoient servis pour l’imiter.</text:p>
      <text:p text:style-name="P413">Sur la cime du Rocher estoit le cheval Pegaze : il sembloit en se cabrant faire sortir l’eau qu’on voyoit couler doucement de dessous ses pieds ; mais qui aussi-tost tomboit avec abondance &amp; formoit comme<text:s/><text:soft-page-break/>quatre fleuves. Cette qui se precipitoit avec violence &amp; par gros boüillons parmy les pointes du Rocher, le rendoit tout blanc d’écume &amp; ne s’y perdoit que pour paroistre ensuite plus belle &amp; plus brillante : Car resortant avec impetuosité par des endroits cachez, elle faisoit<text:s/>des chûtes d’autant plus agreables qu’elles se separoient en plusieurs petits ruisseaux parmy les cailloux &amp; les coquilles. Il sortoit de</text:p>
      <text:p text:style-name="P414"/>
      <text:p text:style-name="P415">33</text:p>
      <text:p text:style-name="P416">tous les endroits les plus creux du Rocher mille gouttes d’eau, qui, avec celles des cascades venoient à inonder une plouse couverte de mousse &amp; de divers coquillages qui en faisoit l’entrée. C’estoit sur ce beau vert &amp; à l’entour de ces coquilles que ces eaux venant à se répandre &amp; à couler agreablement faisoient une infinité de retours qui paroissoient autant de petites ondes d’argent, &amp; avec uun murmure doux &amp; agreable qui s’accordoit au bruit des cascades, tomboient en cent differentes manieres dans huit canaux qui separoient la table d’avec le Rocher &amp; en recevoient toutes les eaux. Ces canaux estoient revestus de carreaux de porcelaine &amp; de mousse, au bord desquels il y avoit de grands vases à l’antique émaillez d’or &amp; d’azur, qui jettant l’eau par trois differens endroits remplissoient trois grandes coupes de crystal qui se dégorgeoient encore dans ces mesmes canaux.<text:s/></text:p>
      <text:p text:style-name="P417">Au dessous du cheval Pegase, &amp;<text:s/>vis-à-vis<text:s/>la porte par où l’on entroit, on voyoit la figure d’Apollon assise, tenant dans sa main une lyre ; les neuf Muses estoient au dessous de luy qui tenoient aussi divers instrumens. Dans les quatre coins du Rocher &amp; au dessous de la chûte de ces fleuves, il y avoit quatre figures cou-</text:p>
      <text:p text:style-name="P418"/>
      <text:p text:style-name="P419">34</text:p>
      <text:p text:style-name="P420">chées qui en representoient les Divinitez.</text:p>
      <text:p text:style-name="P421">De quelque costé qu’on regardast ce Rocher, l’on y voyoit toûjours differens effets d’eau, &amp; les lumieres dont il estoit éclairé estoient si bien disposées, qu’il n’y en avoit point qui ne contribuassent à faire paroistre toutes les figures qui estoient d’argent, &amp; à faire briller davantage les divers éclats de l’eau &amp; les differentes couleurs des pierres &amp; des crystaux dont il estoit composé. Il y avoit mesme des lumieres si industrieusement cachées dans les cavitez de ce Rocher, qu’elles n’estoient point apperceuës, mais qui cependant le faisoient voir par tout, &amp; donnoient un lustre &amp; un éclat merveilleux à toutes les gouttes d’eau qui tomboient.<text:s/></text:p>
      <text:p text:style-name="P422">Des huit Portes dont ce Salon estoit percé, il y en avoit quatre au droit des quatre grandes allées, &amp; quatre autres qui estoient<text:s/>vis-à-vis<text:s/>de petites allées, qui sont dans les angles de cette place. A costé de chaque porte il y avoit quatre grandes niches percées à jour, &amp; remplies d’un grand pied d’argent ; Au dessus estoit un grand vaze de mesme matiere, qui portoit une girandolle de crystal, allumée de dix bougies de cire blanche. Dans les huit angles qui forment la figure de ce lieu, il y avoit</text:p>
      <text:p text:style-name="P423"/>
      <text:p text:style-name="P424">35</text:p>
      <text:p text:style-name="P425">un corps solide taillé rustiquement, &amp; dont le fond verdâtre brilloit en façon de crystal<text:s/>ou d’eau cougelée. Contre ce corps estoient quatre Coquilles de marbre les unes au dessous des autres, &amp; dans des distances fort proportionnées ; la plus haute estoit la moins grande, &amp; celles de dessous augmentoient toûjours en grandeur pour mieux recevoir l’eau qui tomboit des unes dans les autres. On avoit mis sur la Coquille la plus élevée une girandolle de crystal allumée de dix bougies, &amp; de cette Coquille sortoit de l’eau en forme de nape, qui tombant dans la seconde Coquille se répandoit dans une troisiéme où l’eau d’un masque posé au dessus, venant à se rendre la remplissoit encore davantage. Cette troisiéme Coquille estoit portée par deux Dauphins, dont les écailles estoient de couleur de nacre : Ces deux Dauphins jettoient de l’eau dans la quatriéme Coquile, où tomboit aussi en nape l’eau de la Coquille qui estoit au dessus ; &amp; toutes ces eaux venoient enfin à se rendre dans un Bassin de marbre, aux deux extremitez duquel estoient deux grands vazes remplis d’orangers.</text:p>
      <text:p text:style-name="P426">Le Platfond de ce lieu n’estoit pas ceintré en forme de voûte ; Il s’élevoit jusques à l’ouverture du petit Dôme par huit pans qui re-</text:p>
      <text:p text:style-name="P427"/>
      <text:p text:style-name="P428">36</text:p>
      <text:p text:style-name="P429">presentoient un compartiment de menuiserie artistement taillé de feüillages dorez. Dans ces compartimens qui paroissoient percez, l’on avoit peint des branches d’arbres au naturel pour avoir plus<text:s/><text:soft-page-break/>d’union avec la feüillée, dont le corps de cet édifice estoit composé ; Le haut du petit dôme estoit aussi un compartiment d’une riche broderie d’or &amp; d’argent sur un fond vert.</text:p>
      <text:p text:style-name="P430">Outre vingt-cinq lustres de crystal, chacun de dix bougies, qui éclairoient ce lieu, &amp; qui tomboient du haut de la voûte ; il y en avoit encore d’autres au milieu des huit portes qui estoient attachez avec de grandes écharpes de gaze d’argent entre des festons de fleurs noüez avec de pareilles écharpes enrichies d’une frange de mesme.</text:p>
      <text:p text:style-name="P431">Sur la grande corniche qui regnoit tout autour de ce Salon, estoient rangez soixante-quatre vases de Porcelaine remplis de diverses fleurs ; &amp; entre ces vases on avoit mis 64. boules de crystal de diverses couleurs &amp; d’un pied de diametre, soustenuës sur des pieds d’argent : Elles paroissoient comme autant de pierres precieuses, &amp; estoient éclairées d’une maniere si ingenieuse que la lumiere passant au travers, &amp; se trouvant chargée des differentes couleurs de ces crystaux, se répandoit par tout le haut du Plafond,</text:p>
      <text:p text:style-name="P432"/>
      <text:p text:style-name="P433">37</text:p>
      <text:p text:style-name="P434">où elle faisoit<text:s/>des effets si admirables qu’il sembloit que ce fussent les couleurs mesme d’un veritable Arc-en-Ciel. De cette corniche &amp; du tour que formoit l’ouverture du petit dôme, pendoient plusieurs festons de toutes sortes de fleurs attachez avec de grandes écharpes de gaze d’argent, dont les bouts tombant entre chaque feston, paroissoient avec beaucoup d’éclat &amp; de grace sur tout le corps de cette Architecture qui estoit de feüillages, &amp; dont l’on avoit si bien sceu former differentes sortes de verdure, que la diversité des arbres qu’on y avoit employez &amp; que l’on avoit sceu accommoder les uns auprés des autres, ne faisoit pas une des moindres beautez de la composition de cet agreable édifice.</text:p>
      <text:p text:style-name="P435">Au delà du Portique, qui estoit vis-à-vis de celuy par où l’on entroit, on avoit dressé un Bufet d’une beauté &amp; d’une richesse toute extraordinaire. Il estoit enfoncé de dix-huit pieds dans l’allée, &amp; l’on y montoit par trois grands degrez en forme d’estrade : Il y avoit des deux costez de ce Bufet deux maniere d’aîles élevées d’environ dix pieds de haut, dont le dessous servoit pour passer deux qui portoient les viandes ; Sur le milieu de chacune de ces aîles estoit un Socle de verdure qui portoit un grand gueridon d’argent chargé d’une girandolle aussi d’argent allumée de bougies de<text:s/></text:p>
      <text:p text:style-name="P436"/>
      <text:p text:style-name="P437">38</text:p>
      <text:p text:style-name="P438">cire blanche ; &amp; à costé de ces gueridons plusieurs grands vazes d’argent. Contre ce Socle estoit attachée une grãde plaque d’argent à trois branches, portant chacune un flambeau de cire blanche.</text:p>
      <text:p text:style-name="P439">Sur la table du Bufet il y avoit quatre degrez de deux pieds de large, &amp; de trois à quatre pieds de haut, qui s’élevoient jusques à un Platfond de feüillée de vingt-cinq pieds d’exhaussement ; Sur ce Bufet &amp; sur ces degrez l’on voyoit<text:s/>dans une disposition agreable vingt-quatre bassins d’argent d’une grandeur extréme &amp; d’un ouvrage merveilleux ; Ils estoient separez les uns des autres par autant de grands vazes, de casolettes &amp; de girandolles d’argent d’une pareille beauté ; Il y avoit sur la table vingt-quatre grands pots d’argent remplis de toutes sortes de fleurs, avec la nef du Roy, la vaisselle &amp; les verres destinez pour son service. Au devant de la table on voyoit une grande cuvette d’argent en forme de coquille, &amp; aux deux bouts du Bufet quatre gueridons d’argent de six pieds de haut, sur lesquels estoient des girandolles d’argent allumées de dix bougies de cire blanche.</text:p>
      <text:p text:style-name="P440">Dans les deux autres arcades qui estoient à costé de celle-cy, estoient deux autres Bufets moins hauts &amp; moins larges que celuy du milieu : Chaque table avoit deux degrez, sur lesquels estoient<text:s/></text:p>
      <text:p text:style-name="P441"/>
      <text:p text:style-name="P442">39</text:p>
      <text:p text:style-name="P443">dressez quatre grands bassins d’argent, qui accompagnoient un grand vaze chargé d’une girandolle allumée de dix bougies, &amp; entre ces bassins &amp; ce vaze il y avoit plusieurs figures d’argent. Aux deux bouts du Bufet l’on voyoit deux grandes placques portant chacune trois flambeaux de cire blanche, au dessus du dossier un gueridon d’argent chargé de plusieurs bougies, &amp; à costé plusieurs grands vazes d’un prix &amp; d’une pesanteur extraordinaire ; outre six grands bassins qui servoient de fond. Devant chaque table il y avoit une grande cuvette d’argent pesant mille marcs, &amp; ces tables qui estoients comme deux credences pour accompagner le grand bufet du Roy, estoient destinées pour le service des Dames.</text:p>
      <text:p text:style-name="P444">Au delà de l’arcade, qui servoit d’entrée du costé de l’allée qui descend vers les grilles du grand parc, estoit un enfoncement de dix-huit toises de long, qui formoit comme un avant-Salon.</text:p>
      <text:soft-page-break/>
      <text:p text:style-name="P445">Ce lieu estoit terminé d’un grand portique de verdure, au delà duquel il y avoit une grande Sale bornée par les deux costez des palissades de l’allée, &amp; par l’autre bout d’un autre portique de feüillages. Dans cette Sale l’on avoit dressé quatre grandes tentes tres-magnifiques, sous lesquelles étoient</text:p>
      <text:p text:style-name="P446"/>
      <text:p text:style-name="P447">40</text:p>
      <text:p text:style-name="P448">huit tables accompagnées de leurs bufets, chargez de bassins, de verres &amp; de lumieres, disposées dans un ordre tout à fait singulier.</text:p>
      <text:p text:style-name="P449">Lors que le Roy fut entré dans le Salon octogone, &amp; que toute la Cour surprise de la beauté &amp; de la disposition si extraordinaire de ce lieu, en eut bien considéré toutes les parties, sa Majesté se mit à table, le dos tourné du costé par où elle avoit entré, &amp; lors que Monsieur eut aussi pris sa place, les Dames qui estoient nommées par sa Majesté pour y souper, prirent les leurs selon qu’elles se rencontrerent sans garder aucun rang : Celles qui eurent cet honneur furent,</text:p>
      <table:table table:style-name="Table450">
        <table:table-columns>
          <table:table-column table:style-name="TableColumn451"/>
          <table:table-column table:style-name="TableColumn452"/>
        </table:table-columns>
        <table:table-row table:style-name="TableRow453">
          <table:table-cell table:style-name="TableCell454">
            <text:p text:style-name="P455">Mesdemoiselles d’Angoulesmes.</text:p>
            <text:p text:style-name="P456">Me Aubry de Courcy.</text:p>
            <text:p text:style-name="P457">Me de Saint Arbre.<text:s/></text:p>
            <text:p text:style-name="P458">Me de Broglio.</text:p>
            <text:p text:style-name="P459">Me de Bailleul.</text:p>
            <text:p text:style-name="P460">Me de Bonnelle.</text:p>
            <text:p text:style-name="P461">Me Bignon.</text:p>
            <text:p text:style-name="P462">Me de Bordeaux.</text:p>
            <text:p text:style-name="P463">Mlle Borelle.</text:p>
            <text:p text:style-name="P464">Me de Brissac.</text:p>
            <text:p text:style-name="P465">Me de Coulange.</text:p>
            <text:p text:style-name="P466">Me la Mareschale de Clerembaut.</text:p>
          </table:table-cell>
          <table:table-cell table:style-name="TableCell467">
            <text:p text:style-name="P468">Me la Mareschale de Castelnau.</text:p>
            <text:p text:style-name="P469">Me de Comminge.</text:p>
            <text:p text:style-name="P470">Me la Marquise de Castelnau.</text:p>
            <text:p text:style-name="P471">Mlle d’Elbeuf.</text:p>
            <text:p text:style-name="P472">Me la Mareschale d’Albret &amp; Mlle sa fille.</text:p>
            <text:p text:style-name="P473">Me la Mareschale d’Estrée.</text:p>
            <text:p text:style-name="P474">Me la Mareschale de la Ferté.</text:p>
            <text:p text:style-name="P475">Me de la Fayette.</text:p>
            <text:p text:style-name="P476">Me la Cõtesse de Fiesque.</text:p>
          </table:table-cell>
        </table:table-row>
      </table:table>
      <text:p text:style-name="P477"/>
      <text:p text:style-name="P478">41</text:p>
      <table:table table:style-name="Table479">
        <table:table-columns>
          <table:table-column table:style-name="TableColumn480"/>
          <table:table-column table:style-name="TableColumn481"/>
        </table:table-columns>
        <table:table-row table:style-name="TableRow482">
          <table:table-cell table:style-name="TableCell483">
            <text:p text:style-name="P484">Me de Fontenay Hotman.</text:p>
            <text:p text:style-name="P485">Me de Fieubet.</text:p>
            <text:p text:style-name="P486">Me la Mareschalle<text:s/>de Grancay &amp; Mlles ses deux filles.<text:s/></text:p>
            <text:p text:style-name="P487">Me des Hameaux.</text:p>
            <text:p text:style-name="P488">Me la Meschalle de l’Hospital.</text:p>
            <text:p text:style-name="P489">Me la Lientenãnte Civile.</text:p>
            <text:p text:style-name="P490">Me la Comtesse de Louvigny.</text:p>
            <text:p text:style-name="P491">Mlle de Manicham.</text:p>
            <text:p text:style-name="P492">Me de Mekelbourg.</text:p>
            <text:p text:style-name="P493">Me la grande Mareschalle.</text:p>
            <text:p text:style-name="P494">Me de Marré.</text:p>
          </table:table-cell>
          <table:table-cell table:style-name="TableCell495">
            <text:p text:style-name="P496">Me de Nemours.</text:p>
            <text:p text:style-name="P497">Me de Richelieu.</text:p>
            <text:p text:style-name="P498">Me la Duchesse de Richemont.</text:p>
            <text:p text:style-name="P499">Mlle de Tresme.</text:p>
            <text:p text:style-name="P500">Me Tambonneau.</text:p>
            <text:p text:style-name="P501">Me de la Trousse.<text:s/></text:p>
            <text:p text:style-name="Normal"><text:span text:style-name="T502">Me la Presid</text:span><text:span text:style-name="T503">ẽ</text:span><text:span text:style-name="T504">nte Tubeuf.</text:span></text:p>
            <text:p text:style-name="P505">Me la Duchesse de la Valierre.</text:p>
            <text:p text:style-name="P506">Me de Vilacerf.</text:p>
            <text:p text:style-name="P507">Me la Duchesse de Virtemberg &amp; Me sa fille.</text:p>
            <text:p text:style-name="P508">Me de Valavoire.</text:p>
          </table:table-cell>
        </table:table-row>
      </table:table>
      <text:p text:style-name="P509"/>
      <text:p text:style-name="P510"><text:s/>Comme la somptuosité de ce festin passe tout ce qu’on pourroit dire, tant par l’abondance &amp; la delicatesse des viandes qui furent servies, que par le bel ordre que le Mareschal de Bellefond &amp; le Sieur de Valentiné Controlleur General de la Maison du Roy y apporterent ; je n’entreprendray pas d’en faire le détail : Je diray seulement que le pied du Rocher estoit revêtu parmy les Coquilles &amp; la mousse, de quantité de pastes, de confitures, de conserves, d’herbages</text:p>
      <text:p text:style-name="P511"/>
      <text:p text:style-name="P512">42</text:p>
      <text:p text:style-name="P513">&amp; de fruits sucrez, qui sembloient estre crûs parmy les pierres &amp; en faire partie. Il y avoit sur les huit angles qui marquent la figure du Rocher &amp; de la table huit pyramides de fleurs, dont chacune estoit composée de treize porcelaines remplies de differens mez ; Il y eut cinq services chacun de cinquante-six grands plats ; les plats du desert estoient chargez de seinze porcelaines en pyramides, où tout ce qu’il y a de plus exquis &amp; de plus rare dans la saison y paroissoit à l’œil et au goust, d’une maniere qui secondoit bien ce que l’on avoit fait dans cet agreable lieu pour charmer la veuë. Dans une allée assez proche delà, &amp; sous une tente estoit la table de la Reine où mangeoit Madame, Mademoiselle, Madame la Princesse, Madame la Princesse de Carignan ; Monseigneur le Dauphin soupa au Chasteau dans son appartement.<text:s/></text:p>
      <text:soft-page-break/>
      <text:p text:style-name="P514">Le Roy estoit servy par Monsieur le Duc, &amp; Monsieur par le Sieur de Valentiné ; Les Sieurs Grotteau Controlleur de la bouche, Gaut &amp; Chamois Controlleurs d’Offices, mettoient les viandes sur la table.<text:s/></text:p>
      <text:p text:style-name="P515">Le Mareschal de Bellefond servoit la Reine ; Le Sieur Courtet Controlleur d’Office servoit Madame ; le Sieur de la Grande aussi Controlleur</text:p>
      <text:p text:style-name="P516"/>
      <text:p text:style-name="P517">43</text:p>
      <text:p text:style-name="P518">d’Office mettoit sur la table ; Les cent Suisses de la Garde portoient les viandes ; &amp; les Pages &amp; Valets de Pied du Roy, de la Reine, de Monsieur &amp; de Madame servoient les tables de leurs Majstez.</text:p>
      <text:p text:style-name="P519">Dans le mesme temps que l’on portoit sur ces deux tables, il y en avoit huit autres que l’on servoit de la mesme maniere, qui estoient dressés sous les quatre tentes dont j’ay parlé, &amp; ces tables avoient leurs Maistres d’Hostel, qui faisoient porter les viandes par les Gardes Suisses.</text:p>
      <text:p text:style-name="P520">La premiere estoit celle,</text:p>
      <text:p text:style-name="P521">De Mad. la Comtesse de Soissons de 20. couverts.</text:p>
      <text:p text:style-name="P522">De Mad. la Princesse de Bade de 20. couverts.</text:p>
      <text:p text:style-name="P523">De Mad. la Duchesse de Crequy de 20. couverts.</text:p>
      <text:p text:style-name="P524">De Mad. la Marechalle de la Mothe de 20. cou.</text:p>
      <text:p text:style-name="P525">De Mad. de Montaufier de 40. couverts.</text:p>
      <text:p text:style-name="P526">De Mad. la Mareschalle de Bellefond de 65. couverts.</text:p>
      <text:p text:style-name="P527">De Mad. la Marechalle d’Humieres de 20. cou.</text:p>
      <text:p text:style-name="P528">De Madame de Bethune de 20. couverts.</text:p>
      <text:p text:style-name="P529">Il y en avoit encore trois autres dans une petite allée à costé de celle que tenoit Madame la Mareschalle de Bellefond, de quinze à seize couverts chacune, dont les Maistres d’Hostel du Roy avoient le soin.</text:p>
      <text:p text:style-name="P530">Quantité d’autres tables se servoient de la desserte de la Reine, &amp; des autres, pour les femmes de la Reine &amp; pour d’autres personnes.</text:p>
      <text:p text:style-name="P531"/>
      <text:p text:style-name="P532">44</text:p>
      <text:p text:style-name="P533">Dans la Grotte proche du Chasteau, il y eut trois tables pour les Ambassadeurs, qui furent servies en mesme temps de 22. couverts chacune.<text:s/></text:p>
      <text:p text:style-name="P534">Il y avoit encore en plusieurs endroits des tables dressées où l’on donnoit à manger à tout le monde, &amp; l’on peut dire que l’abondance des viandes, des vins &amp; des liqueurs ; la beauté &amp; l’excellence des fruits &amp; des confitures, &amp; une infinité d’autres choses delicatement apprestées, faisoit bien voir que la magnificience du Roy le répandoit de tous costez.</text:p>
      <text:p text:style-name="P535">Le Roy s’estant levé de table pour donner un nouveau divertissement aux Dames, &amp; passant par le Portique, où l’allée monte vers le Chasteau les conduisit dans la Sale du Bal.</text:p>
      <text:p text:style-name="P536">A deux cens pas de l’endroit, où l’on avoit soupé &amp; dans une traverse d’allées, qui forme un espace d’une vaste grandeur, l’on avoit dressé un Edifice de figure octogone haut de plus de neuf toises &amp; large de dix ; Toute la Cour marcha le long de l’allée sans s’appercevoir du lieu où elles estoit, mais comme elles eut fait plus de la moitié du chemin, il y eu une palissade de verdure, qui s’ouvrant tout d’un coup de part &amp; d’autre, laissa voir au travers d’un grand portique un Salon remply d’une infinité de lumiere, &amp; une longue allée au delà, dont l’extraordinaire beauté surprit tout le monde.</text:p>
      <text:p text:style-name="P537"/>
      <text:p text:style-name="P538">(Image double page NP)</text:p>
      <text:p text:style-name="P539"/>
      <text:p text:style-name="P540">45</text:p>
      <text:p text:style-name="P541">Ce Bastiment n’estoit pas tout de feüillages comme celuy où l’on avoit soupé ; Il representoit une superbe Salle revestuë de marbre &amp; de porphire, &amp; ornée seulement en quelques endroits de verdure &amp; de festons. Un grand portique de seize pieds de large &amp; de trente-deux de haut servoit d’entrée à ce riche Salon ; Il avançoit environ trois toises dans l’allée, &amp; cette avance servoit encore de vestibule, &amp; faisoit symetrie aux<text:s/>autres<text:s/>enfoncemens qui se rencontroient dans les huict costez. Du milieu du portique pendoient de grands festons de fleurs attachez de part &amp; d’autre. Aux deux costez de l’entrée &amp; sur deux pieds d’estaux on voyoit des thermes representant des Satyres, qui estoient là comme les gardes de ce beau lieu. A la hauteur de huict pieds de ce Salon estoit ouvert par les six costez entre la porte par où l’on entroit &amp; l’allée du milieu : Ces ouvertures formoient six grandes arcades qui servoient de tribunes, où l’on avoit dressé plusieurs sieges en forme d’amphitheatres, pour asseoir plus de six-vingts personnes dans chacune. Ces enfoncemens estoient ornez de feüillages qui venant à se<text:s/><text:soft-page-break/>terminer contre les pilastres &amp; le haut des arcades y montroient assez que ce bel endroit estoit paré comme à un jour de Feste, puis que l’on y mesloit des feüilles &amp; des fleurs pour l’orner ;</text:p>
      <text:p text:style-name="P542"/>
      <text:p text:style-name="P543">46</text:p>
      <text:p text:style-name="P544">car les impostes &amp; les clefs des arcades estoient marquez par des fetons &amp; des ceintures de fleurs.</text:p>
      <text:p text:style-name="P545">Du costé droit dans l’arcade du milieu &amp; au haut de l’enfoncement estoit une grotte de rocaille, où dans un large bassin travaillé rustiquement l’on voyoit Arion porté sur un Dauphin, &amp; tenant une lyre : Il y avoit à costé de luy deux Tritons ; C’estoit dans ce lieu que les Musiciens estoient placez. A l’opposite l’on avoit is tous les joüeurs d’Instrumens : L’enfoncement de l’arcade où ils estoient formoit aussi une grotte où l’on voyoit une Orphée sur un rocher, qui sembloit joindre sa voix à celle de deux Nymphes assises auprés de luy. Dans le fond des quatre autres arcades il y avoit d’autres grotes, où par la gueule de certains monstres sortoit de l’eau qui tomboit dans des bassins ristiques d’où elles s’échappoit entre des pierres, &amp; degouttoit lentement parmy la mousse &amp; les rocailles.</text:p>
      <text:p text:style-name="P546">Contre les huict pilastres qui formoient ces arcades, &amp; sur des pieds d’estaux de marbre l’on avoit posé huict grandes figures de Femmes, qui tenoient dans leurs mains divers Instrumens, dont elles sembloient se servir pour contribuer au divertissement du Bal.</text:p>
      <text:p text:style-name="P547">Dans le milieu des pieds-d’estaux il y avoit des<text:s/></text:p>
      <text:p text:style-name="P548"/>
      <text:p text:style-name="P549">47</text:p>
      <text:p text:style-name="P550">masques de bronze doré, qui jettoient de l’eau dans un bassin. Au bas de chaque pied-d’estail, &amp; des deux costez du mesme bassin s’élevoient deux jets d’eau qui formoient deux chandeliers. Tout autour de ce Salon regnoit un siege de marbre sur lequel d’espace en espace estoient plusieurs vases remplis d’Orangers.</text:p>
      <text:p text:style-name="P551">Dans l’arcade qui estoit vis-à-vis de l’entrée, &amp; qui servoit d’ouverture à une grande allée de verdure l’on voyoit encore sur deux pieds d’estaux deux figures, qui representoient Flore &amp; Pomone : De ces pieds d’estaux il en sortoit de l’eau comme de ceux du Salon.</text:p>
      <text:p text:style-name="P552">Le haut de ce Salon s’élevoit au dessus de la corniche par huit pans jusques à la hauteur de douze pieds ; puis formant un plat-fond de figure octogone, laissoit dans le milieu une ouverture de pareille forme,<text:s/>dont l’enfoncement estoit de cinq à six pieds. Dans ces huit pans estoient huit grands Soleils d’or soûtenus de huit figures, qui representoient les douze mois de l’Année avec les figures du Zodiaque : Le fond estoit d’azur semé de Fleurs-de-lis d’or &amp; le reste enrichy de roses &amp; autres ornemens d’or, d’où pendoient trente-deux lustres portant chacun douze bougies.</text:p>
      <text:p text:style-name="P553">Outre toutes ces lumieres qui faisoient le plus</text:p>
      <text:p text:style-name="P554"/>
      <text:p text:style-name="P555">48</text:p>
      <text:p text:style-name="P556">beau jour du monde, il y avoit dans les six tribunes vingt-quatre plaques, dont chacune portoit neuf bougies : &amp; aux deux côtez des huit pilastres au dessus des figures, sortoient de la feüillée de grands fleurons d’argent, en forme de branches d’arbres, qui soûtenoient treize chandeliers disposez en pyramides. Aux deux côtez de la porte, &amp; dans l’endroit qui servoit comme de vestibule, il y avoit six grandes plaques en ovale enrichies des chiffres du Roy ; chacune de ces plaques portoit seize chandeliers allumez de seize bougies.</text:p>
      <text:p text:style-name="P557">L’Allée qui aboutit au milieu de ce Salon, avoit plus de vingt pieds de large : Elle étoit toute défeuïllée de part &amp; d’autre &amp; paroissoit découverte par le haut ; Par les côtez elle sembloit accompagnée de huit cabinets, pù à chaque encoigneure l’on voyoit sur des pieds d’estaux de marbre des thermes qui representoient des Satyres ; A l’endroit où estoient ces thermes, les cabinets se fermoient en berceau.<text:s/></text:p>
      <text:p text:style-name="P558">Au bout de l’allée il y avoit une Grotte de rocaille, où l’art estoit si heureusement joint à la nature, que parmy les figures qui l’ornoient, on y voyoit cette belle negligence &amp; cet arrangement rustique, qui donne un si grand plaisir à la veüe.<text:s/></text:p>
      <text:p text:style-name="P559"/>
      <text:p text:style-name="P560">49</text:p>
      <text:p text:style-name="P561">Au haut, &amp; dans le lieu le plus enfoncé de la Grotte, on découvroit une espece de masque de bronze doré, representant la teste d’un monstre marin. Deux Tritons argentez ouvroient les deux côtez de la gueule de ce masque, duquel s’élevoit en forme d’aigrette un gros boüillon d’eau, dont la chûte augmentant celle qui tomboit de sa gueule extraordinairement grande, faisoit une nappe, qui se répandoit dans un grand bassin d’où ces deux Tritons sembloient sortir.<text:s/></text:p>
      <text:soft-page-break/>
      <text:p text:style-name="P562">De ce bassin se formoit une autre grande nappe accompagnée de deux gros jets d’eau que deux animaux d’une figure monstreuse vomissoient en se regardant l’un l’autre. Ces deux animaux qui ne paroissoient qu’à demy hors de la roche, estoient aussi de bronze doré. De cette quantité d’eau qu’ils jettoient, &amp; de celle de ce bassin qui tomboit dans un autre beaucoup plus grand, il se formoit une troisiéme nape, qui couvrant tout le bas du rocher, &amp; se déchirant inégalement contre les pierres d’en bas, gaisoit paroître des éclats si beaux &amp; si extraordinaires, qu’on ne les peut bien exprimer.<text:s/></text:p>
      <text:p text:style-name="P563">Cette abondance d’eau qui comme un agreable torrent, se precipitoit de la sorte par differentes chûtes, sembloit couvrir le rocher de</text:p>
      <text:p text:style-name="P564"/>
      <text:p text:style-name="P565">50</text:p>
      <text:p text:style-name="P566">plusieurs voiles d’argent qui n’empêchoient pas qu’on ne vît la disposition des pierres &amp; des coquillages, dont les couleurs paroissoient encore avec plus de beauté parmy la mousse moüillée, &amp; au travers de l’eau qui tomboit en bas, où elle formoit de gros boüillons d’écume.</text:p>
      <text:p text:style-name="P567">De ce dernier endroit où toute cette eau finissoit la chûte dans un quarré qui estoit au pied de la grote, elle se divisoit en deux canaux, qui bordant les deux côtez de l’allée, venoient à se terminer dans un grand bassin, dont la figure estoit d’un quarré long,<text:s/>augmenté par les quatre côtez de quatre demy-ronds, lequel separoit l’allée d’avec le Salon : Mais cette eau ne couloit pas, sans faire paroître mille beaux effets ; Car vis-à-vis des huit cabinets, il y avoit dans chaque canal deux Jets-d’eau, qui formoient de chaque côté seize lances de douze à quinze pieds de haut ; &amp; d’espace en espace l’eau de ces canaux venant à tomber, faisoit des cascades qui composoient autant de petites nappes argentées, dont la longueur de chaque canal étoit agreablement interrompüe.</text:p>
      <text:p text:style-name="P568">Ces canaux estoient bordez de gazon de part &amp; d’autre : Du côté des cabinets &amp; entre les thermes qui en marquoient les encoigneures, il y avoit dans de grands vases, des<text:s/></text:p>
      <text:p text:style-name="P569"/>
      <text:p text:style-name="P570">51</text:p>
      <text:p text:style-name="P571">orangers chargez de fleurs &amp; de fruits,<text:s/>&amp; le milieu de l’allée estoit d’un sable jaune qui partageoit les deux litieres de gazon.</text:p>
      <text:p text:style-name="P572">Dans le bassin qui separoit l’allée d’avec le Salon, il y avoit un groupe de quatre dauphins dans des coquilles de bronze doré posées sur un petit rocher : C’est quatre dauphins ne formoient qu’une seule teste, qui estoit renversée, &amp; qui ouvrant la gueuel en haut poussoit un jet d’eau d’une grosseur extraordinaire. Aprés que cette eau qui s’élevoit de plus de trente pieds de haut, avoit frappé la feüillée avec violence, elle retomboit dans le bassin en mille petites boules de crystal.</text:p>
      <text:p text:style-name="P573">Aux deux costez de ce bassin il y avot quatre grandes plaques en oval, chargées chacune de quinze bougies ; mais comme toutes les autres lumieres qui éclairoient cette allée, estoient cachées derriere les pilastres, &amp; les thermes qui marquoient les cabinets, l’on ne voyoit qu’un jour universel qui se répandoit si agreablement dans tout ce lieu, &amp; en découvroit le parties avec tant de beauté, que tout le monde preferoit cette clarté à la lumiere des plus beaux jours. Il n’y avoit point de Jets-d’eau qui ne fist paroître mille brillans ; &amp; l’on reconnoissoit principalement</text:p>
      <text:p text:style-name="P574"/>
      <text:p text:style-name="P575">52</text:p>
      <text:p text:style-name="P576">dans ce lieu &amp; dans la Grotte où le Roy avoit soupé, une distribution d’eaux si belle &amp; si extraordinaire, que jamais il ne s’est rien veu de pareil. Le sieur Joly qui en avoit eu la conduite, les avoit si bien menagées, que produisant toutes des effets differens ; il y avoit encore une union &amp; un certain accord qui faisoit paroître par tout une agreable beauté ; la chûte des unes, servant en plusieurs endroits à donner plus d’éclat à la chute des autres. Les Jets-d’eau qui s’élevoient de quinze pieds sur le devant des deux canaux, venoient peu à peu à se diminuer de hauteur &amp; de force à mesure qu’ils s’éloignoient de la veüe ; de sorte que s’accordant avec la belle maniere dont l’on avoit disposé l’allée, il sembloit que cette allée qui n’avoit guere plus de quinze toises de long, en eust quatre fois davantage : tant toutes choses y estoients bien conduites.</text:p>
      <text:p text:style-name="P577">Pendant que dans un sejour si charmant, leurs Majestez &amp; toute la Cour prenoient le divertissement du Bal, à la veuë de ces beaux objets, &amp; au bruit de ces eaux qui n’interrompoit qu’agreablement le son des instrumens ; l’on preparoit ailleurs d’autres spectacles dont personne ne s’estoit apperceu &amp; qui devoient surprendre tout le monde. Le sieur Giffey outre</text:p>
      <text:p text:style-name="P578"/>
      <text:p text:style-name="P579">53</text:p>
      <text:soft-page-break/>
      <text:p text:style-name="P580">le soin qu’il avoit pris du lieu où le Roy avoit soupé, &amp; des desseins de tous les habits de la Comedie, se trouvant encore chargé des Illuminations qu’on devoit mettre au Chasteau, &amp; en plusieurs endroits du parc, travailloit à mettre toutes ces choses en ordre, pour faire que ce beau divertissement eust une fin aussi heureuse &amp; aussi agreable, que le succez en avoit esté faborable jusques alors : ce qui arrive en effet par les soins qu’il y prit. Car en un moment toutes les choses furent si bien ordonnées, que quand leurs Majestez sortirent du Bal, Elles apperceurent le tour du fer à cheval &amp; le Chasteau tout en feu, mais d’un feu si beau &amp; si agreable, que cet élement qui ne paroît guere dans l’obscurité de la nuit sans donner de la crainte &amp; de la frayeur, ne causoit que du plaisir &amp; de l’admiration. Deux cens vases de quatre pieds de haut de plusieurs façons, &amp; ornez de differentes manieres, entourroient ce grand espace qui enferme les parterres de gazon, &amp; qui forme le fer à cheval. Au bas des degrez qui sont au milieu, on voyoit quatre figures representant quatre Fleuves ; &amp; au dessus, sur quatre pieds d’estaux qui sont aux extremitez des rampes, quatre autres figures qui representoient les quatre parties du mon-</text:p>
      <text:p text:style-name="P581"/>
      <text:p text:style-name="P582">54</text:p>
      <text:p text:style-name="P583">de. Sur les angles du fer à cheval &amp; entre les vases, il y avoit trente-huit candelabres ou chandeliers antiques de six pieds de haut. Et ces vases, ces candelabres, &amp; ces figures estant éclairées de la mesme sorte que celles qui avoient paru dans la frise du Salon où l’on avoit soupé, faisoient un spectacle merveilleux. Mais la Cour estant arrivée au haut du fer à cheval, &amp; découvrant encore mieux tout le Château, ce fut alors que<text:s/>tout le monde demeura dans une surprise qui ne se peut connoître qu’en la ressentant.</text:p>
      <text:p text:style-name="P584">Il estoit orné de quarante-cinq figures : Dans le milieu de la porte du Chasteau, il y en avoit une qui representoit Janus ; &amp; des deux côtez dans les quatorze fenestres d’en bas, l’on voyoit differens trophées de guerre. A l’estage d’en haut, il y avoit quinze figures qui representoient diverses Vertus, &amp; au dessus, un Soleil avec des lyres, &amp; d’autres instrumens, ayant rapport à Apollon, qui paroissoient en quinze differens endroits. Toutes ces figures estoient de diverses couleurs, mais si brillantes &amp; si belles, que l’on ne pouvoit dire si c’estoient differens metaux allumez, ou des pierres de plusieurs couleurs qui fussent éclairées par un artifice inconnu. Les balustrades qui environnent le fossé</text:p>
      <text:p text:style-name="P585"/>
      <text:p text:style-name="P586">(Image double page NP)</text:p>
      <text:p text:style-name="P587"/>
      <text:p text:style-name="P588">55</text:p>
      <text:p text:style-name="P589">du Chasteau, estoient illuminées de la mesme sorte, &amp; dans les endroits où durant le jour on avoit veu des vases remplis d’orangers &amp; de fleurs, l’on y voyoit cent vases de diverses sortes allumez de differentes couleurs.</text:p>
      <text:p text:style-name="P590">De si merveilleux objets arrestoient la veuë de tout le monde, lors qu’un bruit qui s’éleva de la grande allée, fit qu’on se tourna de ce costé-là, aussi-tost on la vit éclairée d’un bout à l’autre, de soixante &amp; douze thermes faits de mesme maniere que les figures qui estoient au Chasteau, &amp; qui la bordoient des deux costez.</text:p>
      <text:p text:style-name="P591">De ces thermes il partit en un moment un si grand nombre de fusées, que les unes se croisant sur l’allée faisoient une espace de berceau, &amp; les autres s’eslevant tout droit, &amp; laissant jusques en terre une grosse trasse de lumiere, formoient comme une haute palissade de feu. Dans le temps que ces fusées montoient jusques au Ciel &amp; qu’elles remplissoient l’air de mille clartez plus brillantes que les étoiles, l’on voyoit tout au bas de l’allée, le grand bassin d’eau qui paroissoit une mer de flâme &amp; de lumiere, dans laquelle une infinité de feux plus rouges &amp; plus vifs sembloient se joüer au milieu d’une clarté plus blanche &amp; plus claire.</text:p>
      <text:p text:style-name="P592">A de si beaux effets, se joignit le bruit de plus</text:p>
      <text:p text:style-name="P593"/>
      <text:p text:style-name="P594">56</text:p>
      <text:p text:style-name="P595">de cinq cens boëtes qui estant dans le grand parc, &amp; fort esloignées, sembloient estre l’Echo de ces grands éclats dont les grosses fusées faisoient retentir l’air lors qu’elles estoient en haut.</text:p>
      <text:p text:style-name="P596">Cette grande allée ne fut guere en cet estat, que les trois bassins de fontaines qui sont dans le parterre de gazon au bas du fer à cheval, parurent trois sources de lumieres. Mille feux sortoient du milieu de l’eau, qui comme furieux &amp; s’eschappant d’un lieu où ils auroient esté retenus de force, se répandoient de tous côtez<text:s/>sur les bords du parterre. Une infinité d’autres feux sortant de la gueule des Lezards, des Crocodiles, des Grenoüilles, &amp; des autres animaux de bronze qui sont sur les bords des fontaines,<text:s/><text:soft-page-break/>sembloient aller secourir les premiers, &amp; se jettant dans l’eau sous la figure de plusieurs serpens, tantost separement,<text:s/>tantost joints ensemble par gros pelotons, luy faisoient une rude guerre. Dans ces combats accompagnez de bruits épouventables, &amp; d’un embrazement qu’on ne peut representer, ces deux Elemens estoient si étroitement meslez ensemble, qu’il estoit impossible de les distinguer : Mille fusées qui s’eslevoient en l’air, paroissoient comme des jets-d’eau enflâmez ; &amp; l’eau qui boüillonnoit de toutes parts, ressembloit à des<text:s/></text:p>
      <text:p text:style-name="P597"/>
      <text:p text:style-name="P598">57</text:p>
      <text:p text:style-name="P599">à des flots de Feu &amp; à des flâmes agitées.</text:p>
      <text:p text:style-name="P600">Bien que tout le monde sceust que l’on preparoit des Feux d’artifices, neanmoins en quelque lieu qu’on allast durant le jour, l’on n’y voyoit nulle disposition, desorte que dans le temps que chacun estoit en peine du lieu où ils devoient paroître, l’on s’en trouve tout d’un coup environné. Car non seulement ils partoient de ces bassins de fontaines, mais encore des grandes allées qui environnent le Parterre : Et en voyant sortir de terre, mille flâmes qui s’élevoient de tous costez, l’on ne sçavoit s’il y avoit des Canaux qui fournissent cette nuit-là autant de feux, comme pendant le jour on avoit veu de jets-d’eau qui rafraischissoient ce beau parterre. Cette surprise causa un agreable desordre parmy tout le monde, qui ne sçachant où le retirer, se cachoit dans l’épaisseur des bocages &amp; se jettoit contre terre.</text:p>
      <text:p text:style-name="P601">Ce spectacle ne dura qu’autant de temps qu’il faut pour imprimer dans l’esprit une belle image, de ce que l’eau &amp; le feu peuvent faire quand ils se recontrent ensemble &amp; qu’ils se font la guere : Et chacun croyant que la Feste se termineroit par un artifice si merveilleux, retournoit vers le Château, quand du côté du grand Etang l’on vit tout d’un coup le ciel</text:p>
      <text:p text:style-name="P602"/>
      <text:p text:style-name="P603">58</text:p>
      <text:p text:style-name="P604">rempli d’éclairs, &amp; l’air d’un bruit qui sembloit faire trembler la terre ; Chacun se rangea vers la grotte pour voir cette nouveauté, &amp; aussi-tost il sortit de la Tour de la pompe qui esleve toutes les eaux, une infinité de grosses fusées qui remplirent tous les environs de feu &amp; de lumiere. A quelques hauteur qu’elles montassent, elles laissoient attachée à la Tour une grosse queüe qui ne s’en separoit point que la fusée n’eust rempli l’air d’une infinité d’étoiles qu’elle y alloit répandre : Tout le haut de cette Tour sembloit estre embrasé, &amp; de moment en moment elle vomissoit une infinité de feux, dont les uns s’eslevoient<text:s/>jusques au ciel, &amp; les autres ne montant pas si haut, sembloient se jouër par mille mouvemens agreables qu’ils faisoient ; Il y en avoit mesme qui marquant les chiffres du Roy par leurs tours &amp; retours, traçoient dans l’air de doubles L toutes brillantes d’une lumiere tres-vive &amp; tres-pure.<text:s/>Enfin, apres que de cette Tour il fut sorty à plusieurs fois une si grande quantité de fusées, que jamais on n’a rien veu de semblable, toutes ces lumieres s’éteignirent, &amp; comme si elles eussent obligé les étoiles du ciel à se retirer ; l’on s’apperceut que de ce costé-là la plus grande partie ne se voyoit plus, mais</text:p>
      <text:p text:style-name="P605"/>
      <text:p text:style-name="P606">59</text:p>
      <text:p text:style-name="P607">que le jour jaloux des avantages d’une si belle nuit, commençoit à paroître.</text:p>
      <text:p text:style-name="P608">Leurs Majestez prirent aussi-tost le chemin de saint Germain avec toute la Cour, &amp; il n’y eut que Monseigneur le Dauphin qui demeura dans le Chasteau.<text:s/></text:p>
      <text:p text:style-name="P609">Ainsi finit cette grande Feste, de laquelle si l’on remarque bien toutes les circonstances, on verra qu’elle a surpassé en quelque façon ce qui a jamais esté fait de plus memorable. Car soit que l’on regarde comme en si peu de temps l’on a dressé les lieux d’une grandeur extraordinaire pour la Comedie, pour le souper &amp; pour le Bal ; soit que l’on considere les divers ornemens dont on les a éclairez ; la quantité d’eaux qu’il a falu conduire, &amp; la distribution qui en a esté faite ; la somptuosité des repas où l’on a veu une quantité de toutes sortes de viandes qui n’est pas concevable : &amp; enfin toute les choses necessaires à la magnificence de ces spectacles &amp; à la conduite de tant de differens Ouvriers, on avouëra qu’il ne s’est jamais rien fait de plus surprenant &amp; qui ait causé plus d’admiration.<text:s/></text:p>
      <text:p text:style-name="P610">Mais comme il n’y a que le Roy qui puisse en si peu de temps mettre de grandes Armées sur<text:s/></text:p>
      <text:p text:style-name="P611"/>
      <text:p text:style-name="P612">60</text:p>
      <text:p text:style-name="Normal"><text:span text:style-name="T613">pied &amp; faire des conquestes avec cette rapidité que l’on a veuê, &amp; dont toute la Terre a esté épouvantée, lors que dans le milieu de l’Hyver Elle trimphoit de ses ennemis, &amp; faisoit ouvrir les<text:s/></text:span><text:soft-page-break/><text:span text:style-name="T614">portes de toutes les Villes par où elle passoit : Aussi n’apparti</text:span><text:span text:style-name="T615">ẽt-il qu’à ce grand Prince de mettre ensemble avec la mesme promptitude autant de Musiciẽs, de Danseurs &amp; de Joüeurs d’Instrumens, &amp; tant de differentes beautez. Un Capitaine Romain disoit autrefois, qu’il n’estoit pas moins d’un grand homme de sçavoir bien disposer un Festin agreables à ses Amis, que de ranger une Armée redoutable à ses ses Ennemis : ainsi l’on voit que sa Majesté fait toutes les actions avec une grandeur égale ; &amp; que soit dans la paix, soit dans la Guerre, elle est par tout inimitable.</text:span></text:p>
      <text:p text:style-name="P616">Quelque image que j’aye tâché de faire de cette belle-Feste, j’avouë qu’elle n’est que tres-imparfaite, &amp; l’on ne doit pas croire que l’idée qu’on s’en formera sur ce que j’en ay écrit, approche en aucune façon la verité. L’on donnera au public les figures des principales decorations, mais ny les paroles, ny les figures ne sçauroient bien representer tout ce qui servit de divertissement dans ce grand jour de rejouïssance.<text:s/></text:p>
      <text:p text:style-name="P617"/>
      <text:p text:style-name="P618">FIN.</text:p>
      <text:p text:style-name="P619"/>
      <text:p text:style-name="P620">61</text:p>
      <text:p text:style-name="P621">(Image double page NP)</text:p>
      <text:p text:style-name="P622"/>
      <text:p text:style-name="byline"/>
      <text:p text:style-name="Corpsdetext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ans-serif" svg:font-family="Arial, sans-serif" style:font-family-generic="roman" svg:panose-1="0 0 0 0 0 0 0 0 0 0"/>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style:font-name="Times" style:font-name-asian="Times" style:font-name-complex="Times New Roman" style:font-size-complex="10pt" style:language-asian="fr" style:country-asian="FR" fo:hyphenate="false"/>
    </style:style>
    <style:style style:name="Policepardéfaut" style:display-name="Police par défaut" style:family="text"/>
    <style:style style:name="Corpsdetexte2Car" style:display-name="Corps de texte 2 Car" style:family="text" style:parent-style-name="Policepardéfaut">
      <style:text-properties style:font-name="Times New Roman" style:font-name-asian="Times" style:font-name-complex="Times New Roman" fo:font-size="10pt" style:font-size-asian="10pt" style:font-size-complex="10pt" style:language-asian="fr" style:country-asian="FR"/>
    </style:style>
    <style:style style:name="pb" style:display-name="&lt;pb&gt;" style:family="text">
      <style:text-properties style:font-name="Arial, sans-serif" fo:color="#999999" fo:font-size="11pt" style:font-size-asian="11pt" fo:background-color="#FFFFFF"/>
    </style:style>
    <style:style style:name="persName" style:display-name="&lt;persName&gt;" style:family="text">
      <style:text-properties fo:color="#FFFFFF" fo:background-color="#FFFF00"/>
    </style:style>
    <style:style style:name="placeName" style:display-name="&lt;placeName&gt;" style:family="text">
      <style:text-properties fo:background-color="#FF0000"/>
    </style:style>
    <style:style style:name="name" style:display-name="&lt;name&gt;" style:family="text">
      <style:text-properties style:use-window-font-color="true" fo:background-color="#0000FF"/>
    </style:style>
    <style:style style:name="tech" style:display-name="&lt;tech&gt;" style:family="text">
      <style:text-properties fo:background-color="#FFFF00"/>
    </style:style>
    <style:style style:name="Titre" style:display-name="Titre" style:family="paragraph" style:parent-style-name="Normal" style:next-style-name="Corpsdetexte">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Corpsdetexte" style:display-name="Corps de texte" style:family="paragraph" style:parent-style-name="Normal">
      <style:paragraph-properties fo:text-align="justify" fo:margin-top="0.059in" fo:margin-bottom="0.059in" fo:line-height="115%"/>
      <style:text-properties fo:hyphenate="false"/>
    </style:style>
    <style:style style:name="Liste" style:display-name="Liste" style:family="paragraph" style:parent-style-name="Corpsdetexte">
      <style:text-properties style:font-name-complex="Lohit Devanagari" fo:hyphenate="false"/>
    </style:style>
    <style:style style:name="Légende" style:display-name="Légende" style:family="paragraph" style:parent-style-name="Normal">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salute" style:display-name="&lt;salute&gt;" style:family="paragraph" style:parent-style-name="Normal" style:next-style-name="Corpsdetexte">
      <style:paragraph-properties fo:margin-top="0.3937in" fo:margin-bottom="0.3937in"/>
      <style:text-properties fo:hyphenate="false"/>
    </style:style>
    <style:style style:name="foreign" style:display-name="&lt;foreign&gt;" style:family="text" style:parent-style-name="Policepardéfaut">
      <style:text-properties fo:color="#FF00FF"/>
    </style:style>
    <style:style style:name="byline" style:display-name="&lt;byline&gt;" style:family="paragraph" style:parent-style-name="Normal" style:next-style-name="Corpsdetexte">
      <style:paragraph-properties fo:text-align="end"/>
      <style:text-properties fo:hyphenate="false"/>
    </style:style>
    <style:style style:name="l" style:display-name="&lt;l&gt;" style:family="paragraph" style:parent-style-name="Normal">
      <style:text-properties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style:font-name-complex="Segoe UI" fo:font-size="9pt" style:font-size-asian="9pt" style:font-size-complex="9pt" style:language-asian="fr" style:country-asian="FR"/>
    </style:style>
    <style:style style:name="date" style:display-name="&lt;date&gt;" style:family="text" style:parent-style-name="Policepardéfaut">
      <style:text-properties fo:background-color="#F7CAAC"/>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language-asian="fr" style:country-asian="FR"/>
    </style:style>
    <style:style style:name="label.speaker" style:display-name="&lt;label.speaker&gt;" style:family="text" style:parent-style-name="Policepardéfaut">
      <style:text-properties fo:font-style="italic" style:font-style-asian="italic" fo:background-color="#E2EFD9"/>
    </style:style>
    <style:style style:name="label.head" style:display-name="&lt;label.head&gt;" style:family="paragraph" style:parent-style-name="Corpsdetexte">
      <style:paragraph-properties fo:text-indent="0.4923in"/>
      <style:text-properties fo:font-weight="bold" style:font-weight-asian="bold" fo:font-style="italic" style:font-style-asian="italic" fo:hyphenate="false"/>
    </style:style>
    <style:style style:name="description" style:display-name="&lt;description&gt;" style:family="paragraph" style:parent-style-name="Normal">
      <style:text-properties style:font-name="Times New Roman" fo:font-size="11pt" style:font-size-asian="11pt" style:text-underline-type="single" style:text-underline-style="solid" style:text-underline-width="auto" style:text-underline-mode="continuous" fo:hyphenate="false"/>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label.headCar" style:display-name="&lt;label.head&gt; Car" style:family="text" style:parent-style-name="CorpsdetexteCar">
      <style:text-properties style:font-name="Times" style:font-name-asian="Times" style:font-name-complex="Times New Roman" fo:font-weight="bold" style:font-weight-asian="bold" fo:font-style="italic" style:font-style-asian="italic" style:font-size-complex="10pt" style:language-asian="fr" style:country-asian="FR"/>
    </style:style>
    <style:style style:name="descriptionCar" style:display-name="&lt;description&gt; Car" style:family="text" style:parent-style-name="Policepardéfaut">
      <style:text-properties style:font-name="Times New Roman" style:font-name-asian="Times" style:font-name-complex="Times New Roman" fo:font-size="11pt" style:font-size-asian="11pt" style:font-size-complex="10pt" style:text-underline-type="single" style:text-underline-style="solid" style:text-underline-width="auto" style:text-underline-mode="continuous" style:language-asian="fr" style:country-asian="FR"/>
    </style:style>
    <style:style style:name="Notedebasdepage" style:display-name="Note de bas de page" style:family="paragraph" style:parent-style-name="Normal">
      <style:text-properties fo:font-size="10pt" style:font-size-asian="10pt" fo:hyphenate="false"/>
    </style:style>
    <style:style style:name="NotedebasdepageCar" style:display-name="Note de bas de page Car" style:family="text" style:parent-style-name="Policepardéfaut">
      <style:text-properties style:font-name="Times" style:font-name-asian="Times" style:font-name-complex="Times New Roman" fo:font-size="10pt" style:font-size-asian="10pt" style:font-size-complex="10pt" style:language-asian="fr" style:country-asian="FR"/>
    </style: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tilisateur de Microsoft Office</meta:initial-creator>
    <dc:creator>Marion Ignace</dc:creator>
    <meta:creation-date>2020-07-02T13:17:00Z</meta:creation-date>
    <dc:date>2020-07-02T13:17:00Z</dc:date>
    <meta:template xlink:href="Normal.dotm" xlink:type="simple"/>
    <meta:editing-cycles>2</meta:editing-cycles>
    <meta:editing-duration>PT12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0" meta:paragraph-count="131" meta:word-count="10129" meta:character-count="65712" meta:row-count="464" meta:non-whitespace-character-count="55714"/>
  </office:meta>
</office:document-meta>
</file>